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3.784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2866in"/>
    </style:style>
    <style:style style:name="co21" style:family="table-column">
      <style:table-column-properties fo:break-before="auto" style:column-width="2.3799in"/>
    </style:style>
    <style:style style:name="co22" style:family="table-column">
      <style:table-column-properties fo:break-before="auto" style:column-width="2.6693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1.1181in"/>
    </style:style>
    <style:style style:name="co25" style:family="table-column">
      <style:table-column-properties fo:break-before="auto" style:column-width="0.539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1.1398in"/>
    </style:style>
    <style:style style:name="co28" style:family="table-column">
      <style:table-column-properties fo:break-before="auto" style:column-width="1.3646in"/>
    </style:style>
    <style:style style:name="co29" style:family="table-column">
      <style:table-column-properties fo:break-before="auto" style:column-width="2.5193in"/>
    </style:style>
    <style:style style:name="co30" style:family="table-column">
      <style:table-column-properties fo:break-before="auto" style:column-width="2.1016in"/>
    </style:style>
    <style:style style:name="co3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41"/>
    <style:style style:name="ce2" style:family="table-cell" style:parent-style-name="Default" style:data-style-name="N52"/>
    <style:style style:name="ce1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/>
    </style:style>
    <style:style style:name="ce13" style:family="table-cell" style:parent-style-name="Default" style:data-style-name="N37"/>
    <style:style style:name="ce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 style:data-style-name="N41">
      <style:table-cell-properties fo:background-color="#ccccc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/>
    <style:style style:name="ce27" style:family="table-cell" style:parent-style-name="Default" style:data-style-name="N4"/>
    <style:style style:name="ce28" style:family="table-cell" style:parent-style-name="Default" style:data-style-name="N132"/>
    <style:style style:name="ce29" style:family="table-cell" style:parent-style-name="Default" style:data-style-name="N141"/>
    <style:style style:name="ce30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1"/>
        <table:table-column table:style-name="co3" table:default-cell-style-name="ce1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otal-duration-1</text:p>
          </table:table-cell>
          <table:table-cell office:value-type="string" calcext:value-type="string">
            <text:p>avg-align-duration-1</text:p>
          </table:table-cell>
          <table:table-cell office:value-type="string" calcext:value-type="string">
            <text:p>started_at-1</text:p>
          </table:table-cell>
          <table:table-cell office:value-type="string" calcext:value-type="string">
            <text:p>finished_at-1</text:p>
          </table:table-cell>
          <table:table-cell office:value-type="string" calcext:value-type="string">
            <text:p>avg-score-1</text:p>
          </table:table-cell>
          <table:table-cell office:value-type="string" calcext:value-type="string">
            <text:p>avg-length-1</text:p>
          </table:table-cell>
          <table:table-cell office:value-type="string" calcext:value-type="string">
            <text:p>total-duration-20</text:p>
          </table:table-cell>
          <table:table-cell office:value-type="string" calcext:value-type="string">
            <text:p>avg-align-duration-20</text:p>
          </table:table-cell>
          <table:table-cell office:value-type="string" calcext:value-type="string">
            <text:p>started_at-20</text:p>
          </table:table-cell>
          <table:table-cell office:value-type="string" calcext:value-type="string">
            <text:p>finished_at-20</text:p>
          </table:table-cell>
          <table:table-cell office:value-type="string" calcext:value-type="string">
            <text:p>avg-score-20</text:p>
          </table:table-cell>
          <table:table-cell office:value-type="string" calcext:value-type="string">
            <text:p>avg-length-20</text:p>
          </table:table-cell>
          <table:table-cell office:value-type="string" calcext:value-type="string">
            <text:p>total-duration-40</text:p>
          </table:table-cell>
          <table:table-cell office:value-type="string" calcext:value-type="string">
            <text:p>avg-align-duration-40</text:p>
          </table:table-cell>
          <table:table-cell office:value-type="string" calcext:value-type="string">
            <text:p>started_at-40</text:p>
          </table:table-cell>
          <table:table-cell office:value-type="string" calcext:value-type="string">
            <text:p>finished_at-40</text:p>
          </table:table-cell>
          <table:table-cell office:value-type="string" calcext:value-type="string">
            <text:p>avg-score-40</text:p>
          </table:table-cell>
          <table:table-cell office:value-type="string" calcext:value-type="string">
            <text:p>avg-length-40</text:p>
          </table:table-cell>
          <table:table-cell office:value-type="string" calcext:value-type="string">
            <text:p>total-duration-60</text:p>
          </table:table-cell>
          <table:table-cell office:value-type="string" calcext:value-type="string">
            <text:p>avg-align-duration-60</text:p>
          </table:table-cell>
          <table:table-cell office:value-type="string" calcext:value-type="string">
            <text:p>started_at-60</text:p>
          </table:table-cell>
          <table:table-cell office:value-type="string" calcext:value-type="string">
            <text:p>finished_at-60</text:p>
          </table:table-cell>
          <table:table-cell office:value-type="string" calcext:value-type="string">
            <text:p>avg-score-60</text:p>
          </table:table-cell>
          <table:table-cell office:value-type="string" calcext:value-type="string">
            <text:p>avg-length-60</text:p>
          </table:table-cell>
          <table:table-cell office:value-type="string" calcext:value-type="string">
            <text:p>total-duration-80</text:p>
          </table:table-cell>
          <table:table-cell office:value-type="string" calcext:value-type="string">
            <text:p>avg-align-duration-80</text:p>
          </table:table-cell>
          <table:table-cell office:value-type="string" calcext:value-type="string">
            <text:p>started_at-80</text:p>
          </table:table-cell>
          <table:table-cell office:value-type="string" calcext:value-type="string">
            <text:p>finished_at-80</text:p>
          </table:table-cell>
          <table:table-cell office:value-type="string" calcext:value-type="string">
            <text:p>avg-score-80</text:p>
          </table:table-cell>
          <table:table-cell office:value-type="string" calcext:value-type="string">
            <text:p>avg-length-80</text:p>
          </table:table-cell>
          <table:table-cell office:value-type="string" calcext:value-type="string">
            <text:p>total-duration-100</text:p>
          </table:table-cell>
          <table:table-cell office:value-type="string" calcext:value-type="string">
            <text:p>avg-align-duration-100</text:p>
          </table:table-cell>
          <table:table-cell office:value-type="string" calcext:value-type="string">
            <text:p>started_at-100</text:p>
          </table:table-cell>
          <table:table-cell office:value-type="string" calcext:value-type="string">
            <text:p>finished_at-100</text:p>
          </table:table-cell>
          <table:table-cell office:value-type="string" calcext:value-type="string">
            <text:p>avg-score-100</text:p>
          </table:table-cell>
          <table:table-cell office:value-type="string" calcext:value-type="string">
            <text:p>avg-length-100</text:p>
          </table:table-cell>
        </table:table-row>
        <table:table-row table:style-name="ro1">
          <table:table-cell office:value-type="string" calcext:value-type="string">
            <text:p>faas-1024</text:p>
          </table:table-cell>
          <table:table-cell office:value-type="time" office:time-value="PT00H08M31S" calcext:value-type="time">
            <text:p>00:08:31</text:p>
          </table:table-cell>
          <table:table-cell office:value-type="time" office:time-value="PT00H08M30S" calcext:value-type="time">
            <text:p>00:08:30</text:p>
          </table:table-cell>
          <table:table-cell table:style-name="ce2" office:value-type="date" office:date-value="2021-04-05T16:31:58.12" calcext:value-type="date">
            <text:p>2021-04-05 16:31:58</text:p>
          </table:table-cell>
          <table:table-cell table:style-name="ce2" office:value-type="date" office:date-value="2021-04-05T16:40:29.06" calcext:value-type="date">
            <text:p>2021-04-05 16:40:29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9M31S" calcext:value-type="time">
            <text:p>00:09:31</text:p>
          </table:table-cell>
          <table:table-cell office:value-type="time" office:time-value="PT00H08M48S" calcext:value-type="time">
            <text:p>00:08:48</text:p>
          </table:table-cell>
          <table:table-cell table:style-name="ce2" office:value-type="date" office:date-value="2021-04-05T16:33:58.31" calcext:value-type="date">
            <text:p>2021-04-05 16:33:58</text:p>
          </table:table-cell>
          <table:table-cell table:style-name="ce2" office:value-type="date" office:date-value="2021-04-05T16:43:29.83" calcext:value-type="date">
            <text:p>2021-04-05 16:43:29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4M46S" calcext:value-type="time">
            <text:p>00:14:46</text:p>
          </table:table-cell>
          <table:table-cell office:value-type="time" office:time-value="PT00H08M53S" calcext:value-type="time">
            <text:p>00:08:53</text:p>
          </table:table-cell>
          <table:table-cell table:style-name="ce2" office:value-type="date" office:date-value="2021-04-05T17:13:58.77" calcext:value-type="date">
            <text:p>2021-04-05 17:13:58</text:p>
          </table:table-cell>
          <table:table-cell table:style-name="ce2" office:value-type="date" office:date-value="2021-04-05T17:28:44.94" calcext:value-type="date">
            <text:p>2021-04-05 17:28:44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9M15S" calcext:value-type="time">
            <text:p>00:09:15</text:p>
          </table:table-cell>
          <table:table-cell office:value-type="time" office:time-value="PT00H08M38S" calcext:value-type="time">
            <text:p>00:08:38</text:p>
          </table:table-cell>
          <table:table-cell table:style-name="ce2" office:value-type="date" office:date-value="2021-04-05T18:05:40.56" calcext:value-type="date">
            <text:p>2021-04-05 18:05:40</text:p>
          </table:table-cell>
          <table:table-cell table:style-name="ce2" office:value-type="date" office:date-value="2021-04-05T18:14:55.33" calcext:value-type="date">
            <text:p>2021-04-05 18:14:55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9M24S" calcext:value-type="time">
            <text:p>00:09:24</text:p>
          </table:table-cell>
          <table:table-cell office:value-type="time" office:time-value="PT00H08M42S" calcext:value-type="time">
            <text:p>00:08:42</text:p>
          </table:table-cell>
          <table:table-cell table:style-name="ce2" office:value-type="date" office:date-value="2021-04-05T18:14:13.29" calcext:value-type="date">
            <text:p>2021-04-05 18:14:13</text:p>
          </table:table-cell>
          <table:table-cell table:style-name="ce2" office:value-type="date" office:date-value="2021-04-05T18:23:37.25" calcext:value-type="date">
            <text:p>2021-04-05 18:23:37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8M41S" calcext:value-type="time">
            <text:p>00:08:41</text:p>
          </table:table-cell>
          <table:table-cell table:style-name="ce2" office:value-type="date" office:date-value="2021-04-05T18:22:47.83" calcext:value-type="date">
            <text:p>2021-04-05 18:22:47</text:p>
          </table:table-cell>
          <table:table-cell table:style-name="ce2" office:value-type="date" office:date-value="2021-04-05T18:32:16.87" calcext:value-type="date">
            <text:p>2021-04-05 18:32:16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1536</text:p>
          </table:table-cell>
          <table:table-cell table:number-columns-repeated="2" office:value-type="time" office:time-value="PT00H05M53S" calcext:value-type="time">
            <text:p>00:05:53</text:p>
          </table:table-cell>
          <table:table-cell table:style-name="ce2" office:value-type="date" office:date-value="2021-04-05T18:37:48.15" calcext:value-type="date">
            <text:p>2021-04-05 18:37:48</text:p>
          </table:table-cell>
          <table:table-cell table:style-name="ce2" office:value-type="date" office:date-value="2021-04-05T18:43:41.15" calcext:value-type="date">
            <text:p>2021-04-05 18:43:41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6M09S" calcext:value-type="time">
            <text:p>00:06:09</text:p>
          </table:table-cell>
          <table:table-cell office:value-type="time" office:time-value="PT00H05M45S" calcext:value-type="time">
            <text:p>00:05:45</text:p>
          </table:table-cell>
          <table:table-cell table:style-name="ce2" office:value-type="date" office:date-value="2021-04-05T18:50:36.71" calcext:value-type="date">
            <text:p>2021-04-05 18:50:36</text:p>
          </table:table-cell>
          <table:table-cell table:style-name="ce2" office:value-type="date" office:date-value="2021-04-05T18:56:45.57" calcext:value-type="date">
            <text:p>2021-04-05 18:56:4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6M23S" calcext:value-type="time">
            <text:p>00:06:23</text:p>
          </table:table-cell>
          <table:table-cell office:value-type="time" office:time-value="PT00H05M49S" calcext:value-type="time">
            <text:p>00:05:49</text:p>
          </table:table-cell>
          <table:table-cell table:style-name="ce2" office:value-type="date" office:date-value="2021-04-05T19:03:24.42" calcext:value-type="date">
            <text:p>2021-04-05 19:03:24</text:p>
          </table:table-cell>
          <table:table-cell table:style-name="ce2" office:value-type="date" office:date-value="2021-04-05T19:09:47.8" calcext:value-type="date">
            <text:p>2021-04-05 19:09:47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7M04S" calcext:value-type="time">
            <text:p>00:07:04</text:p>
          </table:table-cell>
          <table:table-cell office:value-type="time" office:time-value="PT00H05M46S" calcext:value-type="time">
            <text:p>00:05:46</text:p>
          </table:table-cell>
          <table:table-cell table:style-name="ce2" office:value-type="date" office:date-value="2021-04-05T19:16:13.59" calcext:value-type="date">
            <text:p>2021-04-05 19:16:13</text:p>
          </table:table-cell>
          <table:table-cell table:style-name="ce2" office:value-type="date" office:date-value="2021-04-05T19:23:17.9" calcext:value-type="date">
            <text:p>2021-04-05 19:23:17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6M26S" calcext:value-type="time">
            <text:p>00:06:26</text:p>
          </table:table-cell>
          <table:table-cell office:value-type="time" office:time-value="PT00H05M47S" calcext:value-type="time">
            <text:p>00:05:47</text:p>
          </table:table-cell>
          <table:table-cell table:style-name="ce2" office:value-type="date" office:date-value="2021-04-05T19:29:03.46" calcext:value-type="date">
            <text:p>2021-04-05 19:29:03</text:p>
          </table:table-cell>
          <table:table-cell table:style-name="ce2" office:value-type="date" office:date-value="2021-04-05T19:35:29.4" calcext:value-type="date">
            <text:p>2021-04-05 19:35:29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6M32S" calcext:value-type="time">
            <text:p>00:06:32</text:p>
          </table:table-cell>
          <table:table-cell office:value-type="time" office:time-value="PT00H05M49S" calcext:value-type="time">
            <text:p>00:05:49</text:p>
          </table:table-cell>
          <table:table-cell table:style-name="ce2" office:value-type="date" office:date-value="2021-04-05T19:41:53.85" calcext:value-type="date">
            <text:p>2021-04-05 19:41:53</text:p>
          </table:table-cell>
          <table:table-cell table:style-name="ce2" office:value-type="date" office:date-value="2021-04-05T19:48:25.5" calcext:value-type="date">
            <text:p>2021-04-05 19:48:25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2048</text:p>
          </table:table-cell>
          <table:table-cell office:value-type="time" office:time-value="PT00H05M03S" calcext:value-type="time">
            <text:p>00:05:03</text:p>
          </table:table-cell>
          <table:table-cell office:value-type="time" office:time-value="PT00H05M02S" calcext:value-type="time">
            <text:p>00:05:02</text:p>
          </table:table-cell>
          <table:table-cell table:style-name="ce2" office:value-type="date" office:date-value="2021-04-05T19:54:43.76" calcext:value-type="date">
            <text:p>2021-04-05 19:54:43</text:p>
          </table:table-cell>
          <table:table-cell table:style-name="ce2" office:value-type="date" office:date-value="2021-04-05T19:59:46.46" calcext:value-type="date">
            <text:p>2021-04-05 19:59:46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01S" calcext:value-type="time">
            <text:p>00:05:01</text:p>
          </table:table-cell>
          <table:table-cell table:style-name="ce2" office:value-type="date" office:date-value="2021-04-05T20:11:47.84" calcext:value-type="date">
            <text:p>2021-04-05 20:11:47</text:p>
          </table:table-cell>
          <table:table-cell table:style-name="ce2" office:value-type="date" office:date-value="2021-04-05T20:17:06.39" calcext:value-type="date">
            <text:p>2021-04-05 20:17:06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37S" calcext:value-type="time">
            <text:p>00:05:37</text:p>
          </table:table-cell>
          <table:table-cell office:value-type="time" office:time-value="PT00H05M01S" calcext:value-type="time">
            <text:p>00:05:01</text:p>
          </table:table-cell>
          <table:table-cell table:style-name="ce2" office:value-type="date" office:date-value="2021-04-05T20:28:52.99" calcext:value-type="date">
            <text:p>2021-04-05 20:28:52</text:p>
          </table:table-cell>
          <table:table-cell table:style-name="ce2" office:value-type="date" office:date-value="2021-04-05T20:34:29.5" calcext:value-type="date">
            <text:p>2021-04-05 20:34:29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27S" calcext:value-type="time">
            <text:p>00:05:27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5T20:45:57.8" calcext:value-type="date">
            <text:p>2021-04-05 20:45:57</text:p>
          </table:table-cell>
          <table:table-cell table:style-name="ce2" office:value-type="date" office:date-value="2021-04-05T20:51:24.18" calcext:value-type="date">
            <text:p>2021-04-05 20:51:24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1:03:02.91" calcext:value-type="date">
            <text:p>2021-04-05 21:03:02</text:p>
          </table:table-cell>
          <table:table-cell table:style-name="ce2" office:value-type="date" office:date-value="2021-04-05T21:08:21.09" calcext:value-type="date">
            <text:p>2021-04-05 21:08:21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26S" calcext:value-type="time">
            <text:p>00:05:26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5T21:20:09.3" calcext:value-type="date">
            <text:p>2021-04-05 21:20:09</text:p>
          </table:table-cell>
          <table:table-cell table:style-name="ce2" office:value-type="date" office:date-value="2021-04-05T21:25:35.96" calcext:value-type="date">
            <text:p>2021-04-05 21:25:35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2560</text:p>
          </table:table-cell>
          <table:table-cell table:number-columns-repeated="2" office:value-type="time" office:time-value="PT00H05M02S" calcext:value-type="time">
            <text:p>00:05:02</text:p>
          </table:table-cell>
          <table:table-cell table:style-name="ce2" office:value-type="date" office:date-value="2021-04-05T21:37:15.3" calcext:value-type="date">
            <text:p>2021-04-05 21:37:15</text:p>
          </table:table-cell>
          <table:table-cell table:style-name="ce2" office:value-type="date" office:date-value="2021-04-05T21:42:17.6" calcext:value-type="date">
            <text:p>2021-04-05 21:42:17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34S" calcext:value-type="time">
            <text:p>00:05:34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1:58:41.06" calcext:value-type="date">
            <text:p>2021-04-05 21:58:41</text:p>
          </table:table-cell>
          <table:table-cell table:style-name="ce2" office:value-type="date" office:date-value="2021-04-05T22:04:15.3" calcext:value-type="date">
            <text:p>2021-04-05 22:04:1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2:19:57.07" calcext:value-type="date">
            <text:p>2021-04-05 22:19:57</text:p>
          </table:table-cell>
          <table:table-cell table:style-name="ce2" office:value-type="date" office:date-value="2021-04-05T22:25:18.62" calcext:value-type="date">
            <text:p>2021-04-05 22:25:18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12S" calcext:value-type="time">
            <text:p>00:05:12</text:p>
          </table:table-cell>
          <table:table-cell office:value-type="time" office:time-value="PT00H04M54S" calcext:value-type="time">
            <text:p>00:04:54</text:p>
          </table:table-cell>
          <table:table-cell table:style-name="ce2" office:value-type="date" office:date-value="2021-04-05T22:41:17.53" calcext:value-type="date">
            <text:p>2021-04-05 22:41:17</text:p>
          </table:table-cell>
          <table:table-cell table:style-name="ce2" office:value-type="date" office:date-value="2021-04-05T22:46:29.95" calcext:value-type="date">
            <text:p>2021-04-05 22:46:29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23S" calcext:value-type="time">
            <text:p>00:05:23</text:p>
          </table:table-cell>
          <table:table-cell office:value-type="time" office:time-value="PT00H04M57S" calcext:value-type="time">
            <text:p>00:04:57</text:p>
          </table:table-cell>
          <table:table-cell table:style-name="ce2" office:value-type="date" office:date-value="2021-04-05T23:02:39.35" calcext:value-type="date">
            <text:p>2021-04-05 23:02:39</text:p>
          </table:table-cell>
          <table:table-cell table:style-name="ce2" office:value-type="date" office:date-value="2021-04-05T23:08:02.36" calcext:value-type="date">
            <text:p>2021-04-05 23:08:02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4M57S" calcext:value-type="time">
            <text:p>00:04:57</text:p>
          </table:table-cell>
          <table:table-cell table:style-name="ce2" office:value-type="date" office:date-value="2021-04-05T23:24:01.52" calcext:value-type="date">
            <text:p>2021-04-05 23:24:01</text:p>
          </table:table-cell>
          <table:table-cell table:style-name="ce2" office:value-type="date" office:date-value="2021-04-05T23:29:43.6" calcext:value-type="date">
            <text:p>2021-04-05 23:29:43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3072</text:p>
          </table:table-cell>
          <table:table-cell table:number-columns-repeated="2" office:value-type="time" office:time-value="PT00H04M55S" calcext:value-type="time">
            <text:p>00:04:55</text:p>
          </table:table-cell>
          <table:table-cell table:style-name="ce2" office:value-type="date" office:date-value="2021-04-05T23:45:23.08" calcext:value-type="date">
            <text:p>2021-04-05 23:45:23</text:p>
          </table:table-cell>
          <table:table-cell table:style-name="ce2" office:value-type="date" office:date-value="2021-04-05T23:50:18.81" calcext:value-type="date">
            <text:p>2021-04-05 23:50:18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16S" calcext:value-type="time">
            <text:p>00:05:16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6T00:10:59.95" calcext:value-type="date">
            <text:p>2021-04-06 00:10:59</text:p>
          </table:table-cell>
          <table:table-cell table:style-name="ce2" office:value-type="date" office:date-value="2021-04-06T00:16:15.62" calcext:value-type="date">
            <text:p>2021-04-06 00:16:1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13S" calcext:value-type="time">
            <text:p>00:05:13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6T00:36:35.92" calcext:value-type="date">
            <text:p>2021-04-06 00:36:35</text:p>
          </table:table-cell>
          <table:table-cell table:style-name="ce2" office:value-type="date" office:date-value="2021-04-06T00:41:48.16" calcext:value-type="date">
            <text:p>2021-04-06 00:41:48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15S" calcext:value-type="time">
            <text:p>00:05:15</text:p>
          </table:table-cell>
          <table:table-cell office:value-type="time" office:time-value="PT00H04M53S" calcext:value-type="time">
            <text:p>00:04:53</text:p>
          </table:table-cell>
          <table:table-cell table:style-name="ce2" office:value-type="date" office:date-value="2021-04-06T01:02:13.71" calcext:value-type="date">
            <text:p>2021-04-06 01:02:13</text:p>
          </table:table-cell>
          <table:table-cell table:style-name="ce2" office:value-type="date" office:date-value="2021-04-06T01:07:28.99" calcext:value-type="date">
            <text:p>2021-04-06 01:07:28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33S" calcext:value-type="time">
            <text:p>00:05:33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6T01:27:52.42" calcext:value-type="date">
            <text:p>2021-04-06 01:27:52</text:p>
          </table:table-cell>
          <table:table-cell table:style-name="ce2" office:value-type="date" office:date-value="2021-04-06T01:33:25.41" calcext:value-type="date">
            <text:p>2021-04-06 01:33:2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4M55S" calcext:value-type="time">
            <text:p>00:04:55</text:p>
          </table:table-cell>
          <table:table-cell table:style-name="ce2" office:value-type="date" office:date-value="2021-04-06T01:53:31.31" calcext:value-type="date">
            <text:p>2021-04-06 01:53:31</text:p>
          </table:table-cell>
          <table:table-cell table:style-name="ce2" office:value-type="date" office:date-value="2021-04-06T01:58:52.35" calcext:value-type="date">
            <text:p>2021-04-06 01:58:52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2xlarge</text:p>
          </table:table-cell>
          <table:table-cell table:number-columns-repeated="2" office:value-type="time" office:time-value="PT00H03M49S" calcext:value-type="time">
            <text:p>00:03:49</text:p>
          </table:table-cell>
          <table:table-cell table:style-name="ce2" office:value-type="date" office:date-value="2021-04-05T21:47:05.44" calcext:value-type="date">
            <text:p>2021-04-05 21:47:05</text:p>
          </table:table-cell>
          <table:table-cell table:style-name="ce2" office:value-type="date" office:date-value="2021-04-05T21:50:54.45" calcext:value-type="date">
            <text:p>2021-04-05 21:50:54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17M05S" calcext:value-type="time">
            <text:p>00:17:05</text:p>
          </table:table-cell>
          <table:table-cell office:value-type="time" office:time-value="PT00H06M06S" calcext:value-type="time">
            <text:p>00:06:06</text:p>
          </table:table-cell>
          <table:table-cell table:style-name="ce2" office:value-type="date" office:date-value="2021-04-05T21:54:56.44" calcext:value-type="date">
            <text:p>2021-04-05 21:54:56</text:p>
          </table:table-cell>
          <table:table-cell table:style-name="ce2" office:value-type="date" office:date-value="2021-04-05T22:12:01.33" calcext:value-type="date">
            <text:p>2021-04-05 22:12:01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34M11S" calcext:value-type="time">
            <text:p>00:34:11</text:p>
          </table:table-cell>
          <table:table-cell office:value-type="time" office:time-value="PT00H06M32S" calcext:value-type="time">
            <text:p>00:06:32</text:p>
          </table:table-cell>
          <table:table-cell table:style-name="ce2" office:value-type="date" office:date-value="2021-04-05T22:15:53.2" calcext:value-type="date">
            <text:p>2021-04-05 22:15:53</text:p>
          </table:table-cell>
          <table:table-cell table:style-name="ce2" office:value-type="date" office:date-value="2021-04-05T22:50:04.83" calcext:value-type="date">
            <text:p>2021-04-05 22:50:04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50M50S" calcext:value-type="time">
            <text:p>00:50:50</text:p>
          </table:table-cell>
          <table:table-cell office:value-type="time" office:time-value="PT00H06M31S" calcext:value-type="time">
            <text:p>00:06:31</text:p>
          </table:table-cell>
          <table:table-cell table:style-name="ce2" office:value-type="date" office:date-value="2021-04-05T23:38:28.66" calcext:value-type="date">
            <text:p>2021-04-05 23:38:28</text:p>
          </table:table-cell>
          <table:table-cell table:style-name="ce2" office:value-type="date" office:date-value="2021-04-06T00:29:18" calcext:value-type="date">
            <text:p>2021-04-06 00:29:18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1H06M47S" calcext:value-type="time">
            <text:p>01:06:47</text:p>
          </table:table-cell>
          <table:table-cell office:value-type="time" office:time-value="PT00H06M24S" calcext:value-type="time">
            <text:p>00:06:24</text:p>
          </table:table-cell>
          <table:table-cell table:style-name="ce2" office:value-type="date" office:date-value="2021-04-06T00:33:12.57" calcext:value-type="date">
            <text:p>2021-04-06 00:33:12</text:p>
          </table:table-cell>
          <table:table-cell table:style-name="ce2" office:value-type="date" office:date-value="2021-04-06T01:39:59.11" calcext:value-type="date">
            <text:p>2021-04-06 01:39:59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1H20M53S" calcext:value-type="time">
            <text:p>01:20:53</text:p>
          </table:table-cell>
          <table:table-cell office:value-type="time" office:time-value="PT00H06M19S" calcext:value-type="time">
            <text:p>00:06:19</text:p>
          </table:table-cell>
          <table:table-cell table:style-name="ce2" office:value-type="date" office:date-value="2021-04-06T01:44:21.77" calcext:value-type="date">
            <text:p>2021-04-06 01:44:21</text:p>
          </table:table-cell>
          <table:table-cell table:style-name="ce2" office:value-type="date" office:date-value="2021-04-06T03:05:14.71" calcext:value-type="date">
            <text:p>2021-04-06 03:05:14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4xlarge</text:p>
          </table:table-cell>
          <table:table-cell table:number-columns-repeated="2" office:value-type="time" office:time-value="PT00H03M46S" calcext:value-type="time">
            <text:p>00:03:46</text:p>
          </table:table-cell>
          <table:table-cell table:style-name="ce2" office:value-type="date" office:date-value="2021-04-05T12:31:33.36" calcext:value-type="date">
            <text:p>2021-04-05 12:31:33</text:p>
          </table:table-cell>
          <table:table-cell table:style-name="ce2" office:value-type="date" office:date-value="2021-04-05T12:35:19.5" calcext:value-type="date">
            <text:p>2021-04-05 12:35:19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10M04S" calcext:value-type="time">
            <text:p>00:10:04</text:p>
          </table:table-cell>
          <table:table-cell office:value-type="time" office:time-value="PT00H05M50S" calcext:value-type="time">
            <text:p>00:05:50</text:p>
          </table:table-cell>
          <table:table-cell table:style-name="ce2" office:value-type="date" office:date-value="2021-04-05T12:53:15.33" calcext:value-type="date">
            <text:p>2021-04-05 12:53:15</text:p>
          </table:table-cell>
          <table:table-cell table:style-name="ce2" office:value-type="date" office:date-value="2021-04-05T13:03:19.17" calcext:value-type="date">
            <text:p>2021-04-05 13:03:19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7M19S" calcext:value-type="time">
            <text:p>00:17:19</text:p>
          </table:table-cell>
          <table:table-cell office:value-type="time" office:time-value="PT00H06M05S" calcext:value-type="time">
            <text:p>00:06:05</text:p>
          </table:table-cell>
          <table:table-cell table:style-name="ce2" office:value-type="date" office:date-value="2021-04-05T13:12:02.4" calcext:value-type="date">
            <text:p>2021-04-05 13:12:02</text:p>
          </table:table-cell>
          <table:table-cell table:style-name="ce2" office:value-type="date" office:date-value="2021-04-05T13:29:21.3" calcext:value-type="date">
            <text:p>2021-04-05 13:29:21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25M45S" calcext:value-type="time">
            <text:p>00:25:45</text:p>
          </table:table-cell>
          <table:table-cell office:value-type="time" office:time-value="PT00H06M18S" calcext:value-type="time">
            <text:p>00:06:18</text:p>
          </table:table-cell>
          <table:table-cell table:style-name="ce2" office:value-type="date" office:date-value="2021-04-05T13:36:38.17" calcext:value-type="date">
            <text:p>2021-04-05 13:36:38</text:p>
          </table:table-cell>
          <table:table-cell table:style-name="ce2" office:value-type="date" office:date-value="2021-04-05T14:02:23.41" calcext:value-type="date">
            <text:p>2021-04-05 14:02:23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35M08S" calcext:value-type="time">
            <text:p>00:35:08</text:p>
          </table:table-cell>
          <table:table-cell office:value-type="time" office:time-value="PT00H06M47S" calcext:value-type="time">
            <text:p>00:06:47</text:p>
          </table:table-cell>
          <table:table-cell table:style-name="ce2" office:value-type="date" office:date-value="2021-04-05T14:10:07.03" calcext:value-type="date">
            <text:p>2021-04-05 14:10:07</text:p>
          </table:table-cell>
          <table:table-cell table:style-name="ce2" office:value-type="date" office:date-value="2021-04-05T14:45:15.36" calcext:value-type="date">
            <text:p>2021-04-05 14:45:1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42M48S" calcext:value-type="time">
            <text:p>00:42:48</text:p>
          </table:table-cell>
          <table:table-cell office:value-type="time" office:time-value="PT00H06M22S" calcext:value-type="time">
            <text:p>00:06:22</text:p>
          </table:table-cell>
          <table:table-cell table:style-name="ce2" office:value-type="date" office:date-value="2021-04-05T16:01:23.28" calcext:value-type="date">
            <text:p>2021-04-05 16:01:23</text:p>
          </table:table-cell>
          <table:table-cell table:style-name="ce2" office:value-type="date" office:date-value="2021-04-05T16:44:11.53" calcext:value-type="date">
            <text:p>2021-04-05 16:44:11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8xlarge</text:p>
          </table:table-cell>
          <table:table-cell office:value-type="time" office:time-value="PT00H03M53S" calcext:value-type="time">
            <text:p>00:03:53</text:p>
          </table:table-cell>
          <table:table-cell office:value-type="time" office:time-value="PT00H03M52S" calcext:value-type="time">
            <text:p>00:03:52</text:p>
          </table:table-cell>
          <table:table-cell table:style-name="ce2" office:value-type="date" office:date-value="2021-04-07T00:49:35.51" calcext:value-type="date">
            <text:p>2021-04-07 00:49:35</text:p>
          </table:table-cell>
          <table:table-cell table:style-name="ce2" office:value-type="date" office:date-value="2021-04-07T00:53:28.39" calcext:value-type="date">
            <text:p>2021-04-07 00:53:28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47S" calcext:value-type="time">
            <text:p>00:05:47</text:p>
          </table:table-cell>
          <table:table-cell office:value-type="time" office:time-value="PT00H04M35S" calcext:value-type="time">
            <text:p>00:04:35</text:p>
          </table:table-cell>
          <table:table-cell table:style-name="ce2" office:value-type="date" office:date-value="2021-04-07T00:58:01.99" calcext:value-type="date">
            <text:p>2021-04-07 00:58:01</text:p>
          </table:table-cell>
          <table:table-cell table:style-name="ce2" office:value-type="date" office:date-value="2021-04-07T01:03:48.73" calcext:value-type="date">
            <text:p>2021-04-07 01:03:48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0M29S" calcext:value-type="time">
            <text:p>00:10:29</text:p>
          </table:table-cell>
          <table:table-cell office:value-type="time" office:time-value="PT00H06M02S" calcext:value-type="time">
            <text:p>00:06:02</text:p>
          </table:table-cell>
          <table:table-cell table:style-name="ce2" office:value-type="date" office:date-value="2021-04-07T01:08:08.2" calcext:value-type="date">
            <text:p>2021-04-07 01:08:08</text:p>
          </table:table-cell>
          <table:table-cell table:style-name="ce2" office:value-type="date" office:date-value="2021-04-07T01:18:37.41" calcext:value-type="date">
            <text:p>2021-04-07 01:18:37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12M58S" calcext:value-type="time">
            <text:p>00:12:58</text:p>
          </table:table-cell>
          <table:table-cell office:value-type="time" office:time-value="PT00H06M08S" calcext:value-type="time">
            <text:p>00:06:08</text:p>
          </table:table-cell>
          <table:table-cell table:style-name="ce2" office:value-type="date" office:date-value="2021-04-07T01:22:45.88" calcext:value-type="date">
            <text:p>2021-04-07 01:22:45</text:p>
          </table:table-cell>
          <table:table-cell table:style-name="ce2" office:value-type="date" office:date-value="2021-04-07T01:35:43.15" calcext:value-type="date">
            <text:p>2021-04-07 01:35:43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17M54S" calcext:value-type="time">
            <text:p>00:17:54</text:p>
          </table:table-cell>
          <table:table-cell office:value-type="time" office:time-value="PT00H06M09S" calcext:value-type="time">
            <text:p>00:06:09</text:p>
          </table:table-cell>
          <table:table-cell table:style-name="ce2" office:value-type="date" office:date-value="2021-04-07T01:39:40.1" calcext:value-type="date">
            <text:p>2021-04-07 01:39:40</text:p>
          </table:table-cell>
          <table:table-cell table:style-name="ce2" office:value-type="date" office:date-value="2021-04-07T01:57:34.22" calcext:value-type="date">
            <text:p>2021-04-07 01:57:34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21M34S" calcext:value-type="time">
            <text:p>00:21:34</text:p>
          </table:table-cell>
          <table:table-cell office:value-type="time" office:time-value="PT00H05M58S" calcext:value-type="time">
            <text:p>00:05:58</text:p>
          </table:table-cell>
          <table:table-cell table:style-name="ce2" office:value-type="date" office:date-value="2021-04-07T02:01:52.74" calcext:value-type="date">
            <text:p>2021-04-07 02:01:52</text:p>
          </table:table-cell>
          <table:table-cell table:style-name="ce2" office:value-type="date" office:date-value="2021-04-07T02:23:26.24" calcext:value-type="date">
            <text:p>2021-04-07 02:23:26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t3a.xlarge</text:p>
          </table:table-cell>
          <table:table-cell table:number-columns-repeated="2" office:value-type="time" office:time-value="PT00H05M52S" calcext:value-type="time">
            <text:p>00:05:52</text:p>
          </table:table-cell>
          <table:table-cell table:style-name="ce2" office:value-type="date" office:date-value="2021-04-06T12:30:00.44" calcext:value-type="date">
            <text:p>2021-04-06 12:30:00</text:p>
          </table:table-cell>
          <table:table-cell table:style-name="ce2" office:value-type="date" office:date-value="2021-04-06T12:35:52.79" calcext:value-type="date">
            <text:p>2021-04-06 12:35:52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46M30S" calcext:value-type="time">
            <text:p>00:46:30</text:p>
          </table:table-cell>
          <table:table-cell office:value-type="time" office:time-value="PT00H09M12S" calcext:value-type="time">
            <text:p>00:09:12</text:p>
          </table:table-cell>
          <table:table-cell table:style-name="ce2" office:value-type="date" office:date-value="2021-04-06T12:40:28.43" calcext:value-type="date">
            <text:p>2021-04-06 12:40:28</text:p>
          </table:table-cell>
          <table:table-cell table:style-name="ce2" office:value-type="date" office:date-value="2021-04-06T13:26:58.44" calcext:value-type="date">
            <text:p>2021-04-06 13:26:58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1H29M32S" calcext:value-type="time">
            <text:p>01:29:32</text:p>
          </table:table-cell>
          <table:table-cell office:value-type="time" office:time-value="PT00H08M52S" calcext:value-type="time">
            <text:p>00:08:52</text:p>
          </table:table-cell>
          <table:table-cell table:style-name="ce2" office:value-type="date" office:date-value="2021-04-06T13:31:21.88" calcext:value-type="date">
            <text:p>2021-04-06 13:31:21</text:p>
          </table:table-cell>
          <table:table-cell table:style-name="ce2" office:value-type="date" office:date-value="2021-04-06T15:00:53.41" calcext:value-type="date">
            <text:p>2021-04-06 15:00:53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2H15M27S" calcext:value-type="time">
            <text:p>02:15:27</text:p>
          </table:table-cell>
          <table:table-cell office:value-type="time" office:time-value="PT00H08M57S" calcext:value-type="time">
            <text:p>00:08:57</text:p>
          </table:table-cell>
          <table:table-cell table:style-name="ce2" office:value-type="date" office:date-value="2021-04-06T15:05:23.92" calcext:value-type="date">
            <text:p>2021-04-06 15:05:23</text:p>
          </table:table-cell>
          <table:table-cell table:style-name="ce2" office:value-type="date" office:date-value="2021-04-06T17:20:50.37" calcext:value-type="date">
            <text:p>2021-04-06 17:20:50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3H20M19S" calcext:value-type="time">
            <text:p>03:20:19</text:p>
          </table:table-cell>
          <table:table-cell office:value-type="time" office:time-value="PT00H09M59S" calcext:value-type="time">
            <text:p>00:09:59</text:p>
          </table:table-cell>
          <table:table-cell table:style-name="ce2" office:value-type="date" office:date-value="2021-04-06T17:25:16.56" calcext:value-type="date">
            <text:p>2021-04-06 17:25:16</text:p>
          </table:table-cell>
          <table:table-cell table:style-name="ce2" office:value-type="date" office:date-value="2021-04-06T20:45:35.58" calcext:value-type="date">
            <text:p>2021-04-06 20:45:3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3H50M57S" calcext:value-type="time">
            <text:p>03:50:57</text:p>
          </table:table-cell>
          <table:table-cell office:value-type="time" office:time-value="PT00H09M12S" calcext:value-type="time">
            <text:p>00:09:12</text:p>
          </table:table-cell>
          <table:table-cell table:style-name="ce2" office:value-type="date" office:date-value="2021-04-06T20:50:36.93" calcext:value-type="date">
            <text:p>2021-04-06 20:50:36</text:p>
          </table:table-cell>
          <table:table-cell table:style-name="ce2" office:value-type="date" office:date-value="2021-04-07T00:41:33.71" calcext:value-type="date">
            <text:p>2021-04-07 00:41:33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 table:number-rows-repeated="104856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Pric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7" table:default-cell-style-name="Default"/>
        <table:table-column table:style-name="co19" table:default-cell-style-name="Default"/>
        <table:table-row table:style-name="ro1">
          <table:table-cell table:style-name="ce11" office:value-type="string" calcext:value-type="string" table:number-columns-spanned="11" table:number-rows-spanned="1">
            <text:p>EC2 Prices</text:p>
          </table:table-cell>
          <table:covered-table-cell table:number-columns-repeated="8" table:style-name="ce14"/>
          <table:covered-table-cell table:number-columns-repeated="2" table:style-name="ce17"/>
        </table:table-row>
        <table:table-row table:style-name="ro2">
          <table:table-cell table:style-name="ce14" office:value-type="string" calcext:value-type="string">
            <text:p>Instance type</text:p>
          </table:table-cell>
          <table:table-cell table:style-name="ce14" office:value-type="string" calcext:value-type="string">
            <text:p>vCPUs</text:p>
          </table:table-cell>
          <table:table-cell table:style-name="ce14" office:value-type="string" calcext:value-type="string">
            <text:p>Architecture</text:p>
          </table:table-cell>
          <table:table-cell table:style-name="ce14" office:value-type="string" calcext:value-type="string">
            <text:p>Memory (GiB)</text:p>
          </table:table-cell>
          <table:table-cell table:style-name="ce14" office:value-type="string" calcext:value-type="string">
            <text:p>Storage (GB)</text:p>
          </table:table-cell>
          <table:table-cell table:style-name="ce14" office:value-type="string" calcext:value-type="string">
            <text:p>Storage type</text:p>
          </table:table-cell>
          <table:table-cell table:style-name="ce14" office:value-type="string" calcext:value-type="string">
            <text:p>Network performance</text:p>
          </table:table-cell>
          <table:table-cell table:style-name="ce14" office:value-type="string" calcext:value-type="string">
            <text:p>On-Demand Linux pricing</text:p>
          </table:table-cell>
          <table:table-cell table:style-name="ce14" office:value-type="string" calcext:value-type="string">
            <text:p>On-Demand Windows pricing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Value per second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2xlarge" xlink:type="simple">c5a.2xlarge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10 Gigabit</text:p>
          </table:table-cell>
          <table:table-cell table:style-name="ce5" office:value-type="string" calcext:value-type="string">
            <text:p>0.38 USD per Hour</text:p>
          </table:table-cell>
          <table:table-cell table:style-name="ce5" office:value-type="string" calcext:value-type="string">
            <text:p>0.748 USD per Hour</text:p>
          </table:table-cell>
          <table:table-cell table:style-name="ce13" office:value-type="date" office:date-value="2021-05-04" calcext:value-type="date">
            <text:p>05/04/21</text:p>
          </table:table-cell>
          <table:table-cell table:formula="of:=0.38/60/60" office:value-type="float" office:value="0.000105555555555556" calcext:value-type="float">
            <text:p>0.000105555555556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4xlarge" xlink:type="simple">c5a.4xlarge</text:a>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10 Gigabit</text:p>
          </table:table-cell>
          <table:table-cell table:style-name="ce5" office:value-type="string" calcext:value-type="string">
            <text:p>0.76 USD per Hour</text:p>
          </table:table-cell>
          <table:table-cell table:style-name="ce5" office:value-type="string" calcext:value-type="string">
            <text:p>1.496 USD per Hour</text:p>
          </table:table-cell>
          <table:table-cell table:style-name="ce13" office:value-type="date" office:date-value="2021-05-04" calcext:value-type="date">
            <text:p>05/04/21</text:p>
          </table:table-cell>
          <table:table-cell table:formula="of:=0.76/60/60" office:value-type="float" office:value="0.000211111111111111" calcext:value-type="float">
            <text:p>0.000211111111111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8xlarge" xlink:type="simple">c5a.8xlarge</text:a>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10 Gigabit</text:p>
          </table:table-cell>
          <table:table-cell table:style-name="ce5" office:value-type="string" calcext:value-type="string">
            <text:p>1.52 USD per Hour</text:p>
          </table:table-cell>
          <table:table-cell table:style-name="ce5" office:value-type="string" calcext:value-type="string">
            <text:p>2.992 USD per Hour</text:p>
          </table:table-cell>
          <table:table-cell table:style-name="ce13" office:value-type="date" office:date-value="2021-06-04" calcext:value-type="date">
            <text:p>06/04/21</text:p>
          </table:table-cell>
          <table:table-cell table:formula="of:=1.52/60/60" office:value-type="float" office:value="0.000422222222222222" calcext:value-type="float">
            <text:p>0.000422222222222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t3a.xlarge" xlink:type="simple">t3a.xlarge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5" office:value-type="string" calcext:value-type="string">
            <text:p>0.1786 USD per Hour</text:p>
          </table:table-cell>
          <table:table-cell table:style-name="ce5" office:value-type="string" calcext:value-type="string">
            <text:p>0.2522 USD per Hour</text:p>
          </table:table-cell>
          <table:table-cell table:style-name="ce13" office:value-type="date" office:date-value="2021-06-04" calcext:value-type="date">
            <text:p>06/04/21</text:p>
          </table:table-cell>
          <table:table-cell table:formula="of:=0.1786/60/60" office:value-type="float" office:value="0.0000496111111111111" calcext:value-type="float">
            <text:p>4.96111111111111E-0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Lambda Prices</text:p>
          </table:table-cell>
          <table:covered-table-cell table:number-columns-repeated="2" table:style-name="ce18"/>
          <table:table-cell table:number-columns-repeated="8"/>
        </table:table-row>
        <table:table-row table:style-name="ro1">
          <table:table-cell table:style-name="ce17" office:value-type="string" calcext:value-type="string">
            <text:p>Memory (GB)</text:p>
          </table:table-cell>
          <table:table-cell table:style-name="ce17" office:value-type="string" calcext:value-type="string">
            <text:p>vCPUs</text:p>
          </table:table-cell>
          <table:table-cell table:style-name="ce17" office:value-type="string" calcext:value-type="string">
            <text:p>Value per secon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9]/[.$B$20]*[.A11]" office:value-type="float" office:value="0.6" calcext:value-type="float">
            <text:p>0.6</text:p>
          </table:table-cell>
          <table:table-cell table:formula="of:=[.$B$18]*[.A11]+[.$B$21]" office:value-type="float" office:value="0.0000168667" calcext:value-type="float">
            <text:p>1.68667E-05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19]/[.$B$20]*[.A12]" office:value-type="float" office:value="0.9" calcext:value-type="float">
            <text:p>0.9</text:p>
          </table:table-cell>
          <table:table-cell table:formula="of:=[.$B$18]*[.A12]+[.$B$21]" office:value-type="float" office:value="0.00002520005" calcext:value-type="float">
            <text:p>2.520005E-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9]/[.$B$20]*[.A13]" office:value-type="float" office:value="1.2" calcext:value-type="float">
            <text:p>1.2</text:p>
          </table:table-cell>
          <table:table-cell table:formula="of:=[.$B$18]*[.A13]+[.$B$21]" office:value-type="float" office:value="0.0000335334" calcext:value-type="float">
            <text:p>3.35334E-05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$B$19]/[.$B$20]*[.A14]" office:value-type="float" office:value="1.5" calcext:value-type="float">
            <text:p>1.5</text:p>
          </table:table-cell>
          <table:table-cell table:formula="of:=[.$B$18]*[.A14]+[.$B$21]" office:value-type="float" office:value="0.00004186675" calcext:value-type="float">
            <text:p>4.186675E-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9]/[.$B$20]*[.A15]" office:value-type="float" office:value="1.8" calcext:value-type="float">
            <text:p>1.8</text:p>
          </table:table-cell>
          <table:table-cell table:formula="of:=[.$B$18]*[.A15]+[.$B$21]" office:value-type="float" office:value="0.0000502001" calcext:value-type="float">
            <text:p>5.02001E-0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7" office:value-type="string" calcext:value-type="string">
            <text:p>Lambda value (GB/s)</text:p>
          </table:table-cell>
          <table:table-cell office:value-type="float" office:value="0.0000166667" calcext:value-type="float">
            <text:p>1.66667E-05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Lambda max vCPU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Lambda max Memory (GB)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Lambda request value</text:p>
          </table:table-cell>
          <table:table-cell table:formula="of:=0.2/1000000" office:value-type="float" office:value="0.0000002" calcext:value-type="float">
            <text:p>2E-07</text:p>
          </table:table-cell>
          <table:table-cell table:number-columns-repeated="9"/>
        </table:table-row>
      </table:table>
      <table:table table:name="Total duration" table:style-name="ta1">
        <table:table-column table:style-name="co20" table:default-cell-style-name="Default"/>
        <table:table-column table:style-name="co15" table:number-columns-repeated="6" table:default-cell-style-name="Default"/>
        <table:table-column table:style-name="co15" table:default-cell-style-name="ce25"/>
        <table:table-row table:style-name="ro1">
          <table:table-cell table:style-name="ce20" office:value-type="string" calcext:value-type="string">
            <text:p>servi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3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24" table:formula="of:=SUM([.B2:.G3])" office:value-type="time" office:time-value="PT01H39M23S" calcext:value-type="time">
            <text:p>01:39:23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style-name="ce1" office:value-type="time" office:time-value="PT00H05M53S" calcext:value-type="time">
            <text:p>00:05:53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4" table:formula="of:=SUM([.B3:.G4])" office:value-type="time" office:time-value="PT01H10M38S" calcext:value-type="time">
            <text:p>01:10:38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24" table:formula="of:=SUM([.B4:.G5])" office:value-type="time" office:time-value="PT01H04M25S" calcext:value-type="time">
            <text:p>01:04:25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style-name="ce1" office:value-type="time" office:time-value="PT00H05M02S" calcext:value-type="time">
            <text:p>00:05:02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24" table:formula="of:=SUM([.B5:.G6])" office:value-type="time" office:time-value="PT01H03M47S" calcext:value-type="time">
            <text:p>01:03:47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24" table:formula="of:=SUM([.B6:.G7])" office:value-type="time" office:time-value="PT04H45M08S" calcext:value-type="time">
            <text:p>04:45:08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style-name="ce1" office:value-type="time" office:time-value="PT00H03M49S" calcext:value-type="time">
            <text:p>00:03:49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24" table:formula="of:=SUM([.B7:.G8])" office:value-type="time" office:time-value="PT06H28M25S" calcext:value-type="time">
            <text:p>06:28:25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style-name="ce1" office:value-type="time" office:time-value="PT00H03M46S" calcext:value-type="time">
            <text:p>00:03:46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24" table:formula="of:=SUM([.B8:.G9])" office:value-type="time" office:time-value="PT03H27M25S" calcext:value-type="time">
            <text:p>03:27:25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24" table:formula="of:=SUM([.B9:.G10])" office:value-type="time" office:time-value="PT13H01M12S" calcext:value-type="time">
            <text:p>13:01:12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style-name="ce1" office:value-type="time" office:time-value="PT00H05M52S" calcext:value-type="time">
            <text:p>00:05:52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24" table:formula="of:=SUM([.B10:.G11])" office:value-type="time" office:time-value="PT34H33M35S" calcext:value-type="time">
            <text:p>10:33:35</text:p>
          </table:table-cell>
        </table:table-row>
        <table:table-row table:style-name="ro1">
          <table:table-cell table:style-name="ce20" office:value-type="string" calcext:value-type="string">
            <text:p>Subtotal</text:p>
          </table:table-cell>
          <table:table-cell table:style-name="ce22" table:formula="of:=SUM([.B2:.B10])" office:value-type="time" office:time-value="PT00H46M44S" calcext:value-type="time">
            <text:p>00:46:44</text:p>
          </table:table-cell>
          <table:table-cell table:style-name="ce22" table:formula="of:=SUM([.C2:.C10])" office:value-type="time" office:time-value="PT01H51M15S" calcext:value-type="time">
            <text:p>01:51:15</text:p>
          </table:table-cell>
          <table:table-cell table:style-name="ce22" table:formula="of:=SUM([.D2:.D10])" office:value-type="time" office:time-value="PT03H08M51S" calcext:value-type="time">
            <text:p>03:08:51</text:p>
          </table:table-cell>
          <table:table-cell table:style-name="ce22" table:formula="of:=SUM([.E2:.E10])" office:value-type="time" office:time-value="PT04H17M13S" calcext:value-type="time">
            <text:p>04:17:13</text:p>
          </table:table-cell>
          <table:table-cell table:style-name="ce22" table:formula="of:=SUM([.F2:.F10])" office:value-type="time" office:time-value="PT05H52M13S" calcext:value-type="time">
            <text:p>05:52:13</text:p>
          </table:table-cell>
          <table:table-cell table:style-name="ce22" table:formula="of:=SUM([.G2:.G10])" office:value-type="time" office:time-value="PT06H48M42S" calcext:value-type="time">
            <text:p>06:48:42</text:p>
          </table:table-cell>
          <table:table-cell table:style-name="ce24" table:formula="of:=SUM([.H2:.H10])" office:value-type="time" office:time-value="PT67H13M58S" calcext:value-type="time">
            <text:p>19:13:58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art-total-duration" table:style-name="ta1">
        <table:shapes>
          <draw:frame draw:z-index="0" draw:style-name="gr1" draw:text-style-name="P1" svg:width="13.0961in" svg:height="7.9685in" svg:x="6.2843in" svg:y="0.1362in">
            <draw:object draw:notify-on-update-of-ranges="'Chart-total-duration'.A1:'Chart-total-duration'.A1 'Chart-total-duration'.B1:'Chart-total-duration'.G1 'Chart-total-duration'.A2:'Chart-total-duration'.A2 'Chart-total-duration'.B2:'Chart-total-duration'.G2 'Chart-total-duration'.A3:'Chart-total-duration'.A3 'Chart-total-duration'.B3:'Chart-total-duration'.G3 'Chart-total-duration'.A4:'Chart-total-duration'.A4 'Chart-total-duration'.B4:'Chart-total-duration'.G4 'Chart-total-duration'.A5:'Chart-total-duration'.A5 'Chart-total-duration'.B5:'Chart-total-duration'.G5 'Chart-total-duration'.A6:'Chart-total-duration'.A6 'Chart-total-duration'.B6:'Chart-total-duration'.G6 'Chart-total-duration'.A7:'Chart-total-duration'.A7 'Chart-total-duration'.B7:'Chart-total-duration'.G7 'Chart-total-duration'.A8:'Chart-total-duration'.A8 'Chart-total-duration'.B8:'Chart-total-duration'.G8 'Chart-total-duration'.A9:'Chart-total-duration'.A9 'Chart-total-duration'.B9:'Chart-total-duration'.G9 'Chart-total-duration'.A10:'Chart-total-duration'.A10 'Chart-total-duration'.B10:'Chart-total-duration'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1" table:default-cell-style-name="Default"/>
        <table:table-column table:style-name="co2" table:default-cell-style-name="ce1"/>
        <table:table-column table:style-name="co6" table:number-columns-repeated="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servi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office:value-type="time" office:time-value="PT00H08M31S" calcext:value-type="time">
            <text:p>00:08:31</text:p>
          </table:table-cell>
          <table:table-cell office:value-type="time" office:time-value="PT00H09M31S" calcext:value-type="time">
            <text:p>00:09:31</text:p>
          </table:table-cell>
          <table:table-cell office:value-type="time" office:time-value="PT00H14M46S" calcext:value-type="time">
            <text:p>00:14:46</text:p>
          </table:table-cell>
          <table:table-cell office:value-type="time" office:time-value="PT00H09M15S" calcext:value-type="time">
            <text:p>00:09:15</text:p>
          </table:table-cell>
          <table:table-cell office:value-type="time" office:time-value="PT00H09M24S" calcext:value-type="time">
            <text:p>00:09:24</text:p>
          </table:table-cell>
          <table:table-cell office:value-type="time" office:time-value="PT00H09M29S" calcext:value-type="time">
            <text:p>00:09:29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office:value-type="time" office:time-value="PT00H05M53S" calcext:value-type="time">
            <text:p>00:05:53</text:p>
          </table:table-cell>
          <table:table-cell office:value-type="time" office:time-value="PT00H06M09S" calcext:value-type="time">
            <text:p>00:06:09</text:p>
          </table:table-cell>
          <table:table-cell office:value-type="time" office:time-value="PT00H06M23S" calcext:value-type="time">
            <text:p>00:06:23</text:p>
          </table:table-cell>
          <table:table-cell office:value-type="time" office:time-value="PT00H07M04S" calcext:value-type="time">
            <text:p>00:07:04</text:p>
          </table:table-cell>
          <table:table-cell office:value-type="time" office:time-value="PT00H06M26S" calcext:value-type="time">
            <text:p>00:06:26</text:p>
          </table:table-cell>
          <table:table-cell office:value-type="time" office:time-value="PT00H06M32S" calcext:value-type="time">
            <text:p>00:06:3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office:value-type="time" office:time-value="PT00H05M03S" calcext:value-type="time">
            <text:p>00:05:03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37S" calcext:value-type="time">
            <text:p>00:05:37</text:p>
          </table:table-cell>
          <table:table-cell office:value-type="time" office:time-value="PT00H05M27S" calcext:value-type="time">
            <text:p>00:05:27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26S" calcext:value-type="time">
            <text:p>00:05:26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office:value-type="time" office:time-value="PT00H05M02S" calcext:value-type="time">
            <text:p>00:05:02</text:p>
          </table:table-cell>
          <table:table-cell office:value-type="time" office:time-value="PT00H05M34S" calcext:value-type="time">
            <text:p>00:05:34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5M12S" calcext:value-type="time">
            <text:p>00:05:12</text:p>
          </table:table-cell>
          <table:table-cell office:value-type="time" office:time-value="PT00H05M23S" calcext:value-type="time">
            <text:p>00:05:23</text:p>
          </table:table-cell>
          <table:table-cell office:value-type="time" office:time-value="PT00H05M42S" calcext:value-type="time">
            <text:p>00:05:42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office:value-type="time" office:time-value="PT00H04M55S" calcext:value-type="time">
            <text:p>00:04:55</text:p>
          </table:table-cell>
          <table:table-cell office:value-type="time" office:time-value="PT00H05M16S" calcext:value-type="time">
            <text:p>00:05:16</text:p>
          </table:table-cell>
          <table:table-cell office:value-type="time" office:time-value="PT00H05M13S" calcext:value-type="time">
            <text:p>00:05:13</text:p>
          </table:table-cell>
          <table:table-cell office:value-type="time" office:time-value="PT00H05M15S" calcext:value-type="time">
            <text:p>00:05:15</text:p>
          </table:table-cell>
          <table:table-cell office:value-type="time" office:time-value="PT00H05M33S" calcext:value-type="time">
            <text:p>00:05:33</text:p>
          </table:table-cell>
          <table:table-cell office:value-type="time" office:time-value="PT00H05M21S" calcext:value-type="time">
            <text:p>00:05:21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office:value-type="time" office:time-value="PT00H03M49S" calcext:value-type="time">
            <text:p>00:03:49</text:p>
          </table:table-cell>
          <table:table-cell office:value-type="time" office:time-value="PT00H17M05S" calcext:value-type="time">
            <text:p>00:17:05</text:p>
          </table:table-cell>
          <table:table-cell office:value-type="time" office:time-value="PT00H34M11S" calcext:value-type="time">
            <text:p>00:34:11</text:p>
          </table:table-cell>
          <table:table-cell office:value-type="time" office:time-value="PT00H50M50S" calcext:value-type="time">
            <text:p>00:50:50</text:p>
          </table:table-cell>
          <table:table-cell office:value-type="time" office:time-value="PT01H06M47S" calcext:value-type="time">
            <text:p>01:06:47</text:p>
          </table:table-cell>
          <table:table-cell office:value-type="time" office:time-value="PT01H20M53S" calcext:value-type="time">
            <text:p>01:20:53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office:value-type="time" office:time-value="PT00H03M46S" calcext:value-type="time">
            <text:p>00:03:46</text:p>
          </table:table-cell>
          <table:table-cell office:value-type="time" office:time-value="PT00H10M04S" calcext:value-type="time">
            <text:p>00:10:04</text:p>
          </table:table-cell>
          <table:table-cell office:value-type="time" office:time-value="PT00H17M19S" calcext:value-type="time">
            <text:p>00:17:19</text:p>
          </table:table-cell>
          <table:table-cell office:value-type="time" office:time-value="PT00H25M45S" calcext:value-type="time">
            <text:p>00:25:45</text:p>
          </table:table-cell>
          <table:table-cell office:value-type="time" office:time-value="PT00H35M08S" calcext:value-type="time">
            <text:p>00:35:08</text:p>
          </table:table-cell>
          <table:table-cell office:value-type="time" office:time-value="PT00H42M48S" calcext:value-type="time">
            <text:p>00:42:48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office:value-type="time" office:time-value="PT00H03M53S" calcext:value-type="time">
            <text:p>00:03:53</text:p>
          </table:table-cell>
          <table:table-cell office:value-type="time" office:time-value="PT00H05M47S" calcext:value-type="time">
            <text:p>00:05:47</text:p>
          </table:table-cell>
          <table:table-cell office:value-type="time" office:time-value="PT00H10M29S" calcext:value-type="time">
            <text:p>00:10:29</text:p>
          </table:table-cell>
          <table:table-cell office:value-type="time" office:time-value="PT00H12M58S" calcext:value-type="time">
            <text:p>00:12:58</text:p>
          </table:table-cell>
          <table:table-cell office:value-type="time" office:time-value="PT00H17M54S" calcext:value-type="time">
            <text:p>00:17:54</text:p>
          </table:table-cell>
          <table:table-cell office:value-type="time" office:time-value="PT00H21M34S" calcext:value-type="time">
            <text:p>00:21:34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office:value-type="time" office:time-value="PT00H05M52S" calcext:value-type="time">
            <text:p>00:05:52</text:p>
          </table:table-cell>
          <table:table-cell office:value-type="time" office:time-value="PT00H46M30S" calcext:value-type="time">
            <text:p>00:46:30</text:p>
          </table:table-cell>
          <table:table-cell office:value-type="time" office:time-value="PT01H29M32S" calcext:value-type="time">
            <text:p>01:29:32</text:p>
          </table:table-cell>
          <table:table-cell office:value-type="time" office:time-value="PT02H15M27S" calcext:value-type="time">
            <text:p>02:15:27</text:p>
          </table:table-cell>
          <table:table-cell office:value-type="time" office:time-value="PT03H20M19S" calcext:value-type="time">
            <text:p>03:20:19</text:p>
          </table:table-cell>
          <table:table-cell office:value-type="time" office:time-value="PT03H50M57S" calcext:value-type="time">
            <text:p>03:50:57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-cost" table:style-name="ta1">
        <table:table-column table:style-name="co22" table:default-cell-style-name="Default"/>
        <table:table-column table:style-name="co23" table:visibility="collapse" table:default-cell-style-name="Default"/>
        <table:table-column table:style-name="co2" table:visibility="collapse" table:default-cell-style-name="Default"/>
        <table:table-column table:style-name="co24" table:visibility="collapse" table:default-cell-style-name="ce27"/>
        <table:table-column table:style-name="co25" table:visibility="collapse" table:default-cell-style-name="ce27"/>
        <table:table-column table:style-name="co26" table:default-cell-style-name="ce27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24" table:visibility="collapse" table:number-columns-repeated="2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5" table:visibility="collapse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total-duration-1</text:p>
          </table:table-cell>
          <table:table-cell table:style-name="ce1" office:value-type="string" calcext:value-type="string">
            <text:p>avg-align-duration-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style-name="ce1" office:value-type="string" calcext:value-type="string">
            <text:p>total-duration-20</text:p>
          </table:table-cell>
          <table:table-cell table:style-name="ce1" office:value-type="string" calcext:value-type="string">
            <text:p>avg-align-duration-20</text:p>
          </table:table-cell>
          <table:table-cell table:style-name="ce1" table:number-columns-repeated="2"/>
          <table:table-cell table:style-name="ce27" office:value-type="float" office:value="20" calcext:value-type="float">
            <text:p>20.00</text:p>
          </table:table-cell>
          <table:table-cell table:style-name="ce1" office:value-type="string" calcext:value-type="string">
            <text:p>total-duration-40</text:p>
          </table:table-cell>
          <table:table-cell table:style-name="ce1" office:value-type="string" calcext:value-type="string">
            <text:p>avg-align-duration-40</text:p>
          </table:table-cell>
          <table:table-cell table:style-name="ce1" table:number-columns-repeated="2"/>
          <table:table-cell table:style-name="ce27" office:value-type="float" office:value="40" calcext:value-type="float">
            <text:p>40.00</text:p>
          </table:table-cell>
          <table:table-cell table:style-name="ce1" office:value-type="string" calcext:value-type="string">
            <text:p>total-duration-60</text:p>
          </table:table-cell>
          <table:table-cell table:style-name="ce1" office:value-type="string" calcext:value-type="string">
            <text:p>avg-align-duration-60</text:p>
          </table:table-cell>
          <table:table-cell table:style-name="ce1" table:number-columns-repeated="2"/>
          <table:table-cell table:style-name="ce27" office:value-type="float" office:value="60" calcext:value-type="float">
            <text:p>60.00</text:p>
          </table:table-cell>
          <table:table-cell table:style-name="ce1" office:value-type="string" calcext:value-type="string">
            <text:p>total-duration-80</text:p>
          </table:table-cell>
          <table:table-cell table:style-name="ce1" office:value-type="string" calcext:value-type="string">
            <text:p>avg-align-duration-80</text:p>
          </table:table-cell>
          <table:table-cell table:style-name="ce1" table:number-columns-repeated="2"/>
          <table:table-cell table:style-name="ce27" office:value-type="float" office:value="80" calcext:value-type="float">
            <text:p>80.00</text:p>
          </table:table-cell>
          <table:table-cell table:style-name="ce1" office:value-type="string" calcext:value-type="string">
            <text:p>total-duration-100</text:p>
          </table:table-cell>
          <table:table-cell table:style-name="ce1" office:value-type="string" calcext:value-type="string">
            <text:p>avg-align-duration-100</text:p>
          </table:table-cell>
          <table:table-cell table:style-name="ce1" table:number-columns-repeated="2"/>
          <table:table-cell table:style-name="ce27" office:value-type="float" office:value="100" calcext:value-type="float">
            <text:p>100.0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8M30S" calcext:value-type="time">
            <text:p>00:08:30</text:p>
          </table:table-cell>
          <table:table-cell table:formula="of:=(HOUR([.B2])*3600)+(MINUTE([.B2])*60)+SECOND([.B2])" office:value-type="float" office:value="511" calcext:value-type="float">
            <text:p>511.00</text:p>
          </table:table-cell>
          <table:table-cell table:formula="of:=(HOUR([.C2])*3600)+(MINUTE([.C2])*60)+SECOND([.C2])" office:value-type="float" office:value="510" calcext:value-type="float">
            <text:p>510.00</text:p>
          </table:table-cell>
          <table:table-cell table:style-name="ce28" table:formula="of:=[.E2]*[$Prices.$C11]*[.$F$1]" office:value-type="float" office:value="0.008602017" calcext:value-type="float">
            <text:p>0.008602017000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08M48S" calcext:value-type="time">
            <text:p>00:08:48</text:p>
          </table:table-cell>
          <table:table-cell table:style-name="ce27" table:formula="of:=(HOUR([.G2])*3600)+(MINUTE([.G2])*60)+SECOND([.G2])" office:value-type="float" office:value="571" calcext:value-type="float">
            <text:p>571.00</text:p>
          </table:table-cell>
          <table:table-cell table:style-name="ce27" table:formula="of:=(HOUR([.H2])*3600)+(MINUTE([.H2])*60)+SECOND([.H2])" office:value-type="float" office:value="528" calcext:value-type="float">
            <text:p>528.00</text:p>
          </table:table-cell>
          <table:table-cell table:style-name="ce28" table:formula="of:=[.J2]*[$Prices.$C11]*[.$K$1]" office:value-type="float" office:value="0.178112352" calcext:value-type="float">
            <text:p>0.178112352000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8M53S" calcext:value-type="time">
            <text:p>00:08:53</text:p>
          </table:table-cell>
          <table:table-cell table:style-name="ce27" table:formula="of:=(HOUR([.L2])*3600)+(MINUTE([.L2])*60)+SECOND([.L2])" office:value-type="float" office:value="886" calcext:value-type="float">
            <text:p>886.00</text:p>
          </table:table-cell>
          <table:table-cell table:style-name="ce27" table:formula="of:=(HOUR([.M2])*3600)+(MINUTE([.M2])*60)+SECOND([.M2])" office:value-type="float" office:value="533" calcext:value-type="float">
            <text:p>533.00</text:p>
          </table:table-cell>
          <table:table-cell table:style-name="ce28" table:formula="of:=[.O2]*[$Prices.$C11]*[.$P$1]" office:value-type="float" office:value="0.359598044" calcext:value-type="float">
            <text:p>0.359598044000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8M38S" calcext:value-type="time">
            <text:p>00:08:38</text:p>
          </table:table-cell>
          <table:table-cell table:style-name="ce27" table:formula="of:=(HOUR([.Q2])*3600)+(MINUTE([.Q2])*60)+SECOND([.Q2])" office:value-type="float" office:value="555" calcext:value-type="float">
            <text:p>555.00</text:p>
          </table:table-cell>
          <table:table-cell table:style-name="ce27" table:formula="of:=(HOUR([.R2])*3600)+(MINUTE([.R2])*60)+SECOND([.R2])" office:value-type="float" office:value="518" calcext:value-type="float">
            <text:p>518.00</text:p>
          </table:table-cell>
          <table:table-cell table:style-name="ce28" table:formula="of:=[.T2]*[$Prices.$C11]*[.$U$1]" office:value-type="float" office:value="0.524217036" calcext:value-type="float">
            <text:p>0.524217036000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8M42S" calcext:value-type="time">
            <text:p>00:08:42</text:p>
          </table:table-cell>
          <table:table-cell table:style-name="ce27" table:formula="of:=(HOUR([.V2])*3600)+(MINUTE([.V2])*60)+SECOND([.V2])" office:value-type="float" office:value="564" calcext:value-type="float">
            <text:p>564.00</text:p>
          </table:table-cell>
          <table:table-cell table:style-name="ce27" table:formula="of:=(HOUR([.W2])*3600)+(MINUTE([.W2])*60)+SECOND([.W2])" office:value-type="float" office:value="522" calcext:value-type="float">
            <text:p>522.00</text:p>
          </table:table-cell>
          <table:table-cell table:style-name="ce28" table:formula="of:=[.Y2]*[$Prices.$C11]*[.$Z$1]" office:value-type="float" office:value="0.704353392" calcext:value-type="float">
            <text:p>0.704353392000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1" office:value-type="time" office:time-value="PT00H08M41S" calcext:value-type="time">
            <text:p>00:08:41</text:p>
          </table:table-cell>
          <table:table-cell table:style-name="ce27" table:formula="of:=(HOUR([.AA2])*3600)+(MINUTE([.AA2])*60)+SECOND([.AA2])" office:value-type="float" office:value="569" calcext:value-type="float">
            <text:p>569.00</text:p>
          </table:table-cell>
          <table:table-cell table:style-name="ce27" table:formula="of:=(HOUR([.AB2])*3600)+(MINUTE([.AB2])*60)+SECOND([.AB2])" office:value-type="float" office:value="521" calcext:value-type="float">
            <text:p>521.00</text:p>
          </table:table-cell>
          <table:table-cell table:style-name="ce28" table:formula="of:=[.AD2]*[$Prices.$C11]*[.$AE$1]" office:value-type="float" office:value="0.87875507" calcext:value-type="float">
            <text:p>0.878755070000</text:p>
          </table:table-cell>
          <table:table-cell table:style-name="ce29" table:formula="of:=[.F2]+[.K2]+[.P2]+[.U2]+[.Z2]+[.AE2]" office:value-type="float" office:value="2.653637911" calcext:value-type="float">
            <text:p>2.6536379110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number-columns-repeated="2" table:style-name="ce1" office:value-type="time" office:time-value="PT00H05M53S" calcext:value-type="time">
            <text:p>00:05:53</text:p>
          </table:table-cell>
          <table:table-cell table:formula="of:=(HOUR([.B3])*3600)+(MINUTE([.B3])*60)+SECOND([.B3])" office:value-type="float" office:value="353" calcext:value-type="float">
            <text:p>353.00</text:p>
          </table:table-cell>
          <table:table-cell table:formula="of:=(HOUR([.C3])*3600)+(MINUTE([.C3])*60)+SECOND([.C3])" office:value-type="float" office:value="353" calcext:value-type="float">
            <text:p>353.00</text:p>
          </table:table-cell>
          <table:table-cell table:style-name="ce28" table:formula="of:=[.E3]*[$Prices.$C12]*[.$F$1]" office:value-type="float" office:value="0.00889561765" calcext:value-type="float">
            <text:p>0.008895617650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5M45S" calcext:value-type="time">
            <text:p>00:05:45</text:p>
          </table:table-cell>
          <table:table-cell table:style-name="ce27" table:formula="of:=(HOUR([.G3])*3600)+(MINUTE([.G3])*60)+SECOND([.G3])" office:value-type="float" office:value="369" calcext:value-type="float">
            <text:p>369.00</text:p>
          </table:table-cell>
          <table:table-cell table:style-name="ce27" table:formula="of:=(HOUR([.H3])*3600)+(MINUTE([.H3])*60)+SECOND([.H3])" office:value-type="float" office:value="345" calcext:value-type="float">
            <text:p>345.00</text:p>
          </table:table-cell>
          <table:table-cell table:style-name="ce28" table:formula="of:=[.J3]*[$Prices.$C12]*[.$K$1]" office:value-type="float" office:value="0.173880345" calcext:value-type="float">
            <text:p>0.173880345000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7" table:formula="of:=(HOUR([.L3])*3600)+(MINUTE([.L3])*60)+SECOND([.L3])" office:value-type="float" office:value="383" calcext:value-type="float">
            <text:p>383.00</text:p>
          </table:table-cell>
          <table:table-cell table:style-name="ce27" table:formula="of:=(HOUR([.M3])*3600)+(MINUTE([.M3])*60)+SECOND([.M3])" office:value-type="float" office:value="349" calcext:value-type="float">
            <text:p>349.00</text:p>
          </table:table-cell>
          <table:table-cell table:style-name="ce28" table:formula="of:=[.O3]*[$Prices.$C12]*[.$P$1]" office:value-type="float" office:value="0.351792698" calcext:value-type="float">
            <text:p>0.351792698000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5M46S" calcext:value-type="time">
            <text:p>00:05:46</text:p>
          </table:table-cell>
          <table:table-cell table:style-name="ce27" table:formula="of:=(HOUR([.Q3])*3600)+(MINUTE([.Q3])*60)+SECOND([.Q3])" office:value-type="float" office:value="424" calcext:value-type="float">
            <text:p>424.00</text:p>
          </table:table-cell>
          <table:table-cell table:style-name="ce27" table:formula="of:=(HOUR([.R3])*3600)+(MINUTE([.R3])*60)+SECOND([.R3])" office:value-type="float" office:value="346" calcext:value-type="float">
            <text:p>346.00</text:p>
          </table:table-cell>
          <table:table-cell table:style-name="ce28" table:formula="of:=[.T3]*[$Prices.$C12]*[.$U$1]" office:value-type="float" office:value="0.523153038" calcext:value-type="float">
            <text:p>0.523153038000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27" table:formula="of:=(HOUR([.V3])*3600)+(MINUTE([.V3])*60)+SECOND([.V3])" office:value-type="float" office:value="386" calcext:value-type="float">
            <text:p>386.00</text:p>
          </table:table-cell>
          <table:table-cell table:style-name="ce27" table:formula="of:=(HOUR([.W3])*3600)+(MINUTE([.W3])*60)+SECOND([.W3])" office:value-type="float" office:value="347" calcext:value-type="float">
            <text:p>347.00</text:p>
          </table:table-cell>
          <table:table-cell table:style-name="ce28" table:formula="of:=[.Y3]*[$Prices.$C12]*[.$Z$1]" office:value-type="float" office:value="0.699553388" calcext:value-type="float">
            <text:p>0.699553388000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7" table:formula="of:=(HOUR([.AA3])*3600)+(MINUTE([.AA3])*60)+SECOND([.AA3])" office:value-type="float" office:value="392" calcext:value-type="float">
            <text:p>392.00</text:p>
          </table:table-cell>
          <table:table-cell table:style-name="ce27" table:formula="of:=(HOUR([.AB3])*3600)+(MINUTE([.AB3])*60)+SECOND([.AB3])" office:value-type="float" office:value="349" calcext:value-type="float">
            <text:p>349.00</text:p>
          </table:table-cell>
          <table:table-cell table:style-name="ce28" table:formula="of:=[.AD3]*[$Prices.$C12]*[.$AE$1]" office:value-type="float" office:value="0.879481745" calcext:value-type="float">
            <text:p>0.879481745000</text:p>
          </table:table-cell>
          <table:table-cell table:style-name="ce29" table:formula="of:=[.F3]+[.K3]+[.P3]+[.U3]+[.Z3]+[.AE3]" office:value-type="float" office:value="2.63675683165" calcext:value-type="float">
            <text:p>2.63675683165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02S" calcext:value-type="time">
            <text:p>00:05:02</text:p>
          </table:table-cell>
          <table:table-cell table:formula="of:=(HOUR([.B4])*3600)+(MINUTE([.B4])*60)+SECOND([.B4])" office:value-type="float" office:value="303" calcext:value-type="float">
            <text:p>303.00</text:p>
          </table:table-cell>
          <table:table-cell table:formula="of:=(HOUR([.C4])*3600)+(MINUTE([.C4])*60)+SECOND([.C4])" office:value-type="float" office:value="302" calcext:value-type="float">
            <text:p>302.00</text:p>
          </table:table-cell>
          <table:table-cell table:style-name="ce28" table:formula="of:=[.E4]*[$Prices.$C13]*[.$F$1]" office:value-type="float" office:value="0.0101270868" calcext:value-type="float">
            <text:p>0.0101270868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7" table:formula="of:=(HOUR([.G4])*3600)+(MINUTE([.G4])*60)+SECOND([.G4])" office:value-type="float" office:value="319" calcext:value-type="float">
            <text:p>319.00</text:p>
          </table:table-cell>
          <table:table-cell table:style-name="ce27" table:formula="of:=(HOUR([.H4])*3600)+(MINUTE([.H4])*60)+SECOND([.H4])" office:value-type="float" office:value="301" calcext:value-type="float">
            <text:p>301.00</text:p>
          </table:table-cell>
          <table:table-cell table:style-name="ce28" table:formula="of:=[.J4]*[$Prices.$C13]*[.$K$1]" office:value-type="float" office:value="0.201871068" calcext:value-type="float">
            <text:p>0.201871068000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7" table:formula="of:=(HOUR([.L4])*3600)+(MINUTE([.L4])*60)+SECOND([.L4])" office:value-type="float" office:value="337" calcext:value-type="float">
            <text:p>337.00</text:p>
          </table:table-cell>
          <table:table-cell table:style-name="ce27" table:formula="of:=(HOUR([.M4])*3600)+(MINUTE([.M4])*60)+SECOND([.M4])" office:value-type="float" office:value="301" calcext:value-type="float">
            <text:p>301.00</text:p>
          </table:table-cell>
          <table:table-cell table:style-name="ce28" table:formula="of:=[.O4]*[$Prices.$C13]*[.$P$1]" office:value-type="float" office:value="0.403742136" calcext:value-type="float">
            <text:p>0.403742136000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Q4])*3600)+(MINUTE([.Q4])*60)+SECOND([.Q4])" office:value-type="float" office:value="327" calcext:value-type="float">
            <text:p>327.00</text:p>
          </table:table-cell>
          <table:table-cell table:style-name="ce27" table:formula="of:=(HOUR([.R4])*3600)+(MINUTE([.R4])*60)+SECOND([.R4])" office:value-type="float" office:value="296" calcext:value-type="float">
            <text:p>296.00</text:p>
          </table:table-cell>
          <table:table-cell table:style-name="ce28" table:formula="of:=[.T4]*[$Prices.$C13]*[.$U$1]" office:value-type="float" office:value="0.595553184" calcext:value-type="float">
            <text:p>0.5955531840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V4])*3600)+(MINUTE([.V4])*60)+SECOND([.V4])" office:value-type="float" office:value="319" calcext:value-type="float">
            <text:p>319.00</text:p>
          </table:table-cell>
          <table:table-cell table:style-name="ce27" table:formula="of:=(HOUR([.W4])*3600)+(MINUTE([.W4])*60)+SECOND([.W4])" office:value-type="float" office:value="298" calcext:value-type="float">
            <text:p>298.00</text:p>
          </table:table-cell>
          <table:table-cell table:style-name="ce28" table:formula="of:=[.Y4]*[$Prices.$C13]*[.$Z$1]" office:value-type="float" office:value="0.799436256" calcext:value-type="float">
            <text:p>0.799436256000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AA4])*3600)+(MINUTE([.AA4])*60)+SECOND([.AA4])" office:value-type="float" office:value="326" calcext:value-type="float">
            <text:p>326.00</text:p>
          </table:table-cell>
          <table:table-cell table:style-name="ce27" table:formula="of:=(HOUR([.AB4])*3600)+(MINUTE([.AB4])*60)+SECOND([.AB4])" office:value-type="float" office:value="296" calcext:value-type="float">
            <text:p>296.00</text:p>
          </table:table-cell>
          <table:table-cell table:style-name="ce28" table:formula="of:=[.AD4]*[$Prices.$C13]*[.$AE$1]" office:value-type="float" office:value="0.99258864" calcext:value-type="float">
            <text:p>0.992588640000</text:p>
          </table:table-cell>
          <table:table-cell table:style-name="ce29" table:formula="of:=[.F4]+[.K4]+[.P4]+[.U4]+[.Z4]+[.AE4]" office:value-type="float" office:value="3.0033183708" calcext:value-type="float">
            <text:p>3.0033183708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number-columns-repeated="2" table:style-name="ce1" office:value-type="time" office:time-value="PT00H05M02S" calcext:value-type="time">
            <text:p>00:05:02</text:p>
          </table:table-cell>
          <table:table-cell table:formula="of:=(HOUR([.B5])*3600)+(MINUTE([.B5])*60)+SECOND([.B5])" office:value-type="float" office:value="302" calcext:value-type="float">
            <text:p>302.00</text:p>
          </table:table-cell>
          <table:table-cell table:formula="of:=(HOUR([.C5])*3600)+(MINUTE([.C5])*60)+SECOND([.C5])" office:value-type="float" office:value="302" calcext:value-type="float">
            <text:p>302.00</text:p>
          </table:table-cell>
          <table:table-cell table:style-name="ce28" table:formula="of:=[.E5]*[$Prices.$C14]*[.$F$1]" office:value-type="float" office:value="0.0126437585" calcext:value-type="float">
            <text:p>0.012643758500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G5])*3600)+(MINUTE([.G5])*60)+SECOND([.G5])" office:value-type="float" office:value="334" calcext:value-type="float">
            <text:p>334.00</text:p>
          </table:table-cell>
          <table:table-cell table:style-name="ce27" table:formula="of:=(HOUR([.H5])*3600)+(MINUTE([.H5])*60)+SECOND([.H5])" office:value-type="float" office:value="298" calcext:value-type="float">
            <text:p>298.00</text:p>
          </table:table-cell>
          <table:table-cell table:style-name="ce28" table:formula="of:=[.J5]*[$Prices.$C14]*[.$K$1]" office:value-type="float" office:value="0.24952583" calcext:value-type="float">
            <text:p>0.249525830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L5])*3600)+(MINUTE([.L5])*60)+SECOND([.L5])" office:value-type="float" office:value="321" calcext:value-type="float">
            <text:p>321.00</text:p>
          </table:table-cell>
          <table:table-cell table:style-name="ce27" table:formula="of:=(HOUR([.M5])*3600)+(MINUTE([.M5])*60)+SECOND([.M5])" office:value-type="float" office:value="298" calcext:value-type="float">
            <text:p>298.00</text:p>
          </table:table-cell>
          <table:table-cell table:style-name="ce28" table:formula="of:=[.O5]*[$Prices.$C14]*[.$P$1]" office:value-type="float" office:value="0.49905166" calcext:value-type="float">
            <text:p>0.499051660000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4M54S" calcext:value-type="time">
            <text:p>00:04:54</text:p>
          </table:table-cell>
          <table:table-cell table:style-name="ce27" table:formula="of:=(HOUR([.Q5])*3600)+(MINUTE([.Q5])*60)+SECOND([.Q5])" office:value-type="float" office:value="312" calcext:value-type="float">
            <text:p>312.00</text:p>
          </table:table-cell>
          <table:table-cell table:style-name="ce27" table:formula="of:=(HOUR([.R5])*3600)+(MINUTE([.R5])*60)+SECOND([.R5])" office:value-type="float" office:value="294" calcext:value-type="float">
            <text:p>294.00</text:p>
          </table:table-cell>
          <table:table-cell table:style-name="ce28" table:formula="of:=[.T5]*[$Prices.$C14]*[.$U$1]" office:value-type="float" office:value="0.73852947" calcext:value-type="float">
            <text:p>0.738529470000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7" table:formula="of:=(HOUR([.V5])*3600)+(MINUTE([.V5])*60)+SECOND([.V5])" office:value-type="float" office:value="323" calcext:value-type="float">
            <text:p>323.00</text:p>
          </table:table-cell>
          <table:table-cell table:style-name="ce27" table:formula="of:=(HOUR([.W5])*3600)+(MINUTE([.W5])*60)+SECOND([.W5])" office:value-type="float" office:value="297" calcext:value-type="float">
            <text:p>297.00</text:p>
          </table:table-cell>
          <table:table-cell table:style-name="ce28" table:formula="of:=[.Y5]*[$Prices.$C14]*[.$Z$1]" office:value-type="float" office:value="0.99475398" calcext:value-type="float">
            <text:p>0.994753980000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7" table:formula="of:=(HOUR([.AA5])*3600)+(MINUTE([.AA5])*60)+SECOND([.AA5])" office:value-type="float" office:value="342" calcext:value-type="float">
            <text:p>342.00</text:p>
          </table:table-cell>
          <table:table-cell table:style-name="ce27" table:formula="of:=(HOUR([.AB5])*3600)+(MINUTE([.AB5])*60)+SECOND([.AB5])" office:value-type="float" office:value="297" calcext:value-type="float">
            <text:p>297.00</text:p>
          </table:table-cell>
          <table:table-cell table:style-name="ce28" table:formula="of:=[.AD5]*[$Prices.$C14]*[.$AE$1]" office:value-type="float" office:value="1.243442475" calcext:value-type="float">
            <text:p>1.243442475000</text:p>
          </table:table-cell>
          <table:table-cell table:style-name="ce29" table:formula="of:=[.F5]+[.K5]+[.P5]+[.U5]+[.Z5]+[.AE5]" office:value-type="float" office:value="3.7379471735" calcext:value-type="float">
            <text:p>3.7379471735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number-columns-repeated="2" table:style-name="ce1" office:value-type="time" office:time-value="PT00H04M55S" calcext:value-type="time">
            <text:p>00:04:55</text:p>
          </table:table-cell>
          <table:table-cell table:formula="of:=(HOUR([.B6])*3600)+(MINUTE([.B6])*60)+SECOND([.B6])" office:value-type="float" office:value="295" calcext:value-type="float">
            <text:p>295.00</text:p>
          </table:table-cell>
          <table:table-cell table:formula="of:=(HOUR([.C6])*3600)+(MINUTE([.C6])*60)+SECOND([.C6])" office:value-type="float" office:value="295" calcext:value-type="float">
            <text:p>295.00</text:p>
          </table:table-cell>
          <table:table-cell table:style-name="ce28" table:formula="of:=[.E6]*[$Prices.$C15]*[.$F$1]" office:value-type="float" office:value="0.0148090295" calcext:value-type="float">
            <text:p>0.014809029500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G6])*3600)+(MINUTE([.G6])*60)+SECOND([.G6])" office:value-type="float" office:value="316" calcext:value-type="float">
            <text:p>316.00</text:p>
          </table:table-cell>
          <table:table-cell table:style-name="ce27" table:formula="of:=(HOUR([.H6])*3600)+(MINUTE([.H6])*60)+SECOND([.H6])" office:value-type="float" office:value="298" calcext:value-type="float">
            <text:p>298.00</text:p>
          </table:table-cell>
          <table:table-cell table:style-name="ce28" table:formula="of:=[.J6]*[$Prices.$C15]*[.$K$1]" office:value-type="float" office:value="0.299192596" calcext:value-type="float">
            <text:p>0.299192596000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L6])*3600)+(MINUTE([.L6])*60)+SECOND([.L6])" office:value-type="float" office:value="313" calcext:value-type="float">
            <text:p>313.00</text:p>
          </table:table-cell>
          <table:table-cell table:style-name="ce27" table:formula="of:=(HOUR([.M6])*3600)+(MINUTE([.M6])*60)+SECOND([.M6])" office:value-type="float" office:value="296" calcext:value-type="float">
            <text:p>296.00</text:p>
          </table:table-cell>
          <table:table-cell table:style-name="ce28" table:formula="of:=[.O6]*[$Prices.$C15]*[.$P$1]" office:value-type="float" office:value="0.594369184" calcext:value-type="float">
            <text:p>0.594369184000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4M53S" calcext:value-type="time">
            <text:p>00:04:53</text:p>
          </table:table-cell>
          <table:table-cell table:style-name="ce27" table:formula="of:=(HOUR([.Q6])*3600)+(MINUTE([.Q6])*60)+SECOND([.Q6])" office:value-type="float" office:value="315" calcext:value-type="float">
            <text:p>315.00</text:p>
          </table:table-cell>
          <table:table-cell table:style-name="ce27" table:formula="of:=(HOUR([.R6])*3600)+(MINUTE([.R6])*60)+SECOND([.R6])" office:value-type="float" office:value="293" calcext:value-type="float">
            <text:p>293.00</text:p>
          </table:table-cell>
          <table:table-cell table:style-name="ce28" table:formula="of:=[.T6]*[$Prices.$C15]*[.$U$1]" office:value-type="float" office:value="0.882517758" calcext:value-type="float">
            <text:p>0.882517758000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V6])*3600)+(MINUTE([.V6])*60)+SECOND([.V6])" office:value-type="float" office:value="333" calcext:value-type="float">
            <text:p>333.00</text:p>
          </table:table-cell>
          <table:table-cell table:style-name="ce27" table:formula="of:=(HOUR([.W6])*3600)+(MINUTE([.W6])*60)+SECOND([.W6])" office:value-type="float" office:value="296" calcext:value-type="float">
            <text:p>296.00</text:p>
          </table:table-cell>
          <table:table-cell table:style-name="ce28" table:formula="of:=[.Y6]*[$Prices.$C15]*[.$Z$1]" office:value-type="float" office:value="1.188738368" calcext:value-type="float">
            <text:p>1.188738368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27" table:formula="of:=(HOUR([.AA6])*3600)+(MINUTE([.AA6])*60)+SECOND([.AA6])" office:value-type="float" office:value="321" calcext:value-type="float">
            <text:p>321.00</text:p>
          </table:table-cell>
          <table:table-cell table:style-name="ce27" table:formula="of:=(HOUR([.AB6])*3600)+(MINUTE([.AB6])*60)+SECOND([.AB6])" office:value-type="float" office:value="295" calcext:value-type="float">
            <text:p>295.00</text:p>
          </table:table-cell>
          <table:table-cell table:style-name="ce28" table:formula="of:=[.AD6]*[$Prices.$C15]*[.$AE$1]" office:value-type="float" office:value="1.48090295" calcext:value-type="float">
            <text:p>1.480902950000</text:p>
          </table:table-cell>
          <table:table-cell table:style-name="ce29" table:formula="of:=[.F6]+[.K6]+[.P6]+[.U6]+[.Z6]+[.AE6]" office:value-type="float" office:value="4.4605298855" calcext:value-type="float">
            <text:p>4.460529885500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number-columns-repeated="2" table:style-name="ce1" office:value-type="time" office:time-value="PT00H03M49S" calcext:value-type="time">
            <text:p>00:03:49</text:p>
          </table:table-cell>
          <table:table-cell table:formula="of:=(HOUR([.B7])*3600)+(MINUTE([.B7])*60)+SECOND([.B7])" office:value-type="float" office:value="229" calcext:value-type="float">
            <text:p>229.00</text:p>
          </table:table-cell>
          <table:table-cell table:formula="of:=(HOUR([.C7])*3600)+(MINUTE([.C7])*60)+SECOND([.C7])" office:value-type="float" office:value="229" calcext:value-type="float">
            <text:p>229.00</text:p>
          </table:table-cell>
          <table:table-cell table:style-name="ce28" table:formula="of:=[.D7]*[$Prices.$K3]" office:value-type="float" office:value="0.0241722222222222" calcext:value-type="float">
            <text:p>0.024172222222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06M06S" calcext:value-type="time">
            <text:p>00:06:06</text:p>
          </table:table-cell>
          <table:table-cell table:style-name="ce27" table:formula="of:=(HOUR([.G7])*3600)+(MINUTE([.G7])*60)+SECOND([.G7])" office:value-type="float" office:value="1025" calcext:value-type="float">
            <text:p>1,025.00</text:p>
          </table:table-cell>
          <table:table-cell table:style-name="ce27" table:formula="of:=(HOUR([.H7])*3600)+(MINUTE([.H7])*60)+SECOND([.H7])" office:value-type="float" office:value="366" calcext:value-type="float">
            <text:p>366.00</text:p>
          </table:table-cell>
          <table:table-cell table:style-name="ce28" table:formula="of:=[.I7]*[$Prices.$K3]" office:value-type="float" office:value="0.108194444444444" calcext:value-type="float">
            <text:p>0.108194444444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7" table:formula="of:=(HOUR([.L7])*3600)+(MINUTE([.L7])*60)+SECOND([.L7])" office:value-type="float" office:value="2051" calcext:value-type="float">
            <text:p>2,051.00</text:p>
          </table:table-cell>
          <table:table-cell table:style-name="ce27" table:formula="of:=(HOUR([.M7])*3600)+(MINUTE([.M7])*60)+SECOND([.M7])" office:value-type="float" office:value="392" calcext:value-type="float">
            <text:p>392.00</text:p>
          </table:table-cell>
          <table:table-cell table:style-name="ce28" table:formula="of:=[.N7]*[$Prices.$K3]" office:value-type="float" office:value="0.216494444444444" calcext:value-type="float">
            <text:p>0.216494444444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0H06M31S" calcext:value-type="time">
            <text:p>00:06:31</text:p>
          </table:table-cell>
          <table:table-cell table:style-name="ce27" table:formula="of:=(HOUR([.Q7])*3600)+(MINUTE([.Q7])*60)+SECOND([.Q7])" office:value-type="float" office:value="3050" calcext:value-type="float">
            <text:p>3,050.00</text:p>
          </table:table-cell>
          <table:table-cell table:style-name="ce27" table:formula="of:=(HOUR([.R7])*3600)+(MINUTE([.R7])*60)+SECOND([.R7])" office:value-type="float" office:value="391" calcext:value-type="float">
            <text:p>391.00</text:p>
          </table:table-cell>
          <table:table-cell table:style-name="ce28" table:formula="of:=[.S7]*[$Prices.$K3]" office:value-type="float" office:value="0.321944444444444" calcext:value-type="float">
            <text:p>0.321944444444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0H06M24S" calcext:value-type="time">
            <text:p>00:06:24</text:p>
          </table:table-cell>
          <table:table-cell table:style-name="ce27" table:formula="of:=(HOUR([.V7])*3600)+(MINUTE([.V7])*60)+SECOND([.V7])" office:value-type="float" office:value="4007" calcext:value-type="float">
            <text:p>4,007.00</text:p>
          </table:table-cell>
          <table:table-cell table:style-name="ce27" table:formula="of:=(HOUR([.W7])*3600)+(MINUTE([.W7])*60)+SECOND([.W7])" office:value-type="float" office:value="384" calcext:value-type="float">
            <text:p>384.00</text:p>
          </table:table-cell>
          <table:table-cell table:style-name="ce28" table:formula="of:=[.X7]*[$Prices.$K3]" office:value-type="float" office:value="0.422961111111111" calcext:value-type="float">
            <text:p>0.422961111111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1" office:value-type="time" office:time-value="PT00H06M19S" calcext:value-type="time">
            <text:p>00:06:19</text:p>
          </table:table-cell>
          <table:table-cell table:style-name="ce27" table:formula="of:=(HOUR([.AA7])*3600)+(MINUTE([.AA7])*60)+SECOND([.AA7])" office:value-type="float" office:value="4853" calcext:value-type="float">
            <text:p>4,853.00</text:p>
          </table:table-cell>
          <table:table-cell table:style-name="ce27" table:formula="of:=(HOUR([.AB7])*3600)+(MINUTE([.AB7])*60)+SECOND([.AB7])" office:value-type="float" office:value="379" calcext:value-type="float">
            <text:p>379.00</text:p>
          </table:table-cell>
          <table:table-cell table:style-name="ce28" table:formula="of:=[.AC7]*[$Prices.$K3]" office:value-type="float" office:value="0.512261111111111" calcext:value-type="float">
            <text:p>0.512261111111</text:p>
          </table:table-cell>
          <table:table-cell table:style-name="ce29" table:formula="of:=[.F7]+[.K7]+[.P7]+[.U7]+[.Z7]+[.AE7]" office:value-type="float" office:value="1.60602777777778" calcext:value-type="float">
            <text:p>1.606027777778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number-columns-repeated="2" table:style-name="ce1" office:value-type="time" office:time-value="PT00H03M46S" calcext:value-type="time">
            <text:p>00:03:46</text:p>
          </table:table-cell>
          <table:table-cell table:formula="of:=(HOUR([.B8])*3600)+(MINUTE([.B8])*60)+SECOND([.B8])" office:value-type="float" office:value="226" calcext:value-type="float">
            <text:p>226.00</text:p>
          </table:table-cell>
          <table:table-cell table:formula="of:=(HOUR([.C8])*3600)+(MINUTE([.C8])*60)+SECOND([.C8])" office:value-type="float" office:value="226" calcext:value-type="float">
            <text:p>226.00</text:p>
          </table:table-cell>
          <table:table-cell table:style-name="ce28" table:formula="of:=[.D8]*[$Prices.$K4]" office:value-type="float" office:value="0.0477111111111111" calcext:value-type="float">
            <text:p>0.047711111111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05M50S" calcext:value-type="time">
            <text:p>00:05:50</text:p>
          </table:table-cell>
          <table:table-cell table:style-name="ce27" table:formula="of:=(HOUR([.G8])*3600)+(MINUTE([.G8])*60)+SECOND([.G8])" office:value-type="float" office:value="604" calcext:value-type="float">
            <text:p>604.00</text:p>
          </table:table-cell>
          <table:table-cell table:style-name="ce27" table:formula="of:=(HOUR([.H8])*3600)+(MINUTE([.H8])*60)+SECOND([.H8])" office:value-type="float" office:value="350" calcext:value-type="float">
            <text:p>350.00</text:p>
          </table:table-cell>
          <table:table-cell table:style-name="ce28" table:formula="of:=[.I8]*[$Prices.$K4]" office:value-type="float" office:value="0.127511111111111" calcext:value-type="float">
            <text:p>0.127511111111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06M05S" calcext:value-type="time">
            <text:p>00:06:05</text:p>
          </table:table-cell>
          <table:table-cell table:style-name="ce27" table:formula="of:=(HOUR([.L8])*3600)+(MINUTE([.L8])*60)+SECOND([.L8])" office:value-type="float" office:value="1039" calcext:value-type="float">
            <text:p>1,039.00</text:p>
          </table:table-cell>
          <table:table-cell table:style-name="ce27" table:formula="of:=(HOUR([.M8])*3600)+(MINUTE([.M8])*60)+SECOND([.M8])" office:value-type="float" office:value="365" calcext:value-type="float">
            <text:p>365.00</text:p>
          </table:table-cell>
          <table:table-cell table:style-name="ce28" table:formula="of:=[.N8]*[$Prices.$K4]" office:value-type="float" office:value="0.219344444444444" calcext:value-type="float">
            <text:p>0.219344444444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06M18S" calcext:value-type="time">
            <text:p>00:06:18</text:p>
          </table:table-cell>
          <table:table-cell table:style-name="ce27" table:formula="of:=(HOUR([.Q8])*3600)+(MINUTE([.Q8])*60)+SECOND([.Q8])" office:value-type="float" office:value="1545" calcext:value-type="float">
            <text:p>1,545.00</text:p>
          </table:table-cell>
          <table:table-cell table:style-name="ce27" table:formula="of:=(HOUR([.R8])*3600)+(MINUTE([.R8])*60)+SECOND([.R8])" office:value-type="float" office:value="378" calcext:value-type="float">
            <text:p>378.00</text:p>
          </table:table-cell>
          <table:table-cell table:style-name="ce28" table:formula="of:=[.S8]*[$Prices.$K4]" office:value-type="float" office:value="0.326166666666667" calcext:value-type="float">
            <text:p>0.326166666667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06M47S" calcext:value-type="time">
            <text:p>00:06:47</text:p>
          </table:table-cell>
          <table:table-cell table:style-name="ce27" table:formula="of:=(HOUR([.V8])*3600)+(MINUTE([.V8])*60)+SECOND([.V8])" office:value-type="float" office:value="2108" calcext:value-type="float">
            <text:p>2,108.00</text:p>
          </table:table-cell>
          <table:table-cell table:style-name="ce27" table:formula="of:=(HOUR([.W8])*3600)+(MINUTE([.W8])*60)+SECOND([.W8])" office:value-type="float" office:value="407" calcext:value-type="float">
            <text:p>407.00</text:p>
          </table:table-cell>
          <table:table-cell table:style-name="ce28" table:formula="of:=[.X8]*[$Prices.$K4]" office:value-type="float" office:value="0.445022222222222" calcext:value-type="float">
            <text:p>0.445022222222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1" office:value-type="time" office:time-value="PT00H06M22S" calcext:value-type="time">
            <text:p>00:06:22</text:p>
          </table:table-cell>
          <table:table-cell table:style-name="ce27" table:formula="of:=(HOUR([.AA8])*3600)+(MINUTE([.AA8])*60)+SECOND([.AA8])" office:value-type="float" office:value="2568" calcext:value-type="float">
            <text:p>2,568.00</text:p>
          </table:table-cell>
          <table:table-cell table:style-name="ce27" table:formula="of:=(HOUR([.AB8])*3600)+(MINUTE([.AB8])*60)+SECOND([.AB8])" office:value-type="float" office:value="382" calcext:value-type="float">
            <text:p>382.00</text:p>
          </table:table-cell>
          <table:table-cell table:style-name="ce28" table:formula="of:=[.AC8]*[$Prices.$K4]" office:value-type="float" office:value="0.542133333333333" calcext:value-type="float">
            <text:p>0.542133333333</text:p>
          </table:table-cell>
          <table:table-cell table:style-name="ce29" table:formula="of:=[.F8]+[.K8]+[.P8]+[.U8]+[.Z8]+[.AE8]" office:value-type="float" office:value="1.70788888888889" calcext:value-type="float">
            <text:p>1.707888888889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3M52S" calcext:value-type="time">
            <text:p>00:03:52</text:p>
          </table:table-cell>
          <table:table-cell table:formula="of:=(HOUR([.B9])*3600)+(MINUTE([.B9])*60)+SECOND([.B9])" office:value-type="float" office:value="233" calcext:value-type="float">
            <text:p>233.00</text:p>
          </table:table-cell>
          <table:table-cell table:formula="of:=(HOUR([.C9])*3600)+(MINUTE([.C9])*60)+SECOND([.C9])" office:value-type="float" office:value="232" calcext:value-type="float">
            <text:p>232.00</text:p>
          </table:table-cell>
          <table:table-cell table:style-name="ce28" table:formula="of:=[.D9]*[$Prices.$K5]" office:value-type="float" office:value="0.0983777777777778" calcext:value-type="float">
            <text:p>0.098377777778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04M35S" calcext:value-type="time">
            <text:p>00:04:35</text:p>
          </table:table-cell>
          <table:table-cell table:style-name="ce27" table:formula="of:=(HOUR([.G9])*3600)+(MINUTE([.G9])*60)+SECOND([.G9])" office:value-type="float" office:value="347" calcext:value-type="float">
            <text:p>347.00</text:p>
          </table:table-cell>
          <table:table-cell table:style-name="ce27" table:formula="of:=(HOUR([.H9])*3600)+(MINUTE([.H9])*60)+SECOND([.H9])" office:value-type="float" office:value="275" calcext:value-type="float">
            <text:p>275.00</text:p>
          </table:table-cell>
          <table:table-cell table:style-name="ce28" table:formula="of:=[.I9]*[$Prices.$K5]" office:value-type="float" office:value="0.146511111111111" calcext:value-type="float">
            <text:p>0.146511111111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06M02S" calcext:value-type="time">
            <text:p>00:06:02</text:p>
          </table:table-cell>
          <table:table-cell table:style-name="ce27" table:formula="of:=(HOUR([.L9])*3600)+(MINUTE([.L9])*60)+SECOND([.L9])" office:value-type="float" office:value="629" calcext:value-type="float">
            <text:p>629.00</text:p>
          </table:table-cell>
          <table:table-cell table:style-name="ce27" table:formula="of:=(HOUR([.M9])*3600)+(MINUTE([.M9])*60)+SECOND([.M9])" office:value-type="float" office:value="362" calcext:value-type="float">
            <text:p>362.00</text:p>
          </table:table-cell>
          <table:table-cell table:style-name="ce28" table:formula="of:=[.N9]*[$Prices.$K5]" office:value-type="float" office:value="0.265577777777778" calcext:value-type="float">
            <text:p>0.265577777778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06M08S" calcext:value-type="time">
            <text:p>00:06:08</text:p>
          </table:table-cell>
          <table:table-cell table:style-name="ce27" table:formula="of:=(HOUR([.Q9])*3600)+(MINUTE([.Q9])*60)+SECOND([.Q9])" office:value-type="float" office:value="778" calcext:value-type="float">
            <text:p>778.00</text:p>
          </table:table-cell>
          <table:table-cell table:style-name="ce27" table:formula="of:=(HOUR([.R9])*3600)+(MINUTE([.R9])*60)+SECOND([.R9])" office:value-type="float" office:value="368" calcext:value-type="float">
            <text:p>368.00</text:p>
          </table:table-cell>
          <table:table-cell table:style-name="ce28" table:formula="of:=[.S9]*[$Prices.$K5]" office:value-type="float" office:value="0.328488888888889" calcext:value-type="float">
            <text:p>0.328488888889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27" table:formula="of:=(HOUR([.V9])*3600)+(MINUTE([.V9])*60)+SECOND([.V9])" office:value-type="float" office:value="1074" calcext:value-type="float">
            <text:p>1,074.00</text:p>
          </table:table-cell>
          <table:table-cell table:style-name="ce27" table:formula="of:=(HOUR([.W9])*3600)+(MINUTE([.W9])*60)+SECOND([.W9])" office:value-type="float" office:value="369" calcext:value-type="float">
            <text:p>369.00</text:p>
          </table:table-cell>
          <table:table-cell table:style-name="ce28" table:formula="of:=[.X9]*[$Prices.$K5]" office:value-type="float" office:value="0.453466666666667" calcext:value-type="float">
            <text:p>0.453466666667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1" office:value-type="time" office:time-value="PT00H05M58S" calcext:value-type="time">
            <text:p>00:05:58</text:p>
          </table:table-cell>
          <table:table-cell table:style-name="ce27" table:formula="of:=(HOUR([.AA9])*3600)+(MINUTE([.AA9])*60)+SECOND([.AA9])" office:value-type="float" office:value="1294" calcext:value-type="float">
            <text:p>1,294.00</text:p>
          </table:table-cell>
          <table:table-cell table:style-name="ce27" table:formula="of:=(HOUR([.AB9])*3600)+(MINUTE([.AB9])*60)+SECOND([.AB9])" office:value-type="float" office:value="358" calcext:value-type="float">
            <text:p>358.00</text:p>
          </table:table-cell>
          <table:table-cell table:style-name="ce28" table:formula="of:=[.AC9]*[$Prices.$K5]" office:value-type="float" office:value="0.546355555555556" calcext:value-type="float">
            <text:p>0.546355555556</text:p>
          </table:table-cell>
          <table:table-cell table:style-name="ce29" table:formula="of:=[.F9]+[.K9]+[.P9]+[.U9]+[.Z9]+[.AE9]" office:value-type="float" office:value="1.83877777777778" calcext:value-type="float">
            <text:p>1.838777777778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number-columns-repeated="2" table:style-name="ce1" office:value-type="time" office:time-value="PT00H05M52S" calcext:value-type="time">
            <text:p>00:05:52</text:p>
          </table:table-cell>
          <table:table-cell table:formula="of:=(HOUR([.B10])*3600)+(MINUTE([.B10])*60)+SECOND([.B10])" office:value-type="float" office:value="352" calcext:value-type="float">
            <text:p>352.00</text:p>
          </table:table-cell>
          <table:table-cell table:formula="of:=(HOUR([.C10])*3600)+(MINUTE([.C10])*60)+SECOND([.C10])" office:value-type="float" office:value="352" calcext:value-type="float">
            <text:p>352.00</text:p>
          </table:table-cell>
          <table:table-cell table:style-name="ce28" table:formula="of:=[.D10]*[$Prices.$K6]" office:value-type="float" office:value="0.0174631111111111" calcext:value-type="float">
            <text:p>0.017463111111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7" table:formula="of:=(HOUR([.G10])*3600)+(MINUTE([.G10])*60)+SECOND([.G10])" office:value-type="float" office:value="2790" calcext:value-type="float">
            <text:p>2,790.00</text:p>
          </table:table-cell>
          <table:table-cell table:style-name="ce27" table:formula="of:=(HOUR([.H10])*3600)+(MINUTE([.H10])*60)+SECOND([.H10])" office:value-type="float" office:value="552" calcext:value-type="float">
            <text:p>552.00</text:p>
          </table:table-cell>
          <table:table-cell table:style-name="ce28" table:formula="of:=[.I10]*[$Prices.$K6]" office:value-type="float" office:value="0.138415" calcext:value-type="float">
            <text:p>0.13841500000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0H08M52S" calcext:value-type="time">
            <text:p>00:08:52</text:p>
          </table:table-cell>
          <table:table-cell table:style-name="ce27" table:formula="of:=(HOUR([.L10])*3600)+(MINUTE([.L10])*60)+SECOND([.L10])" office:value-type="float" office:value="5372" calcext:value-type="float">
            <text:p>5,372.00</text:p>
          </table:table-cell>
          <table:table-cell table:style-name="ce27" table:formula="of:=(HOUR([.M10])*3600)+(MINUTE([.M10])*60)+SECOND([.M10])" office:value-type="float" office:value="532" calcext:value-type="float">
            <text:p>532.00</text:p>
          </table:table-cell>
          <table:table-cell table:style-name="ce28" table:formula="of:=[.N10]*[$Prices.$K6]" office:value-type="float" office:value="0.266510888888889" calcext:value-type="float">
            <text:p>0.266510888889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0H08M57S" calcext:value-type="time">
            <text:p>00:08:57</text:p>
          </table:table-cell>
          <table:table-cell table:style-name="ce27" table:formula="of:=(HOUR([.Q10])*3600)+(MINUTE([.Q10])*60)+SECOND([.Q10])" office:value-type="float" office:value="8127" calcext:value-type="float">
            <text:p>8,127.00</text:p>
          </table:table-cell>
          <table:table-cell table:style-name="ce27" table:formula="of:=(HOUR([.R10])*3600)+(MINUTE([.R10])*60)+SECOND([.R10])" office:value-type="float" office:value="537" calcext:value-type="float">
            <text:p>537.00</text:p>
          </table:table-cell>
          <table:table-cell table:style-name="ce28" table:formula="of:=[.S10]*[$Prices.$K6]" office:value-type="float" office:value="0.4031895" calcext:value-type="float">
            <text:p>0.403189500000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0H09M59S" calcext:value-type="time">
            <text:p>00:09:59</text:p>
          </table:table-cell>
          <table:table-cell table:style-name="ce27" table:formula="of:=(HOUR([.V10])*3600)+(MINUTE([.V10])*60)+SECOND([.V10])" office:value-type="float" office:value="12019" calcext:value-type="float">
            <text:p>12,019.00</text:p>
          </table:table-cell>
          <table:table-cell table:style-name="ce27" table:formula="of:=(HOUR([.W10])*3600)+(MINUTE([.W10])*60)+SECOND([.W10])" office:value-type="float" office:value="599" calcext:value-type="float">
            <text:p>599.00</text:p>
          </table:table-cell>
          <table:table-cell table:style-name="ce28" table:formula="of:=[.X10]*[$Prices.$K6]" office:value-type="float" office:value="0.596275944444445" calcext:value-type="float">
            <text:p>0.596275944444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7" table:formula="of:=(HOUR([.AA10])*3600)+(MINUTE([.AA10])*60)+SECOND([.AA10])" office:value-type="float" office:value="13857" calcext:value-type="float">
            <text:p>13,857.00</text:p>
          </table:table-cell>
          <table:table-cell table:style-name="ce27" table:formula="of:=(HOUR([.AB10])*3600)+(MINUTE([.AB10])*60)+SECOND([.AB10])" office:value-type="float" office:value="552" calcext:value-type="float">
            <text:p>552.00</text:p>
          </table:table-cell>
          <table:table-cell table:style-name="ce28" table:formula="of:=[.AC10]*[$Prices.$K6]" office:value-type="float" office:value="0.687461166666667" calcext:value-type="float">
            <text:p>0.687461166667</text:p>
          </table:table-cell>
          <table:table-cell table:style-name="ce29" table:formula="of:=[.F10]+[.K10]+[.P10]+[.U10]+[.Z10]+[.AE10]" office:value-type="float" office:value="2.10931561111111" calcext:value-type="float">
            <text:p>2.109315611111</text:p>
          </table:table-cell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4"/>
          <table:table-cell table:style-name="ce28" table:formula="of:=SUM([.F2:.F10])" office:value-type="float" office:value="0.242801731672222" calcext:value-type="float">
            <text:p>0.242801731672</text:p>
          </table:table-cell>
          <table:table-cell table:style-name="ce28" table:number-columns-repeated="4"/>
          <table:table-cell table:style-name="ce28" table:formula="of:=SUM([.K2:.K10])" office:value-type="float" office:value="1.62321385766667" calcext:value-type="float">
            <text:p>1.623213857667</text:p>
          </table:table-cell>
          <table:table-cell table:style-name="ce28" table:number-columns-repeated="4"/>
          <table:table-cell table:style-name="ce28" table:formula="of:=SUM([.P2:.P10])" office:value-type="float" office:value="3.17648127755556" calcext:value-type="float">
            <text:p>3.176481277556</text:p>
          </table:table-cell>
          <table:table-cell table:style-name="ce28" table:number-columns-repeated="4"/>
          <table:table-cell table:style-name="ce28" table:formula="of:=SUM([.U2:.U10])" office:value-type="float" office:value="4.643759986" calcext:value-type="float">
            <text:p>4.643759986000</text:p>
          </table:table-cell>
          <table:table-cell table:style-name="ce28" table:number-columns-repeated="4"/>
          <table:table-cell table:style-name="ce28" table:formula="of:=SUM([.Z2:.Z10])" office:value-type="float" office:value="6.30456132844444" calcext:value-type="float">
            <text:p>6.304561328444</text:p>
          </table:table-cell>
          <table:table-cell table:style-name="ce28" table:number-columns-repeated="4"/>
          <table:table-cell table:style-name="ce28" table:formula="of:=SUM([.AE2:.AE10])" office:value-type="float" office:value="7.76338204666667" calcext:value-type="float">
            <text:p>7.763382046667</text:p>
          </table:table-cell>
          <table:table-cell table:style-name="ce29" table:formula="of:=SUM([.AF2:.AF10])" office:value-type="float" office:value="23.7542002280056" calcext:value-type="float">
            <text:p>23.754200228006</text:p>
          </table:table-cell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hart-total-cost" table:style-name="ta1">
        <table:shapes>
          <draw:frame draw:z-index="0" draw:style-name="gr1" draw:text-style-name="P1" svg:width="13.3717in" svg:height="7.5213in" svg:x="5.7843in" svg:y="0.1756in">
            <draw:object draw:notify-on-update-of-ranges="'Chart-total-cost'.A1:'Chart-total-cost'.A1 'Chart-total-cost'.A2:'Chart-total-cost'.A2 'Chart-total-cost'.A3:'Chart-total-cost'.A3 'Chart-total-cost'.A4:'Chart-total-cost'.A4 'Chart-total-cost'.A5:'Chart-total-cost'.A5 'Chart-total-cost'.A6:'Chart-total-cost'.A6 'Chart-total-cost'.A7:'Chart-total-cost'.A7 'Chart-total-cost'.A8:'Chart-total-cost'.A8 'Chart-total-cost'.A9:'Chart-total-cost'.A9 'Chart-total-cost'.A10:'Chart-total-cost'.A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column table:style-name="co23" table:visibility="collapse" table:default-cell-style-name="Default"/>
        <table:table-column table:style-name="co2" table:visibility="collapse" table:default-cell-style-name="Default"/>
        <table:table-column table:style-name="co24" table:visibility="collapse" table:default-cell-style-name="ce27"/>
        <table:table-column table:style-name="co25" table:visibility="collapse" table:default-cell-style-name="ce27"/>
        <table:table-column table:style-name="co26" table:default-cell-style-name="ce27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24" table:visibility="collapse" table:number-columns-repeated="2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5" table:visibility="collapse" table:number-columns-repeated="2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total-duration-1</text:p>
          </table:table-cell>
          <table:table-cell table:style-name="ce1" office:value-type="string" calcext:value-type="string">
            <text:p>avg-align-duration-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style-name="ce1" office:value-type="string" calcext:value-type="string">
            <text:p>total-duration-20</text:p>
          </table:table-cell>
          <table:table-cell table:style-name="ce1" office:value-type="string" calcext:value-type="string">
            <text:p>avg-align-duration-20</text:p>
          </table:table-cell>
          <table:table-cell table:style-name="ce1" table:number-columns-repeated="2"/>
          <table:table-cell table:style-name="ce27" office:value-type="float" office:value="20" calcext:value-type="float">
            <text:p>20.00</text:p>
          </table:table-cell>
          <table:table-cell table:style-name="ce1" office:value-type="string" calcext:value-type="string">
            <text:p>total-duration-40</text:p>
          </table:table-cell>
          <table:table-cell table:style-name="ce1" office:value-type="string" calcext:value-type="string">
            <text:p>avg-align-duration-40</text:p>
          </table:table-cell>
          <table:table-cell table:style-name="ce1" table:number-columns-repeated="2"/>
          <table:table-cell table:style-name="ce27" office:value-type="float" office:value="40" calcext:value-type="float">
            <text:p>40.00</text:p>
          </table:table-cell>
          <table:table-cell table:style-name="ce1" office:value-type="string" calcext:value-type="string">
            <text:p>total-duration-60</text:p>
          </table:table-cell>
          <table:table-cell table:style-name="ce1" office:value-type="string" calcext:value-type="string">
            <text:p>avg-align-duration-60</text:p>
          </table:table-cell>
          <table:table-cell table:style-name="ce1" table:number-columns-repeated="2"/>
          <table:table-cell table:style-name="ce27" office:value-type="float" office:value="60" calcext:value-type="float">
            <text:p>60.00</text:p>
          </table:table-cell>
          <table:table-cell table:style-name="ce1" office:value-type="string" calcext:value-type="string">
            <text:p>total-duration-80</text:p>
          </table:table-cell>
          <table:table-cell table:style-name="ce1" office:value-type="string" calcext:value-type="string">
            <text:p>avg-align-duration-80</text:p>
          </table:table-cell>
          <table:table-cell table:style-name="ce1" table:number-columns-repeated="2"/>
          <table:table-cell table:style-name="ce27" office:value-type="float" office:value="80" calcext:value-type="float">
            <text:p>80.00</text:p>
          </table:table-cell>
          <table:table-cell table:style-name="ce1" office:value-type="string" calcext:value-type="string">
            <text:p>total-duration-100</text:p>
          </table:table-cell>
          <table:table-cell table:style-name="ce1" office:value-type="string" calcext:value-type="string">
            <text:p>avg-align-duration-100</text:p>
          </table:table-cell>
          <table:table-cell table:style-name="ce1" table:number-columns-repeated="2"/>
          <table:table-cell table:style-name="ce27" office:value-type="float" office:value="100" calcext:value-type="float">
            <text:p>100.0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8M30S" calcext:value-type="time">
            <text:p>00:08:30</text:p>
          </table:table-cell>
          <table:table-cell table:formula="of:=(HOUR([.B2])*3600)+(MINUTE([.B2])*60)+SECOND([.B2])" office:value-type="float" office:value="511" calcext:value-type="float">
            <text:p>511.00</text:p>
          </table:table-cell>
          <table:table-cell table:formula="of:=(HOUR([.C2])*3600)+(MINUTE([.C2])*60)+SECOND([.C2])" office:value-type="float" office:value="510" calcext:value-type="float">
            <text:p>510.00</text:p>
          </table:table-cell>
          <table:table-cell table:style-name="ce28" table:formula="of:=[.E2]*[$Prices.$C11]*[.$F$1]" office:value-type="float" office:value="0.008602017" calcext:value-type="float">
            <text:p>0.008602017000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08M48S" calcext:value-type="time">
            <text:p>00:08:48</text:p>
          </table:table-cell>
          <table:table-cell table:style-name="ce27" table:formula="of:=(HOUR([.G2])*3600)+(MINUTE([.G2])*60)+SECOND([.G2])" office:value-type="float" office:value="571" calcext:value-type="float">
            <text:p>571.00</text:p>
          </table:table-cell>
          <table:table-cell table:style-name="ce27" table:formula="of:=(HOUR([.H2])*3600)+(MINUTE([.H2])*60)+SECOND([.H2])" office:value-type="float" office:value="528" calcext:value-type="float">
            <text:p>528.00</text:p>
          </table:table-cell>
          <table:table-cell table:style-name="ce28" table:formula="of:=[.J2]*[$Prices.$C11]*[.$K$1]" office:value-type="float" office:value="0.178112352" calcext:value-type="float">
            <text:p>0.178112352000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8M53S" calcext:value-type="time">
            <text:p>00:08:53</text:p>
          </table:table-cell>
          <table:table-cell table:style-name="ce27" table:formula="of:=(HOUR([.L2])*3600)+(MINUTE([.L2])*60)+SECOND([.L2])" office:value-type="float" office:value="886" calcext:value-type="float">
            <text:p>886.00</text:p>
          </table:table-cell>
          <table:table-cell table:style-name="ce27" table:formula="of:=(HOUR([.M2])*3600)+(MINUTE([.M2])*60)+SECOND([.M2])" office:value-type="float" office:value="533" calcext:value-type="float">
            <text:p>533.00</text:p>
          </table:table-cell>
          <table:table-cell table:style-name="ce28" table:formula="of:=[.O2]*[$Prices.$C11]*[.$P$1]" office:value-type="float" office:value="0.359598044" calcext:value-type="float">
            <text:p>0.359598044000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8M38S" calcext:value-type="time">
            <text:p>00:08:38</text:p>
          </table:table-cell>
          <table:table-cell table:style-name="ce27" table:formula="of:=(HOUR([.Q2])*3600)+(MINUTE([.Q2])*60)+SECOND([.Q2])" office:value-type="float" office:value="555" calcext:value-type="float">
            <text:p>555.00</text:p>
          </table:table-cell>
          <table:table-cell table:style-name="ce27" table:formula="of:=(HOUR([.R2])*3600)+(MINUTE([.R2])*60)+SECOND([.R2])" office:value-type="float" office:value="518" calcext:value-type="float">
            <text:p>518.00</text:p>
          </table:table-cell>
          <table:table-cell table:style-name="ce28" table:formula="of:=[.T2]*[$Prices.$C11]*[.$U$1]" office:value-type="float" office:value="0.524217036" calcext:value-type="float">
            <text:p>0.524217036000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8M42S" calcext:value-type="time">
            <text:p>00:08:42</text:p>
          </table:table-cell>
          <table:table-cell table:style-name="ce27" table:formula="of:=(HOUR([.V2])*3600)+(MINUTE([.V2])*60)+SECOND([.V2])" office:value-type="float" office:value="564" calcext:value-type="float">
            <text:p>564.00</text:p>
          </table:table-cell>
          <table:table-cell table:style-name="ce27" table:formula="of:=(HOUR([.W2])*3600)+(MINUTE([.W2])*60)+SECOND([.W2])" office:value-type="float" office:value="522" calcext:value-type="float">
            <text:p>522.00</text:p>
          </table:table-cell>
          <table:table-cell table:style-name="ce28" table:formula="of:=[.Y2]*[$Prices.$C11]*[.$Z$1]" office:value-type="float" office:value="0.704353392" calcext:value-type="float">
            <text:p>0.704353392000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1" office:value-type="time" office:time-value="PT00H08M41S" calcext:value-type="time">
            <text:p>00:08:41</text:p>
          </table:table-cell>
          <table:table-cell table:style-name="ce27" table:formula="of:=(HOUR([.AA2])*3600)+(MINUTE([.AA2])*60)+SECOND([.AA2])" office:value-type="float" office:value="569" calcext:value-type="float">
            <text:p>569.00</text:p>
          </table:table-cell>
          <table:table-cell table:style-name="ce27" table:formula="of:=(HOUR([.AB2])*3600)+(MINUTE([.AB2])*60)+SECOND([.AB2])" office:value-type="float" office:value="521" calcext:value-type="float">
            <text:p>521.00</text:p>
          </table:table-cell>
          <table:table-cell table:style-name="ce28" table:formula="of:=[.AD2]*[$Prices.$C11]*[.$AE$1]" office:value-type="float" office:value="0.87875507" calcext:value-type="float">
            <text:p>0.878755070000</text:p>
          </table:table-cell>
          <table:table-cell table:style-name="ce29" table:formula="of:=[.F2]+[.K2]+[.P2]+[.U2]+[.Z2]+[.AE2]" office:value-type="float" office:value="2.653637911" calcext:value-type="float">
            <text:p>2.6536379110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number-columns-repeated="2" table:style-name="ce1" office:value-type="time" office:time-value="PT00H05M53S" calcext:value-type="time">
            <text:p>00:05:53</text:p>
          </table:table-cell>
          <table:table-cell table:formula="of:=(HOUR([.B3])*3600)+(MINUTE([.B3])*60)+SECOND([.B3])" office:value-type="float" office:value="353" calcext:value-type="float">
            <text:p>353.00</text:p>
          </table:table-cell>
          <table:table-cell table:formula="of:=(HOUR([.C3])*3600)+(MINUTE([.C3])*60)+SECOND([.C3])" office:value-type="float" office:value="353" calcext:value-type="float">
            <text:p>353.00</text:p>
          </table:table-cell>
          <table:table-cell table:style-name="ce28" table:formula="of:=[.E3]*[$Prices.$C12]*[.$F$1]" office:value-type="float" office:value="0.00889561765" calcext:value-type="float">
            <text:p>0.008895617650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5M45S" calcext:value-type="time">
            <text:p>00:05:45</text:p>
          </table:table-cell>
          <table:table-cell table:style-name="ce27" table:formula="of:=(HOUR([.G3])*3600)+(MINUTE([.G3])*60)+SECOND([.G3])" office:value-type="float" office:value="369" calcext:value-type="float">
            <text:p>369.00</text:p>
          </table:table-cell>
          <table:table-cell table:style-name="ce27" table:formula="of:=(HOUR([.H3])*3600)+(MINUTE([.H3])*60)+SECOND([.H3])" office:value-type="float" office:value="345" calcext:value-type="float">
            <text:p>345.00</text:p>
          </table:table-cell>
          <table:table-cell table:style-name="ce28" table:formula="of:=[.J3]*[$Prices.$C12]*[.$K$1]" office:value-type="float" office:value="0.173880345" calcext:value-type="float">
            <text:p>0.173880345000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7" table:formula="of:=(HOUR([.L3])*3600)+(MINUTE([.L3])*60)+SECOND([.L3])" office:value-type="float" office:value="383" calcext:value-type="float">
            <text:p>383.00</text:p>
          </table:table-cell>
          <table:table-cell table:style-name="ce27" table:formula="of:=(HOUR([.M3])*3600)+(MINUTE([.M3])*60)+SECOND([.M3])" office:value-type="float" office:value="349" calcext:value-type="float">
            <text:p>349.00</text:p>
          </table:table-cell>
          <table:table-cell table:style-name="ce28" table:formula="of:=[.O3]*[$Prices.$C12]*[.$P$1]" office:value-type="float" office:value="0.351792698" calcext:value-type="float">
            <text:p>0.351792698000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5M46S" calcext:value-type="time">
            <text:p>00:05:46</text:p>
          </table:table-cell>
          <table:table-cell table:style-name="ce27" table:formula="of:=(HOUR([.Q3])*3600)+(MINUTE([.Q3])*60)+SECOND([.Q3])" office:value-type="float" office:value="424" calcext:value-type="float">
            <text:p>424.00</text:p>
          </table:table-cell>
          <table:table-cell table:style-name="ce27" table:formula="of:=(HOUR([.R3])*3600)+(MINUTE([.R3])*60)+SECOND([.R3])" office:value-type="float" office:value="346" calcext:value-type="float">
            <text:p>346.00</text:p>
          </table:table-cell>
          <table:table-cell table:style-name="ce28" table:formula="of:=[.T3]*[$Prices.$C12]*[.$U$1]" office:value-type="float" office:value="0.523153038" calcext:value-type="float">
            <text:p>0.523153038000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27" table:formula="of:=(HOUR([.V3])*3600)+(MINUTE([.V3])*60)+SECOND([.V3])" office:value-type="float" office:value="386" calcext:value-type="float">
            <text:p>386.00</text:p>
          </table:table-cell>
          <table:table-cell table:style-name="ce27" table:formula="of:=(HOUR([.W3])*3600)+(MINUTE([.W3])*60)+SECOND([.W3])" office:value-type="float" office:value="347" calcext:value-type="float">
            <text:p>347.00</text:p>
          </table:table-cell>
          <table:table-cell table:style-name="ce28" table:formula="of:=[.Y3]*[$Prices.$C12]*[.$Z$1]" office:value-type="float" office:value="0.699553388" calcext:value-type="float">
            <text:p>0.699553388000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7" table:formula="of:=(HOUR([.AA3])*3600)+(MINUTE([.AA3])*60)+SECOND([.AA3])" office:value-type="float" office:value="392" calcext:value-type="float">
            <text:p>392.00</text:p>
          </table:table-cell>
          <table:table-cell table:style-name="ce27" table:formula="of:=(HOUR([.AB3])*3600)+(MINUTE([.AB3])*60)+SECOND([.AB3])" office:value-type="float" office:value="349" calcext:value-type="float">
            <text:p>349.00</text:p>
          </table:table-cell>
          <table:table-cell table:style-name="ce28" table:formula="of:=[.AD3]*[$Prices.$C12]*[.$AE$1]" office:value-type="float" office:value="0.879481745" calcext:value-type="float">
            <text:p>0.879481745000</text:p>
          </table:table-cell>
          <table:table-cell table:style-name="ce29" table:formula="of:=[.F3]+[.K3]+[.P3]+[.U3]+[.Z3]+[.AE3]" office:value-type="float" office:value="2.63675683165" calcext:value-type="float">
            <text:p>2.63675683165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02S" calcext:value-type="time">
            <text:p>00:05:02</text:p>
          </table:table-cell>
          <table:table-cell table:formula="of:=(HOUR([.B4])*3600)+(MINUTE([.B4])*60)+SECOND([.B4])" office:value-type="float" office:value="303" calcext:value-type="float">
            <text:p>303.00</text:p>
          </table:table-cell>
          <table:table-cell table:formula="of:=(HOUR([.C4])*3600)+(MINUTE([.C4])*60)+SECOND([.C4])" office:value-type="float" office:value="302" calcext:value-type="float">
            <text:p>302.00</text:p>
          </table:table-cell>
          <table:table-cell table:style-name="ce28" table:formula="of:=[.E4]*[$Prices.$C13]*[.$F$1]" office:value-type="float" office:value="0.0101270868" calcext:value-type="float">
            <text:p>0.0101270868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7" table:formula="of:=(HOUR([.G4])*3600)+(MINUTE([.G4])*60)+SECOND([.G4])" office:value-type="float" office:value="319" calcext:value-type="float">
            <text:p>319.00</text:p>
          </table:table-cell>
          <table:table-cell table:style-name="ce27" table:formula="of:=(HOUR([.H4])*3600)+(MINUTE([.H4])*60)+SECOND([.H4])" office:value-type="float" office:value="301" calcext:value-type="float">
            <text:p>301.00</text:p>
          </table:table-cell>
          <table:table-cell table:style-name="ce28" table:formula="of:=[.J4]*[$Prices.$C13]*[.$K$1]" office:value-type="float" office:value="0.201871068" calcext:value-type="float">
            <text:p>0.201871068000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7" table:formula="of:=(HOUR([.L4])*3600)+(MINUTE([.L4])*60)+SECOND([.L4])" office:value-type="float" office:value="337" calcext:value-type="float">
            <text:p>337.00</text:p>
          </table:table-cell>
          <table:table-cell table:style-name="ce27" table:formula="of:=(HOUR([.M4])*3600)+(MINUTE([.M4])*60)+SECOND([.M4])" office:value-type="float" office:value="301" calcext:value-type="float">
            <text:p>301.00</text:p>
          </table:table-cell>
          <table:table-cell table:style-name="ce28" table:formula="of:=[.O4]*[$Prices.$C13]*[.$P$1]" office:value-type="float" office:value="0.403742136" calcext:value-type="float">
            <text:p>0.403742136000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Q4])*3600)+(MINUTE([.Q4])*60)+SECOND([.Q4])" office:value-type="float" office:value="327" calcext:value-type="float">
            <text:p>327.00</text:p>
          </table:table-cell>
          <table:table-cell table:style-name="ce27" table:formula="of:=(HOUR([.R4])*3600)+(MINUTE([.R4])*60)+SECOND([.R4])" office:value-type="float" office:value="296" calcext:value-type="float">
            <text:p>296.00</text:p>
          </table:table-cell>
          <table:table-cell table:style-name="ce28" table:formula="of:=[.T4]*[$Prices.$C13]*[.$U$1]" office:value-type="float" office:value="0.595553184" calcext:value-type="float">
            <text:p>0.5955531840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V4])*3600)+(MINUTE([.V4])*60)+SECOND([.V4])" office:value-type="float" office:value="319" calcext:value-type="float">
            <text:p>319.00</text:p>
          </table:table-cell>
          <table:table-cell table:style-name="ce27" table:formula="of:=(HOUR([.W4])*3600)+(MINUTE([.W4])*60)+SECOND([.W4])" office:value-type="float" office:value="298" calcext:value-type="float">
            <text:p>298.00</text:p>
          </table:table-cell>
          <table:table-cell table:style-name="ce28" table:formula="of:=[.Y4]*[$Prices.$C13]*[.$Z$1]" office:value-type="float" office:value="0.799436256" calcext:value-type="float">
            <text:p>0.799436256000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AA4])*3600)+(MINUTE([.AA4])*60)+SECOND([.AA4])" office:value-type="float" office:value="326" calcext:value-type="float">
            <text:p>326.00</text:p>
          </table:table-cell>
          <table:table-cell table:style-name="ce27" table:formula="of:=(HOUR([.AB4])*3600)+(MINUTE([.AB4])*60)+SECOND([.AB4])" office:value-type="float" office:value="296" calcext:value-type="float">
            <text:p>296.00</text:p>
          </table:table-cell>
          <table:table-cell table:style-name="ce28" table:formula="of:=[.AD4]*[$Prices.$C13]*[.$AE$1]" office:value-type="float" office:value="0.99258864" calcext:value-type="float">
            <text:p>0.992588640000</text:p>
          </table:table-cell>
          <table:table-cell table:style-name="ce29" table:formula="of:=[.F4]+[.K4]+[.P4]+[.U4]+[.Z4]+[.AE4]" office:value-type="float" office:value="3.0033183708" calcext:value-type="float">
            <text:p>3.0033183708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number-columns-repeated="2" table:style-name="ce1" office:value-type="time" office:time-value="PT00H05M02S" calcext:value-type="time">
            <text:p>00:05:02</text:p>
          </table:table-cell>
          <table:table-cell table:formula="of:=(HOUR([.B5])*3600)+(MINUTE([.B5])*60)+SECOND([.B5])" office:value-type="float" office:value="302" calcext:value-type="float">
            <text:p>302.00</text:p>
          </table:table-cell>
          <table:table-cell table:formula="of:=(HOUR([.C5])*3600)+(MINUTE([.C5])*60)+SECOND([.C5])" office:value-type="float" office:value="302" calcext:value-type="float">
            <text:p>302.00</text:p>
          </table:table-cell>
          <table:table-cell table:style-name="ce28" table:formula="of:=[.E5]*[$Prices.$C14]*[.$F$1]" office:value-type="float" office:value="0.0126437585" calcext:value-type="float">
            <text:p>0.012643758500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G5])*3600)+(MINUTE([.G5])*60)+SECOND([.G5])" office:value-type="float" office:value="334" calcext:value-type="float">
            <text:p>334.00</text:p>
          </table:table-cell>
          <table:table-cell table:style-name="ce27" table:formula="of:=(HOUR([.H5])*3600)+(MINUTE([.H5])*60)+SECOND([.H5])" office:value-type="float" office:value="298" calcext:value-type="float">
            <text:p>298.00</text:p>
          </table:table-cell>
          <table:table-cell table:style-name="ce28" table:formula="of:=[.J5]*[$Prices.$C14]*[.$K$1]" office:value-type="float" office:value="0.24952583" calcext:value-type="float">
            <text:p>0.249525830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L5])*3600)+(MINUTE([.L5])*60)+SECOND([.L5])" office:value-type="float" office:value="321" calcext:value-type="float">
            <text:p>321.00</text:p>
          </table:table-cell>
          <table:table-cell table:style-name="ce27" table:formula="of:=(HOUR([.M5])*3600)+(MINUTE([.M5])*60)+SECOND([.M5])" office:value-type="float" office:value="298" calcext:value-type="float">
            <text:p>298.00</text:p>
          </table:table-cell>
          <table:table-cell table:style-name="ce28" table:formula="of:=[.O5]*[$Prices.$C14]*[.$P$1]" office:value-type="float" office:value="0.49905166" calcext:value-type="float">
            <text:p>0.499051660000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4M54S" calcext:value-type="time">
            <text:p>00:04:54</text:p>
          </table:table-cell>
          <table:table-cell table:style-name="ce27" table:formula="of:=(HOUR([.Q5])*3600)+(MINUTE([.Q5])*60)+SECOND([.Q5])" office:value-type="float" office:value="312" calcext:value-type="float">
            <text:p>312.00</text:p>
          </table:table-cell>
          <table:table-cell table:style-name="ce27" table:formula="of:=(HOUR([.R5])*3600)+(MINUTE([.R5])*60)+SECOND([.R5])" office:value-type="float" office:value="294" calcext:value-type="float">
            <text:p>294.00</text:p>
          </table:table-cell>
          <table:table-cell table:style-name="ce28" table:formula="of:=[.T5]*[$Prices.$C14]*[.$U$1]" office:value-type="float" office:value="0.73852947" calcext:value-type="float">
            <text:p>0.738529470000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7" table:formula="of:=(HOUR([.V5])*3600)+(MINUTE([.V5])*60)+SECOND([.V5])" office:value-type="float" office:value="323" calcext:value-type="float">
            <text:p>323.00</text:p>
          </table:table-cell>
          <table:table-cell table:style-name="ce27" table:formula="of:=(HOUR([.W5])*3600)+(MINUTE([.W5])*60)+SECOND([.W5])" office:value-type="float" office:value="297" calcext:value-type="float">
            <text:p>297.00</text:p>
          </table:table-cell>
          <table:table-cell table:style-name="ce28" table:formula="of:=[.Y5]*[$Prices.$C14]*[.$Z$1]" office:value-type="float" office:value="0.99475398" calcext:value-type="float">
            <text:p>0.994753980000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7" table:formula="of:=(HOUR([.AA5])*3600)+(MINUTE([.AA5])*60)+SECOND([.AA5])" office:value-type="float" office:value="342" calcext:value-type="float">
            <text:p>342.00</text:p>
          </table:table-cell>
          <table:table-cell table:style-name="ce27" table:formula="of:=(HOUR([.AB5])*3600)+(MINUTE([.AB5])*60)+SECOND([.AB5])" office:value-type="float" office:value="297" calcext:value-type="float">
            <text:p>297.00</text:p>
          </table:table-cell>
          <table:table-cell table:style-name="ce28" table:formula="of:=[.AD5]*[$Prices.$C14]*[.$AE$1]" office:value-type="float" office:value="1.243442475" calcext:value-type="float">
            <text:p>1.243442475000</text:p>
          </table:table-cell>
          <table:table-cell table:style-name="ce29" table:formula="of:=[.F5]+[.K5]+[.P5]+[.U5]+[.Z5]+[.AE5]" office:value-type="float" office:value="3.7379471735" calcext:value-type="float">
            <text:p>3.7379471735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number-columns-repeated="2" table:style-name="ce1" office:value-type="time" office:time-value="PT00H04M55S" calcext:value-type="time">
            <text:p>00:04:55</text:p>
          </table:table-cell>
          <table:table-cell table:formula="of:=(HOUR([.B6])*3600)+(MINUTE([.B6])*60)+SECOND([.B6])" office:value-type="float" office:value="295" calcext:value-type="float">
            <text:p>295.00</text:p>
          </table:table-cell>
          <table:table-cell table:formula="of:=(HOUR([.C6])*3600)+(MINUTE([.C6])*60)+SECOND([.C6])" office:value-type="float" office:value="295" calcext:value-type="float">
            <text:p>295.00</text:p>
          </table:table-cell>
          <table:table-cell table:style-name="ce28" table:formula="of:=[.E6]*[$Prices.$C15]*[.$F$1]" office:value-type="float" office:value="0.0148090295" calcext:value-type="float">
            <text:p>0.014809029500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7" table:formula="of:=(HOUR([.G6])*3600)+(MINUTE([.G6])*60)+SECOND([.G6])" office:value-type="float" office:value="316" calcext:value-type="float">
            <text:p>316.00</text:p>
          </table:table-cell>
          <table:table-cell table:style-name="ce27" table:formula="of:=(HOUR([.H6])*3600)+(MINUTE([.H6])*60)+SECOND([.H6])" office:value-type="float" office:value="298" calcext:value-type="float">
            <text:p>298.00</text:p>
          </table:table-cell>
          <table:table-cell table:style-name="ce28" table:formula="of:=[.J6]*[$Prices.$C15]*[.$K$1]" office:value-type="float" office:value="0.299192596" calcext:value-type="float">
            <text:p>0.299192596000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L6])*3600)+(MINUTE([.L6])*60)+SECOND([.L6])" office:value-type="float" office:value="313" calcext:value-type="float">
            <text:p>313.00</text:p>
          </table:table-cell>
          <table:table-cell table:style-name="ce27" table:formula="of:=(HOUR([.M6])*3600)+(MINUTE([.M6])*60)+SECOND([.M6])" office:value-type="float" office:value="296" calcext:value-type="float">
            <text:p>296.00</text:p>
          </table:table-cell>
          <table:table-cell table:style-name="ce28" table:formula="of:=[.O6]*[$Prices.$C15]*[.$P$1]" office:value-type="float" office:value="0.594369184" calcext:value-type="float">
            <text:p>0.594369184000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4M53S" calcext:value-type="time">
            <text:p>00:04:53</text:p>
          </table:table-cell>
          <table:table-cell table:style-name="ce27" table:formula="of:=(HOUR([.Q6])*3600)+(MINUTE([.Q6])*60)+SECOND([.Q6])" office:value-type="float" office:value="315" calcext:value-type="float">
            <text:p>315.00</text:p>
          </table:table-cell>
          <table:table-cell table:style-name="ce27" table:formula="of:=(HOUR([.R6])*3600)+(MINUTE([.R6])*60)+SECOND([.R6])" office:value-type="float" office:value="293" calcext:value-type="float">
            <text:p>293.00</text:p>
          </table:table-cell>
          <table:table-cell table:style-name="ce28" table:formula="of:=[.T6]*[$Prices.$C15]*[.$U$1]" office:value-type="float" office:value="0.882517758" calcext:value-type="float">
            <text:p>0.882517758000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7" table:formula="of:=(HOUR([.V6])*3600)+(MINUTE([.V6])*60)+SECOND([.V6])" office:value-type="float" office:value="333" calcext:value-type="float">
            <text:p>333.00</text:p>
          </table:table-cell>
          <table:table-cell table:style-name="ce27" table:formula="of:=(HOUR([.W6])*3600)+(MINUTE([.W6])*60)+SECOND([.W6])" office:value-type="float" office:value="296" calcext:value-type="float">
            <text:p>296.00</text:p>
          </table:table-cell>
          <table:table-cell table:style-name="ce28" table:formula="of:=[.Y6]*[$Prices.$C15]*[.$Z$1]" office:value-type="float" office:value="1.188738368" calcext:value-type="float">
            <text:p>1.188738368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27" table:formula="of:=(HOUR([.AA6])*3600)+(MINUTE([.AA6])*60)+SECOND([.AA6])" office:value-type="float" office:value="321" calcext:value-type="float">
            <text:p>321.00</text:p>
          </table:table-cell>
          <table:table-cell table:style-name="ce27" table:formula="of:=(HOUR([.AB6])*3600)+(MINUTE([.AB6])*60)+SECOND([.AB6])" office:value-type="float" office:value="295" calcext:value-type="float">
            <text:p>295.00</text:p>
          </table:table-cell>
          <table:table-cell table:style-name="ce28" table:formula="of:=[.AD6]*[$Prices.$C15]*[.$AE$1]" office:value-type="float" office:value="1.48090295" calcext:value-type="float">
            <text:p>1.480902950000</text:p>
          </table:table-cell>
          <table:table-cell table:style-name="ce29" table:formula="of:=[.F6]+[.K6]+[.P6]+[.U6]+[.Z6]+[.AE6]" office:value-type="float" office:value="4.4605298855" calcext:value-type="float">
            <text:p>4.460529885500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number-columns-repeated="2" table:style-name="ce1" office:value-type="time" office:time-value="PT00H03M49S" calcext:value-type="time">
            <text:p>00:03:49</text:p>
          </table:table-cell>
          <table:table-cell table:formula="of:=(HOUR([.B7])*3600)+(MINUTE([.B7])*60)+SECOND([.B7])" office:value-type="float" office:value="229" calcext:value-type="float">
            <text:p>229.00</text:p>
          </table:table-cell>
          <table:table-cell table:formula="of:=(HOUR([.C7])*3600)+(MINUTE([.C7])*60)+SECOND([.C7])" office:value-type="float" office:value="229" calcext:value-type="float">
            <text:p>229.00</text:p>
          </table:table-cell>
          <table:table-cell table:style-name="ce28" table:formula="of:=[.D7]*[$Prices.$K3]" office:value-type="float" office:value="0.0241722222222222" calcext:value-type="float">
            <text:p>0.024172222222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06M06S" calcext:value-type="time">
            <text:p>00:06:06</text:p>
          </table:table-cell>
          <table:table-cell table:style-name="ce27" table:formula="of:=(HOUR([.G7])*3600)+(MINUTE([.G7])*60)+SECOND([.G7])" office:value-type="float" office:value="1025" calcext:value-type="float">
            <text:p>1,025.00</text:p>
          </table:table-cell>
          <table:table-cell table:style-name="ce27" table:formula="of:=(HOUR([.H7])*3600)+(MINUTE([.H7])*60)+SECOND([.H7])" office:value-type="float" office:value="366" calcext:value-type="float">
            <text:p>366.00</text:p>
          </table:table-cell>
          <table:table-cell table:style-name="ce28" table:formula="of:=[.I7]*[$Prices.$K3]" office:value-type="float" office:value="0.108194444444444" calcext:value-type="float">
            <text:p>0.108194444444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7" table:formula="of:=(HOUR([.L7])*3600)+(MINUTE([.L7])*60)+SECOND([.L7])" office:value-type="float" office:value="2051" calcext:value-type="float">
            <text:p>2,051.00</text:p>
          </table:table-cell>
          <table:table-cell table:style-name="ce27" table:formula="of:=(HOUR([.M7])*3600)+(MINUTE([.M7])*60)+SECOND([.M7])" office:value-type="float" office:value="392" calcext:value-type="float">
            <text:p>392.00</text:p>
          </table:table-cell>
          <table:table-cell table:style-name="ce28" table:formula="of:=[.N7]*[$Prices.$K3]" office:value-type="float" office:value="0.216494444444444" calcext:value-type="float">
            <text:p>0.216494444444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0H06M31S" calcext:value-type="time">
            <text:p>00:06:31</text:p>
          </table:table-cell>
          <table:table-cell table:style-name="ce27" table:formula="of:=(HOUR([.Q7])*3600)+(MINUTE([.Q7])*60)+SECOND([.Q7])" office:value-type="float" office:value="3050" calcext:value-type="float">
            <text:p>3,050.00</text:p>
          </table:table-cell>
          <table:table-cell table:style-name="ce27" table:formula="of:=(HOUR([.R7])*3600)+(MINUTE([.R7])*60)+SECOND([.R7])" office:value-type="float" office:value="391" calcext:value-type="float">
            <text:p>391.00</text:p>
          </table:table-cell>
          <table:table-cell table:style-name="ce28" table:formula="of:=[.S7]*[$Prices.$K3]" office:value-type="float" office:value="0.321944444444444" calcext:value-type="float">
            <text:p>0.321944444444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0H06M24S" calcext:value-type="time">
            <text:p>00:06:24</text:p>
          </table:table-cell>
          <table:table-cell table:style-name="ce27" table:formula="of:=(HOUR([.V7])*3600)+(MINUTE([.V7])*60)+SECOND([.V7])" office:value-type="float" office:value="4007" calcext:value-type="float">
            <text:p>4,007.00</text:p>
          </table:table-cell>
          <table:table-cell table:style-name="ce27" table:formula="of:=(HOUR([.W7])*3600)+(MINUTE([.W7])*60)+SECOND([.W7])" office:value-type="float" office:value="384" calcext:value-type="float">
            <text:p>384.00</text:p>
          </table:table-cell>
          <table:table-cell table:style-name="ce28" table:formula="of:=[.X7]*[$Prices.$K3]" office:value-type="float" office:value="0.422961111111111" calcext:value-type="float">
            <text:p>0.422961111111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1" office:value-type="time" office:time-value="PT00H06M19S" calcext:value-type="time">
            <text:p>00:06:19</text:p>
          </table:table-cell>
          <table:table-cell table:style-name="ce27" table:formula="of:=(HOUR([.AA7])*3600)+(MINUTE([.AA7])*60)+SECOND([.AA7])" office:value-type="float" office:value="4853" calcext:value-type="float">
            <text:p>4,853.00</text:p>
          </table:table-cell>
          <table:table-cell table:style-name="ce27" table:formula="of:=(HOUR([.AB7])*3600)+(MINUTE([.AB7])*60)+SECOND([.AB7])" office:value-type="float" office:value="379" calcext:value-type="float">
            <text:p>379.00</text:p>
          </table:table-cell>
          <table:table-cell table:style-name="ce28" table:formula="of:=[.AC7]*[$Prices.$K3]" office:value-type="float" office:value="0.512261111111111" calcext:value-type="float">
            <text:p>0.512261111111</text:p>
          </table:table-cell>
          <table:table-cell table:style-name="ce29" table:formula="of:=[.F7]+[.K7]+[.P7]+[.U7]+[.Z7]+[.AE7]" office:value-type="float" office:value="1.60602777777778" calcext:value-type="float">
            <text:p>1.606027777778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number-columns-repeated="2" table:style-name="ce1" office:value-type="time" office:time-value="PT00H03M46S" calcext:value-type="time">
            <text:p>00:03:46</text:p>
          </table:table-cell>
          <table:table-cell table:formula="of:=(HOUR([.B8])*3600)+(MINUTE([.B8])*60)+SECOND([.B8])" office:value-type="float" office:value="226" calcext:value-type="float">
            <text:p>226.00</text:p>
          </table:table-cell>
          <table:table-cell table:formula="of:=(HOUR([.C8])*3600)+(MINUTE([.C8])*60)+SECOND([.C8])" office:value-type="float" office:value="226" calcext:value-type="float">
            <text:p>226.00</text:p>
          </table:table-cell>
          <table:table-cell table:style-name="ce28" table:formula="of:=[.D8]*[$Prices.$K4]" office:value-type="float" office:value="0.0477111111111111" calcext:value-type="float">
            <text:p>0.047711111111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05M50S" calcext:value-type="time">
            <text:p>00:05:50</text:p>
          </table:table-cell>
          <table:table-cell table:style-name="ce27" table:formula="of:=(HOUR([.G8])*3600)+(MINUTE([.G8])*60)+SECOND([.G8])" office:value-type="float" office:value="604" calcext:value-type="float">
            <text:p>604.00</text:p>
          </table:table-cell>
          <table:table-cell table:style-name="ce27" table:formula="of:=(HOUR([.H8])*3600)+(MINUTE([.H8])*60)+SECOND([.H8])" office:value-type="float" office:value="350" calcext:value-type="float">
            <text:p>350.00</text:p>
          </table:table-cell>
          <table:table-cell table:style-name="ce28" table:formula="of:=[.I8]*[$Prices.$K4]" office:value-type="float" office:value="0.127511111111111" calcext:value-type="float">
            <text:p>0.127511111111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06M05S" calcext:value-type="time">
            <text:p>00:06:05</text:p>
          </table:table-cell>
          <table:table-cell table:style-name="ce27" table:formula="of:=(HOUR([.L8])*3600)+(MINUTE([.L8])*60)+SECOND([.L8])" office:value-type="float" office:value="1039" calcext:value-type="float">
            <text:p>1,039.00</text:p>
          </table:table-cell>
          <table:table-cell table:style-name="ce27" table:formula="of:=(HOUR([.M8])*3600)+(MINUTE([.M8])*60)+SECOND([.M8])" office:value-type="float" office:value="365" calcext:value-type="float">
            <text:p>365.00</text:p>
          </table:table-cell>
          <table:table-cell table:style-name="ce28" table:formula="of:=[.N8]*[$Prices.$K4]" office:value-type="float" office:value="0.219344444444444" calcext:value-type="float">
            <text:p>0.219344444444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06M18S" calcext:value-type="time">
            <text:p>00:06:18</text:p>
          </table:table-cell>
          <table:table-cell table:style-name="ce27" table:formula="of:=(HOUR([.Q8])*3600)+(MINUTE([.Q8])*60)+SECOND([.Q8])" office:value-type="float" office:value="1545" calcext:value-type="float">
            <text:p>1,545.00</text:p>
          </table:table-cell>
          <table:table-cell table:style-name="ce27" table:formula="of:=(HOUR([.R8])*3600)+(MINUTE([.R8])*60)+SECOND([.R8])" office:value-type="float" office:value="378" calcext:value-type="float">
            <text:p>378.00</text:p>
          </table:table-cell>
          <table:table-cell table:style-name="ce28" table:formula="of:=[.S8]*[$Prices.$K4]" office:value-type="float" office:value="0.326166666666667" calcext:value-type="float">
            <text:p>0.326166666667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06M47S" calcext:value-type="time">
            <text:p>00:06:47</text:p>
          </table:table-cell>
          <table:table-cell table:style-name="ce27" table:formula="of:=(HOUR([.V8])*3600)+(MINUTE([.V8])*60)+SECOND([.V8])" office:value-type="float" office:value="2108" calcext:value-type="float">
            <text:p>2,108.00</text:p>
          </table:table-cell>
          <table:table-cell table:style-name="ce27" table:formula="of:=(HOUR([.W8])*3600)+(MINUTE([.W8])*60)+SECOND([.W8])" office:value-type="float" office:value="407" calcext:value-type="float">
            <text:p>407.00</text:p>
          </table:table-cell>
          <table:table-cell table:style-name="ce28" table:formula="of:=[.X8]*[$Prices.$K4]" office:value-type="float" office:value="0.445022222222222" calcext:value-type="float">
            <text:p>0.445022222222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1" office:value-type="time" office:time-value="PT00H06M22S" calcext:value-type="time">
            <text:p>00:06:22</text:p>
          </table:table-cell>
          <table:table-cell table:style-name="ce27" table:formula="of:=(HOUR([.AA8])*3600)+(MINUTE([.AA8])*60)+SECOND([.AA8])" office:value-type="float" office:value="2568" calcext:value-type="float">
            <text:p>2,568.00</text:p>
          </table:table-cell>
          <table:table-cell table:style-name="ce27" table:formula="of:=(HOUR([.AB8])*3600)+(MINUTE([.AB8])*60)+SECOND([.AB8])" office:value-type="float" office:value="382" calcext:value-type="float">
            <text:p>382.00</text:p>
          </table:table-cell>
          <table:table-cell table:style-name="ce28" table:formula="of:=[.AC8]*[$Prices.$K4]" office:value-type="float" office:value="0.542133333333333" calcext:value-type="float">
            <text:p>0.542133333333</text:p>
          </table:table-cell>
          <table:table-cell table:style-name="ce29" table:formula="of:=[.F8]+[.K8]+[.P8]+[.U8]+[.Z8]+[.AE8]" office:value-type="float" office:value="1.70788888888889" calcext:value-type="float">
            <text:p>1.707888888889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3M52S" calcext:value-type="time">
            <text:p>00:03:52</text:p>
          </table:table-cell>
          <table:table-cell table:formula="of:=(HOUR([.B9])*3600)+(MINUTE([.B9])*60)+SECOND([.B9])" office:value-type="float" office:value="233" calcext:value-type="float">
            <text:p>233.00</text:p>
          </table:table-cell>
          <table:table-cell table:formula="of:=(HOUR([.C9])*3600)+(MINUTE([.C9])*60)+SECOND([.C9])" office:value-type="float" office:value="232" calcext:value-type="float">
            <text:p>232.00</text:p>
          </table:table-cell>
          <table:table-cell table:style-name="ce28" table:formula="of:=[.D9]*[$Prices.$K5]" office:value-type="float" office:value="0.0983777777777778" calcext:value-type="float">
            <text:p>0.098377777778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04M35S" calcext:value-type="time">
            <text:p>00:04:35</text:p>
          </table:table-cell>
          <table:table-cell table:style-name="ce27" table:formula="of:=(HOUR([.G9])*3600)+(MINUTE([.G9])*60)+SECOND([.G9])" office:value-type="float" office:value="347" calcext:value-type="float">
            <text:p>347.00</text:p>
          </table:table-cell>
          <table:table-cell table:style-name="ce27" table:formula="of:=(HOUR([.H9])*3600)+(MINUTE([.H9])*60)+SECOND([.H9])" office:value-type="float" office:value="275" calcext:value-type="float">
            <text:p>275.00</text:p>
          </table:table-cell>
          <table:table-cell table:style-name="ce28" table:formula="of:=[.I9]*[$Prices.$K5]" office:value-type="float" office:value="0.146511111111111" calcext:value-type="float">
            <text:p>0.146511111111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06M02S" calcext:value-type="time">
            <text:p>00:06:02</text:p>
          </table:table-cell>
          <table:table-cell table:style-name="ce27" table:formula="of:=(HOUR([.L9])*3600)+(MINUTE([.L9])*60)+SECOND([.L9])" office:value-type="float" office:value="629" calcext:value-type="float">
            <text:p>629.00</text:p>
          </table:table-cell>
          <table:table-cell table:style-name="ce27" table:formula="of:=(HOUR([.M9])*3600)+(MINUTE([.M9])*60)+SECOND([.M9])" office:value-type="float" office:value="362" calcext:value-type="float">
            <text:p>362.00</text:p>
          </table:table-cell>
          <table:table-cell table:style-name="ce28" table:formula="of:=[.N9]*[$Prices.$K5]" office:value-type="float" office:value="0.265577777777778" calcext:value-type="float">
            <text:p>0.265577777778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06M08S" calcext:value-type="time">
            <text:p>00:06:08</text:p>
          </table:table-cell>
          <table:table-cell table:style-name="ce27" table:formula="of:=(HOUR([.Q9])*3600)+(MINUTE([.Q9])*60)+SECOND([.Q9])" office:value-type="float" office:value="778" calcext:value-type="float">
            <text:p>778.00</text:p>
          </table:table-cell>
          <table:table-cell table:style-name="ce27" table:formula="of:=(HOUR([.R9])*3600)+(MINUTE([.R9])*60)+SECOND([.R9])" office:value-type="float" office:value="368" calcext:value-type="float">
            <text:p>368.00</text:p>
          </table:table-cell>
          <table:table-cell table:style-name="ce28" table:formula="of:=[.S9]*[$Prices.$K5]" office:value-type="float" office:value="0.328488888888889" calcext:value-type="float">
            <text:p>0.328488888889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27" table:formula="of:=(HOUR([.V9])*3600)+(MINUTE([.V9])*60)+SECOND([.V9])" office:value-type="float" office:value="1074" calcext:value-type="float">
            <text:p>1,074.00</text:p>
          </table:table-cell>
          <table:table-cell table:style-name="ce27" table:formula="of:=(HOUR([.W9])*3600)+(MINUTE([.W9])*60)+SECOND([.W9])" office:value-type="float" office:value="369" calcext:value-type="float">
            <text:p>369.00</text:p>
          </table:table-cell>
          <table:table-cell table:style-name="ce28" table:formula="of:=[.X9]*[$Prices.$K5]" office:value-type="float" office:value="0.453466666666667" calcext:value-type="float">
            <text:p>0.453466666667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1" office:value-type="time" office:time-value="PT00H05M58S" calcext:value-type="time">
            <text:p>00:05:58</text:p>
          </table:table-cell>
          <table:table-cell table:style-name="ce27" table:formula="of:=(HOUR([.AA9])*3600)+(MINUTE([.AA9])*60)+SECOND([.AA9])" office:value-type="float" office:value="1294" calcext:value-type="float">
            <text:p>1,294.00</text:p>
          </table:table-cell>
          <table:table-cell table:style-name="ce27" table:formula="of:=(HOUR([.AB9])*3600)+(MINUTE([.AB9])*60)+SECOND([.AB9])" office:value-type="float" office:value="358" calcext:value-type="float">
            <text:p>358.00</text:p>
          </table:table-cell>
          <table:table-cell table:style-name="ce28" table:formula="of:=[.AC9]*[$Prices.$K5]" office:value-type="float" office:value="0.546355555555556" calcext:value-type="float">
            <text:p>0.546355555556</text:p>
          </table:table-cell>
          <table:table-cell table:style-name="ce29" table:formula="of:=[.F9]+[.K9]+[.P9]+[.U9]+[.Z9]+[.AE9]" office:value-type="float" office:value="1.83877777777778" calcext:value-type="float">
            <text:p>1.838777777778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number-columns-repeated="2" table:style-name="ce1" office:value-type="time" office:time-value="PT00H05M52S" calcext:value-type="time">
            <text:p>00:05:52</text:p>
          </table:table-cell>
          <table:table-cell table:formula="of:=(HOUR([.B10])*3600)+(MINUTE([.B10])*60)+SECOND([.B10])" office:value-type="float" office:value="352" calcext:value-type="float">
            <text:p>352.00</text:p>
          </table:table-cell>
          <table:table-cell table:formula="of:=(HOUR([.C10])*3600)+(MINUTE([.C10])*60)+SECOND([.C10])" office:value-type="float" office:value="352" calcext:value-type="float">
            <text:p>352.00</text:p>
          </table:table-cell>
          <table:table-cell table:style-name="ce28" table:formula="of:=[.D10]*[$Prices.$K6]" office:value-type="float" office:value="0.0174631111111111" calcext:value-type="float">
            <text:p>0.017463111111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7" table:formula="of:=(HOUR([.G10])*3600)+(MINUTE([.G10])*60)+SECOND([.G10])" office:value-type="float" office:value="2790" calcext:value-type="float">
            <text:p>2,790.00</text:p>
          </table:table-cell>
          <table:table-cell table:style-name="ce27" table:formula="of:=(HOUR([.H10])*3600)+(MINUTE([.H10])*60)+SECOND([.H10])" office:value-type="float" office:value="552" calcext:value-type="float">
            <text:p>552.00</text:p>
          </table:table-cell>
          <table:table-cell table:style-name="ce28" table:formula="of:=[.I10]*[$Prices.$K6]" office:value-type="float" office:value="0.138415" calcext:value-type="float">
            <text:p>0.13841500000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0H08M52S" calcext:value-type="time">
            <text:p>00:08:52</text:p>
          </table:table-cell>
          <table:table-cell table:style-name="ce27" table:formula="of:=(HOUR([.L10])*3600)+(MINUTE([.L10])*60)+SECOND([.L10])" office:value-type="float" office:value="5372" calcext:value-type="float">
            <text:p>5,372.00</text:p>
          </table:table-cell>
          <table:table-cell table:style-name="ce27" table:formula="of:=(HOUR([.M10])*3600)+(MINUTE([.M10])*60)+SECOND([.M10])" office:value-type="float" office:value="532" calcext:value-type="float">
            <text:p>532.00</text:p>
          </table:table-cell>
          <table:table-cell table:style-name="ce28" table:formula="of:=[.N10]*[$Prices.$K6]" office:value-type="float" office:value="0.266510888888889" calcext:value-type="float">
            <text:p>0.266510888889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0H08M57S" calcext:value-type="time">
            <text:p>00:08:57</text:p>
          </table:table-cell>
          <table:table-cell table:style-name="ce27" table:formula="of:=(HOUR([.Q10])*3600)+(MINUTE([.Q10])*60)+SECOND([.Q10])" office:value-type="float" office:value="8127" calcext:value-type="float">
            <text:p>8,127.00</text:p>
          </table:table-cell>
          <table:table-cell table:style-name="ce27" table:formula="of:=(HOUR([.R10])*3600)+(MINUTE([.R10])*60)+SECOND([.R10])" office:value-type="float" office:value="537" calcext:value-type="float">
            <text:p>537.00</text:p>
          </table:table-cell>
          <table:table-cell table:style-name="ce28" table:formula="of:=[.S10]*[$Prices.$K6]" office:value-type="float" office:value="0.4031895" calcext:value-type="float">
            <text:p>0.403189500000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0H09M59S" calcext:value-type="time">
            <text:p>00:09:59</text:p>
          </table:table-cell>
          <table:table-cell table:style-name="ce27" table:formula="of:=(HOUR([.V10])*3600)+(MINUTE([.V10])*60)+SECOND([.V10])" office:value-type="float" office:value="12019" calcext:value-type="float">
            <text:p>12,019.00</text:p>
          </table:table-cell>
          <table:table-cell table:style-name="ce27" table:formula="of:=(HOUR([.W10])*3600)+(MINUTE([.W10])*60)+SECOND([.W10])" office:value-type="float" office:value="599" calcext:value-type="float">
            <text:p>599.00</text:p>
          </table:table-cell>
          <table:table-cell table:style-name="ce28" table:formula="of:=[.X10]*[$Prices.$K6]" office:value-type="float" office:value="0.596275944444445" calcext:value-type="float">
            <text:p>0.596275944444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7" table:formula="of:=(HOUR([.AA10])*3600)+(MINUTE([.AA10])*60)+SECOND([.AA10])" office:value-type="float" office:value="13857" calcext:value-type="float">
            <text:p>13,857.00</text:p>
          </table:table-cell>
          <table:table-cell table:style-name="ce27" table:formula="of:=(HOUR([.AB10])*3600)+(MINUTE([.AB10])*60)+SECOND([.AB10])" office:value-type="float" office:value="552" calcext:value-type="float">
            <text:p>552.00</text:p>
          </table:table-cell>
          <table:table-cell table:style-name="ce28" table:formula="of:=[.AC10]*[$Prices.$K6]" office:value-type="float" office:value="0.687461166666667" calcext:value-type="float">
            <text:p>0.687461166667</text:p>
          </table:table-cell>
          <table:table-cell table:style-name="ce29" table:formula="of:=[.F10]+[.K10]+[.P10]+[.U10]+[.Z10]+[.AE10]" office:value-type="float" office:value="2.10931561111111" calcext:value-type="float">
            <text:p>2.109315611111</text:p>
          </table:table-cell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4"/>
          <table:table-cell table:style-name="ce28" table:formula="of:=SUM([.F2:.F10])" office:value-type="float" office:value="0.242801731672222" calcext:value-type="float">
            <text:p>0.242801731672</text:p>
          </table:table-cell>
          <table:table-cell table:style-name="ce28" table:number-columns-repeated="4"/>
          <table:table-cell table:style-name="ce28" table:formula="of:=SUM([.K2:.K10])" office:value-type="float" office:value="1.62321385766667" calcext:value-type="float">
            <text:p>1.623213857667</text:p>
          </table:table-cell>
          <table:table-cell table:style-name="ce28" table:number-columns-repeated="4"/>
          <table:table-cell table:style-name="ce28" table:formula="of:=SUM([.P2:.P10])" office:value-type="float" office:value="3.17648127755556" calcext:value-type="float">
            <text:p>3.176481277556</text:p>
          </table:table-cell>
          <table:table-cell table:style-name="ce28" table:number-columns-repeated="4"/>
          <table:table-cell table:style-name="ce28" table:formula="of:=SUM([.U2:.U10])" office:value-type="float" office:value="4.643759986" calcext:value-type="float">
            <text:p>4.643759986000</text:p>
          </table:table-cell>
          <table:table-cell table:style-name="ce28" table:number-columns-repeated="4"/>
          <table:table-cell table:style-name="ce28" table:formula="of:=SUM([.Z2:.Z10])" office:value-type="float" office:value="6.30456132844444" calcext:value-type="float">
            <text:p>6.304561328444</text:p>
          </table:table-cell>
          <table:table-cell table:style-name="ce28" table:number-columns-repeated="4"/>
          <table:table-cell table:style-name="ce28" table:formula="of:=SUM([.AE2:.AE10])" office:value-type="float" office:value="7.76338204666667" calcext:value-type="float">
            <text:p>7.763382046667</text:p>
          </table:table-cell>
          <table:table-cell table:style-name="ce29" table:formula="of:=SUM([.AF2:.AF10])" office:value-type="float" office:value="23.7542002280056" calcext:value-type="float">
            <text:p>23.754200228006</text:p>
          </table:table-cell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vcpus" table:style-name="ta1">
        <table:table-column table:style-name="co20" table:default-cell-style-name="Default"/>
        <table:table-column table:style-name="co15" table:number-columns-repeated="6" table:default-cell-style-name="ce27"/>
        <table:table-row table:style-name="ro1">
          <table:table-cell table:style-name="ce20" office:value-type="string" calcext:value-type="string">
            <text:p>servi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0.6*[.B1]" office:value-type="float" office:value="0.6" calcext:value-type="float">
            <text:p>0.60</text:p>
          </table:table-cell>
          <table:table-cell table:formula="of:=0.6*[.C1]" office:value-type="float" office:value="12" calcext:value-type="float">
            <text:p>12.00</text:p>
          </table:table-cell>
          <table:table-cell table:formula="of:=0.6*[.D1]" office:value-type="float" office:value="24" calcext:value-type="float">
            <text:p>24.00</text:p>
          </table:table-cell>
          <table:table-cell table:formula="of:=0.6*[.E1]" office:value-type="float" office:value="36" calcext:value-type="float">
            <text:p>36.00</text:p>
          </table:table-cell>
          <table:table-cell table:formula="of:=0.6*[.F1]" office:value-type="float" office:value="48" calcext:value-type="float">
            <text:p>48.00</text:p>
          </table:table-cell>
          <table:table-cell table:formula="of:=0.6*[.G1]" office:value-type="float" office:value="60" calcext:value-type="float">
            <text:p>60.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0.9*[.B1]" office:value-type="float" office:value="0.9" calcext:value-type="float">
            <text:p>0.90</text:p>
          </table:table-cell>
          <table:table-cell table:formula="of:=0.9*[.C1]" office:value-type="float" office:value="18" calcext:value-type="float">
            <text:p>18.00</text:p>
          </table:table-cell>
          <table:table-cell table:formula="of:=0.9*[.D1]" office:value-type="float" office:value="36" calcext:value-type="float">
            <text:p>36.00</text:p>
          </table:table-cell>
          <table:table-cell table:formula="of:=0.9*[.E1]" office:value-type="float" office:value="54" calcext:value-type="float">
            <text:p>54.00</text:p>
          </table:table-cell>
          <table:table-cell table:formula="of:=0.9*[.F1]" office:value-type="float" office:value="72" calcext:value-type="float">
            <text:p>72.00</text:p>
          </table:table-cell>
          <table:table-cell table:formula="of:=0.9*[.G1]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1.2*[.B1]" office:value-type="float" office:value="1.2" calcext:value-type="float">
            <text:p>1.20</text:p>
          </table:table-cell>
          <table:table-cell table:formula="of:=1.2*[.C1]" office:value-type="float" office:value="24" calcext:value-type="float">
            <text:p>24.00</text:p>
          </table:table-cell>
          <table:table-cell table:formula="of:=1.2*[.D1]" office:value-type="float" office:value="48" calcext:value-type="float">
            <text:p>48.00</text:p>
          </table:table-cell>
          <table:table-cell table:formula="of:=1.2*[.E1]" office:value-type="float" office:value="72" calcext:value-type="float">
            <text:p>72.00</text:p>
          </table:table-cell>
          <table:table-cell table:formula="of:=1.2*[.F1]" office:value-type="float" office:value="96" calcext:value-type="float">
            <text:p>96.00</text:p>
          </table:table-cell>
          <table:table-cell table:formula="of:=1.2*[.G1]" office:value-type="float" office:value="120" calcext:value-type="float">
            <text:p>120.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1.5*[.B1]" office:value-type="float" office:value="1.5" calcext:value-type="float">
            <text:p>1.50</text:p>
          </table:table-cell>
          <table:table-cell table:formula="of:=1.5*[.C1]" office:value-type="float" office:value="30" calcext:value-type="float">
            <text:p>30.00</text:p>
          </table:table-cell>
          <table:table-cell table:formula="of:=1.5*[.D1]" office:value-type="float" office:value="60" calcext:value-type="float">
            <text:p>60.00</text:p>
          </table:table-cell>
          <table:table-cell table:formula="of:=1.5*[.E1]" office:value-type="float" office:value="90" calcext:value-type="float">
            <text:p>90.00</text:p>
          </table:table-cell>
          <table:table-cell table:formula="of:=1.5*[.F1]" office:value-type="float" office:value="120" calcext:value-type="float">
            <text:p>120.00</text:p>
          </table:table-cell>
          <table:table-cell table:formula="of:=1.5*[.G1]" office:value-type="float" office:value="150" calcext:value-type="float">
            <text:p>150.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1.8*[.B1]" office:value-type="float" office:value="1.8" calcext:value-type="float">
            <text:p>1.80</text:p>
          </table:table-cell>
          <table:table-cell table:formula="of:=1.8*[.C1]" office:value-type="float" office:value="36" calcext:value-type="float">
            <text:p>36.00</text:p>
          </table:table-cell>
          <table:table-cell table:formula="of:=1.8*[.D1]" office:value-type="float" office:value="72" calcext:value-type="float">
            <text:p>72.00</text:p>
          </table:table-cell>
          <table:table-cell table:formula="of:=1.8*[.E1]" office:value-type="float" office:value="108" calcext:value-type="float">
            <text:p>108.00</text:p>
          </table:table-cell>
          <table:table-cell table:formula="of:=1.8*[.F1]" office:value-type="float" office:value="144" calcext:value-type="float">
            <text:p>144.00</text:p>
          </table:table-cell>
          <table:table-cell table:formula="of:=1.8*[.G1]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number-columns-repeated="6" office:value-type="float" office:value="8" calcext:value-type="float">
            <text:p>8.00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number-columns-repeated="6" office:value-type="float" office:value="16" calcext:value-type="float">
            <text:p>16.00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number-columns-repeated="6" office:value-type="float" office:value="32" calcext:value-type="float">
            <text:p>32.00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number-columns-repeated="6" office:value-type="float" office:value="4" calcext:value-type="float">
            <text:p>4.00</text:p>
          </table:table-cell>
        </table:table-row>
      </table:table>
      <table:table table:name="cost_vs_vcpu" table:style-name="ta1">
        <table:table-column table:style-name="co29" table:default-cell-style-name="Default"/>
        <table:table-column table:style-name="co30" table:default-cell-style-name="ce30"/>
        <table:table-column table:style-name="co15" table:number-columns-repeated="5" table:default-cell-style-name="ce30"/>
        <table:table-row table:style-name="ro1">
          <table:table-cell table:style-name="ce20" office:value-type="string" calcext:value-type="string">
            <text:p>servi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vcpus.B2]" office:value-type="float" office:value="0.014336695" calcext:value-type="float">
            <text:p>0.014337</text:p>
          </table:table-cell>
          <table:table-cell table:formula="of:=[$'Total-cost'.K2]/[$vcpus.C2]" office:value-type="float" office:value="0.014842696" calcext:value-type="float">
            <text:p>0.014843</text:p>
          </table:table-cell>
          <table:table-cell table:formula="of:=[$'Total-cost'.P2]/[$vcpus.D2]" office:value-type="float" office:value="0.0149832518333333" calcext:value-type="float">
            <text:p>0.014983</text:p>
          </table:table-cell>
          <table:table-cell table:formula="of:=[$'Total-cost'.U2]/[$vcpus.E2]" office:value-type="float" office:value="0.0145615843333333" calcext:value-type="float">
            <text:p>0.014562</text:p>
          </table:table-cell>
          <table:table-cell table:formula="of:=[$'Total-cost'.Z2]/[$vcpus.F2]" office:value-type="float" office:value="0.014674029" calcext:value-type="float">
            <text:p>0.014674</text:p>
          </table:table-cell>
          <table:table-cell table:formula="of:=[$'Total-cost'.AE2]/[$vcpus.G2]" office:value-type="float" office:value="0.0146459178333333" calcext:value-type="float">
            <text:p>0.01464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vcpus.B3]" office:value-type="float" office:value="0.00988401961111111" calcext:value-type="float">
            <text:p>0.009884</text:p>
          </table:table-cell>
          <table:table-cell table:formula="of:=[$'Total-cost'.K3]/[$vcpus.C3]" office:value-type="float" office:value="0.00966001916666667" calcext:value-type="float">
            <text:p>0.009660</text:p>
          </table:table-cell>
          <table:table-cell table:formula="of:=[$'Total-cost'.P3]/[$vcpus.D3]" office:value-type="float" office:value="0.00977201938888889" calcext:value-type="float">
            <text:p>0.009772</text:p>
          </table:table-cell>
          <table:table-cell table:formula="of:=[$'Total-cost'.U3]/[$vcpus.E3]" office:value-type="float" office:value="0.00968801922222222" calcext:value-type="float">
            <text:p>0.009688</text:p>
          </table:table-cell>
          <table:table-cell table:formula="of:=[$'Total-cost'.Z3]/[$vcpus.F3]" office:value-type="float" office:value="0.00971601927777778" calcext:value-type="float">
            <text:p>0.009716</text:p>
          </table:table-cell>
          <table:table-cell table:formula="of:=[$'Total-cost'.AE3]/[$vcpus.G3]" office:value-type="float" office:value="0.00977201938888889" calcext:value-type="float">
            <text:p>0.00977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vcpus.B4]" office:value-type="float" office:value="0.008439239" calcext:value-type="float">
            <text:p>0.008439</text:p>
          </table:table-cell>
          <table:table-cell table:formula="of:=[$'Total-cost'.K4]/[$vcpus.C4]" office:value-type="float" office:value="0.0084112945" calcext:value-type="float">
            <text:p>0.008411</text:p>
          </table:table-cell>
          <table:table-cell table:formula="of:=[$'Total-cost'.P4]/[$vcpus.D4]" office:value-type="float" office:value="0.0084112945" calcext:value-type="float">
            <text:p>0.008411</text:p>
          </table:table-cell>
          <table:table-cell table:formula="of:=[$'Total-cost'.U4]/[$vcpus.E4]" office:value-type="float" office:value="0.008271572" calcext:value-type="float">
            <text:p>0.008272</text:p>
          </table:table-cell>
          <table:table-cell table:formula="of:=[$'Total-cost'.Z4]/[$vcpus.F4]" office:value-type="float" office:value="0.008327461" calcext:value-type="float">
            <text:p>0.008327</text:p>
          </table:table-cell>
          <table:table-cell table:formula="of:=[$'Total-cost'.AE4]/[$vcpus.G4]" office:value-type="float" office:value="0.008271572" calcext:value-type="float">
            <text:p>0.008272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vcpus.B5]" office:value-type="float" office:value="0.00842917233333333" calcext:value-type="float">
            <text:p>0.008429</text:p>
          </table:table-cell>
          <table:table-cell table:formula="of:=[$'Total-cost'.K5]/[$vcpus.C5]" office:value-type="float" office:value="0.00831752766666667" calcext:value-type="float">
            <text:p>0.008318</text:p>
          </table:table-cell>
          <table:table-cell table:formula="of:=[$'Total-cost'.P5]/[$vcpus.D5]" office:value-type="float" office:value="0.00831752766666667" calcext:value-type="float">
            <text:p>0.008318</text:p>
          </table:table-cell>
          <table:table-cell table:formula="of:=[$'Total-cost'.U5]/[$vcpus.E5]" office:value-type="float" office:value="0.008205883" calcext:value-type="float">
            <text:p>0.008206</text:p>
          </table:table-cell>
          <table:table-cell table:formula="of:=[$'Total-cost'.Z5]/[$vcpus.F5]" office:value-type="float" office:value="0.0082896165" calcext:value-type="float">
            <text:p>0.008290</text:p>
          </table:table-cell>
          <table:table-cell table:formula="of:=[$'Total-cost'.AE5]/[$vcpus.G5]" office:value-type="float" office:value="0.0082896165" calcext:value-type="float">
            <text:p>0.00829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vcpus.B6]" office:value-type="float" office:value="0.00822723861111111" calcext:value-type="float">
            <text:p>0.008227</text:p>
          </table:table-cell>
          <table:table-cell table:formula="of:=[$'Total-cost'.K6]/[$vcpus.C6]" office:value-type="float" office:value="0.00831090544444445" calcext:value-type="float">
            <text:p>0.008311</text:p>
          </table:table-cell>
          <table:table-cell table:formula="of:=[$'Total-cost'.P6]/[$vcpus.D6]" office:value-type="float" office:value="0.00825512755555556" calcext:value-type="float">
            <text:p>0.008255</text:p>
          </table:table-cell>
          <table:table-cell table:formula="of:=[$'Total-cost'.U6]/[$vcpus.E6]" office:value-type="float" office:value="0.00817146072222222" calcext:value-type="float">
            <text:p>0.008171</text:p>
          </table:table-cell>
          <table:table-cell table:formula="of:=[$'Total-cost'.Z6]/[$vcpus.F6]" office:value-type="float" office:value="0.00825512755555556" calcext:value-type="float">
            <text:p>0.008255</text:p>
          </table:table-cell>
          <table:table-cell table:formula="of:=[$'Total-cost'.AE6]/[$vcpus.G6]" office:value-type="float" office:value="0.00822723861111111" calcext:value-type="float">
            <text:p>0.008227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7]/[$vcpus.B7]" office:value-type="float" office:value="0.00302152777777778" calcext:value-type="float">
            <text:p>0.003022</text:p>
          </table:table-cell>
          <table:table-cell table:formula="of:=[$'Total-cost'.K7]/[$vcpus.C7]" office:value-type="float" office:value="0.0135243055555556" calcext:value-type="float">
            <text:p>0.013524</text:p>
          </table:table-cell>
          <table:table-cell table:formula="of:=[$'Total-cost'.P7]/[$vcpus.D7]" office:value-type="float" office:value="0.0270618055555556" calcext:value-type="float">
            <text:p>0.027062</text:p>
          </table:table-cell>
          <table:table-cell table:formula="of:=[$'Total-cost'.U7]/[$vcpus.E7]" office:value-type="float" office:value="0.0402430555555556" calcext:value-type="float">
            <text:p>0.040243</text:p>
          </table:table-cell>
          <table:table-cell table:formula="of:=[$'Total-cost'.Z7]/[$vcpus.F7]" office:value-type="float" office:value="0.0528701388888889" calcext:value-type="float">
            <text:p>0.052870</text:p>
          </table:table-cell>
          <table:table-cell table:formula="of:=[$'Total-cost'.AE7]/[$vcpus.G7]" office:value-type="float" office:value="0.0640326388888889" calcext:value-type="float">
            <text:p>0.064033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8]/[$vcpus.B8]" office:value-type="float" office:value="0.00298194444444444" calcext:value-type="float">
            <text:p>0.002982</text:p>
          </table:table-cell>
          <table:table-cell table:formula="of:=[$'Total-cost'.K8]/[$vcpus.C8]" office:value-type="float" office:value="0.00796944444444444" calcext:value-type="float">
            <text:p>0.007969</text:p>
          </table:table-cell>
          <table:table-cell table:formula="of:=[$'Total-cost'.P8]/[$vcpus.D8]" office:value-type="float" office:value="0.0137090277777778" calcext:value-type="float">
            <text:p>0.013709</text:p>
          </table:table-cell>
          <table:table-cell table:formula="of:=[$'Total-cost'.U8]/[$vcpus.E8]" office:value-type="float" office:value="0.0203854166666667" calcext:value-type="float">
            <text:p>0.020385</text:p>
          </table:table-cell>
          <table:table-cell table:formula="of:=[$'Total-cost'.Z8]/[$vcpus.F8]" office:value-type="float" office:value="0.0278138888888889" calcext:value-type="float">
            <text:p>0.027814</text:p>
          </table:table-cell>
          <table:table-cell table:formula="of:=[$'Total-cost'.AE8]/[$vcpus.G8]" office:value-type="float" office:value="0.0338833333333333" calcext:value-type="float">
            <text:p>0.033883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9]/[$vcpus.B9]" office:value-type="float" office:value="0.00307430555555556" calcext:value-type="float">
            <text:p>0.003074</text:p>
          </table:table-cell>
          <table:table-cell table:formula="of:=[$'Total-cost'.K9]/[$vcpus.C9]" office:value-type="float" office:value="0.00457847222222222" calcext:value-type="float">
            <text:p>0.004578</text:p>
          </table:table-cell>
          <table:table-cell table:formula="of:=[$'Total-cost'.P9]/[$vcpus.D9]" office:value-type="float" office:value="0.00829930555555555" calcext:value-type="float">
            <text:p>0.008299</text:p>
          </table:table-cell>
          <table:table-cell table:formula="of:=[$'Total-cost'.U9]/[$vcpus.E9]" office:value-type="float" office:value="0.0102652777777778" calcext:value-type="float">
            <text:p>0.010265</text:p>
          </table:table-cell>
          <table:table-cell table:formula="of:=[$'Total-cost'.Z9]/[$vcpus.F9]" office:value-type="float" office:value="0.0141708333333333" calcext:value-type="float">
            <text:p>0.014171</text:p>
          </table:table-cell>
          <table:table-cell table:formula="of:=[$'Total-cost'.AE9]/[$vcpus.G9]" office:value-type="float" office:value="0.0170736111111111" calcext:value-type="float">
            <text:p>0.017074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10]/[$vcpus.B10]" office:value-type="float" office:value="0.00436577777777778" calcext:value-type="float">
            <text:p>0.004366</text:p>
          </table:table-cell>
          <table:table-cell table:formula="of:=[$'Total-cost'.K10]/[$vcpus.C10]" office:value-type="float" office:value="0.03460375" calcext:value-type="float">
            <text:p>0.034604</text:p>
          </table:table-cell>
          <table:table-cell table:formula="of:=[$'Total-cost'.P10]/[$vcpus.D10]" office:value-type="float" office:value="0.0666277222222222" calcext:value-type="float">
            <text:p>0.066628</text:p>
          </table:table-cell>
          <table:table-cell table:formula="of:=[$'Total-cost'.U10]/[$vcpus.E10]" office:value-type="float" office:value="0.100797375" calcext:value-type="float">
            <text:p>0.100797</text:p>
          </table:table-cell>
          <table:table-cell table:formula="of:=[$'Total-cost'.Z10]/[$vcpus.F10]" office:value-type="float" office:value="0.149068986111111" calcext:value-type="float">
            <text:p>0.149069</text:p>
          </table:table-cell>
          <table:table-cell table:formula="of:=[$'Total-cost'.AE10]/[$vcpus.G10]" office:value-type="float" office:value="0.171865291666667" calcext:value-type="float">
            <text:p>0.171865</text:p>
          </table:table-cell>
        </table:table-row>
      </table:table>
      <table:table table:name="Chart_cost_vs_vcpu" table:style-name="ta1">
        <table:shapes>
          <draw:frame draw:z-index="0" draw:style-name="gr1" draw:text-style-name="P1" svg:width="12.4374in" svg:height="6.1803in" svg:x="4.1346in" svg:y="1.9661in">
            <draw:object draw:notify-on-update-of-ranges="Chart_cost_vs_vcpu.A1:Chart_cost_vs_vcpu.A1 Chart_cost_vs_vcpu.B1:Chart_cost_vs_vcpu.G1 Chart_cost_vs_vcpu.A2:Chart_cost_vs_vcpu.A2 Chart_cost_vs_vcpu.B2:Chart_cost_vs_vcpu.G2 Chart_cost_vs_vcpu.A3:Chart_cost_vs_vcpu.A3 Chart_cost_vs_vcpu.B3:Chart_cost_vs_vcpu.G3 Chart_cost_vs_vcpu.A4:Chart_cost_vs_vcpu.A4 Chart_cost_vs_vcpu.B4:Chart_cost_vs_vcpu.G4 Chart_cost_vs_vcpu.A5:Chart_cost_vs_vcpu.A5 Chart_cost_vs_vcpu.B5:Chart_cost_vs_vcpu.G5 Chart_cost_vs_vcpu.A6:Chart_cost_vs_vcpu.A6 Chart_cost_vs_vcpu.B6:Chart_cost_vs_vcpu.G6 Chart_cost_vs_vcpu.A7:Chart_cost_vs_vcpu.A7 Chart_cost_vs_vcpu.B7:Chart_cost_vs_vcpu.G7 Chart_cost_vs_vcpu.A8:Chart_cost_vs_vcpu.A8 Chart_cost_vs_vcpu.B8:Chart_cost_vs_vcpu.G8 Chart_cost_vs_vcpu.A9:Chart_cost_vs_vcpu.A9 Chart_cost_vs_vcpu.B9:Chart_cost_vs_vcpu.G9 Chart_cost_vs_vcpu.A10:Chart_cost_vs_vcpu.A10 Chart_cost_vs_vcpu.B10:Chart_cost_vs_vcpu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ce30"/>
        <table:table-column table:style-name="co15" table:number-columns-repeated="5" table:default-cell-style-name="ce30"/>
        <table:table-row table:style-name="ro1">
          <table:table-cell table:style-name="ce20" office:value-type="string" calcext:value-type="string">
            <text:p>servi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vcpus.B2]" office:value-type="float" office:value="0.014336695" calcext:value-type="float">
            <text:p>0.014337</text:p>
          </table:table-cell>
          <table:table-cell table:formula="of:=[$'Total-cost'.K2]/[$vcpus.C2]" office:value-type="float" office:value="0.014842696" calcext:value-type="float">
            <text:p>0.014843</text:p>
          </table:table-cell>
          <table:table-cell table:formula="of:=[$'Total-cost'.P2]/[$vcpus.D2]" office:value-type="float" office:value="0.0149832518333333" calcext:value-type="float">
            <text:p>0.014983</text:p>
          </table:table-cell>
          <table:table-cell table:formula="of:=[$'Total-cost'.U2]/[$vcpus.E2]" office:value-type="float" office:value="0.0145615843333333" calcext:value-type="float">
            <text:p>0.014562</text:p>
          </table:table-cell>
          <table:table-cell table:formula="of:=[$'Total-cost'.Z2]/[$vcpus.F2]" office:value-type="float" office:value="0.014674029" calcext:value-type="float">
            <text:p>0.014674</text:p>
          </table:table-cell>
          <table:table-cell table:formula="of:=[$'Total-cost'.AE2]/[$vcpus.G2]" office:value-type="float" office:value="0.0146459178333333" calcext:value-type="float">
            <text:p>0.01464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vcpus.B3]" office:value-type="float" office:value="0.00988401961111111" calcext:value-type="float">
            <text:p>0.009884</text:p>
          </table:table-cell>
          <table:table-cell table:formula="of:=[$'Total-cost'.K3]/[$vcpus.C3]" office:value-type="float" office:value="0.00966001916666667" calcext:value-type="float">
            <text:p>0.009660</text:p>
          </table:table-cell>
          <table:table-cell table:formula="of:=[$'Total-cost'.P3]/[$vcpus.D3]" office:value-type="float" office:value="0.00977201938888889" calcext:value-type="float">
            <text:p>0.009772</text:p>
          </table:table-cell>
          <table:table-cell table:formula="of:=[$'Total-cost'.U3]/[$vcpus.E3]" office:value-type="float" office:value="0.00968801922222222" calcext:value-type="float">
            <text:p>0.009688</text:p>
          </table:table-cell>
          <table:table-cell table:formula="of:=[$'Total-cost'.Z3]/[$vcpus.F3]" office:value-type="float" office:value="0.00971601927777778" calcext:value-type="float">
            <text:p>0.009716</text:p>
          </table:table-cell>
          <table:table-cell table:formula="of:=[$'Total-cost'.AE3]/[$vcpus.G3]" office:value-type="float" office:value="0.00977201938888889" calcext:value-type="float">
            <text:p>0.00977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vcpus.B4]" office:value-type="float" office:value="0.008439239" calcext:value-type="float">
            <text:p>0.008439</text:p>
          </table:table-cell>
          <table:table-cell table:formula="of:=[$'Total-cost'.K4]/[$vcpus.C4]" office:value-type="float" office:value="0.0084112945" calcext:value-type="float">
            <text:p>0.008411</text:p>
          </table:table-cell>
          <table:table-cell table:formula="of:=[$'Total-cost'.P4]/[$vcpus.D4]" office:value-type="float" office:value="0.0084112945" calcext:value-type="float">
            <text:p>0.008411</text:p>
          </table:table-cell>
          <table:table-cell table:formula="of:=[$'Total-cost'.U4]/[$vcpus.E4]" office:value-type="float" office:value="0.008271572" calcext:value-type="float">
            <text:p>0.008272</text:p>
          </table:table-cell>
          <table:table-cell table:formula="of:=[$'Total-cost'.Z4]/[$vcpus.F4]" office:value-type="float" office:value="0.008327461" calcext:value-type="float">
            <text:p>0.008327</text:p>
          </table:table-cell>
          <table:table-cell table:formula="of:=[$'Total-cost'.AE4]/[$vcpus.G4]" office:value-type="float" office:value="0.008271572" calcext:value-type="float">
            <text:p>0.008272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vcpus.B5]" office:value-type="float" office:value="0.00842917233333333" calcext:value-type="float">
            <text:p>0.008429</text:p>
          </table:table-cell>
          <table:table-cell table:formula="of:=[$'Total-cost'.K5]/[$vcpus.C5]" office:value-type="float" office:value="0.00831752766666667" calcext:value-type="float">
            <text:p>0.008318</text:p>
          </table:table-cell>
          <table:table-cell table:formula="of:=[$'Total-cost'.P5]/[$vcpus.D5]" office:value-type="float" office:value="0.00831752766666667" calcext:value-type="float">
            <text:p>0.008318</text:p>
          </table:table-cell>
          <table:table-cell table:formula="of:=[$'Total-cost'.U5]/[$vcpus.E5]" office:value-type="float" office:value="0.008205883" calcext:value-type="float">
            <text:p>0.008206</text:p>
          </table:table-cell>
          <table:table-cell table:formula="of:=[$'Total-cost'.Z5]/[$vcpus.F5]" office:value-type="float" office:value="0.0082896165" calcext:value-type="float">
            <text:p>0.008290</text:p>
          </table:table-cell>
          <table:table-cell table:formula="of:=[$'Total-cost'.AE5]/[$vcpus.G5]" office:value-type="float" office:value="0.0082896165" calcext:value-type="float">
            <text:p>0.00829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vcpus.B6]" office:value-type="float" office:value="0.00822723861111111" calcext:value-type="float">
            <text:p>0.008227</text:p>
          </table:table-cell>
          <table:table-cell table:formula="of:=[$'Total-cost'.K6]/[$vcpus.C6]" office:value-type="float" office:value="0.00831090544444445" calcext:value-type="float">
            <text:p>0.008311</text:p>
          </table:table-cell>
          <table:table-cell table:formula="of:=[$'Total-cost'.P6]/[$vcpus.D6]" office:value-type="float" office:value="0.00825512755555556" calcext:value-type="float">
            <text:p>0.008255</text:p>
          </table:table-cell>
          <table:table-cell table:formula="of:=[$'Total-cost'.U6]/[$vcpus.E6]" office:value-type="float" office:value="0.00817146072222222" calcext:value-type="float">
            <text:p>0.008171</text:p>
          </table:table-cell>
          <table:table-cell table:formula="of:=[$'Total-cost'.Z6]/[$vcpus.F6]" office:value-type="float" office:value="0.00825512755555556" calcext:value-type="float">
            <text:p>0.008255</text:p>
          </table:table-cell>
          <table:table-cell table:formula="of:=[$'Total-cost'.AE6]/[$vcpus.G6]" office:value-type="float" office:value="0.00822723861111111" calcext:value-type="float">
            <text:p>0.008227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7]/[$vcpus.B7]" office:value-type="float" office:value="0.00302152777777778" calcext:value-type="float">
            <text:p>0.003022</text:p>
          </table:table-cell>
          <table:table-cell table:formula="of:=[$'Total-cost'.K7]/[$vcpus.C7]" office:value-type="float" office:value="0.0135243055555556" calcext:value-type="float">
            <text:p>0.013524</text:p>
          </table:table-cell>
          <table:table-cell table:formula="of:=[$'Total-cost'.P7]/[$vcpus.D7]" office:value-type="float" office:value="0.0270618055555556" calcext:value-type="float">
            <text:p>0.027062</text:p>
          </table:table-cell>
          <table:table-cell table:formula="of:=[$'Total-cost'.U7]/[$vcpus.E7]" office:value-type="float" office:value="0.0402430555555556" calcext:value-type="float">
            <text:p>0.040243</text:p>
          </table:table-cell>
          <table:table-cell table:formula="of:=[$'Total-cost'.Z7]/[$vcpus.F7]" office:value-type="float" office:value="0.0528701388888889" calcext:value-type="float">
            <text:p>0.052870</text:p>
          </table:table-cell>
          <table:table-cell table:formula="of:=[$'Total-cost'.AE7]/[$vcpus.G7]" office:value-type="float" office:value="0.0640326388888889" calcext:value-type="float">
            <text:p>0.064033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8]/[$vcpus.B8]" office:value-type="float" office:value="0.00298194444444444" calcext:value-type="float">
            <text:p>0.002982</text:p>
          </table:table-cell>
          <table:table-cell table:formula="of:=[$'Total-cost'.K8]/[$vcpus.C8]" office:value-type="float" office:value="0.00796944444444444" calcext:value-type="float">
            <text:p>0.007969</text:p>
          </table:table-cell>
          <table:table-cell table:formula="of:=[$'Total-cost'.P8]/[$vcpus.D8]" office:value-type="float" office:value="0.0137090277777778" calcext:value-type="float">
            <text:p>0.013709</text:p>
          </table:table-cell>
          <table:table-cell table:formula="of:=[$'Total-cost'.U8]/[$vcpus.E8]" office:value-type="float" office:value="0.0203854166666667" calcext:value-type="float">
            <text:p>0.020385</text:p>
          </table:table-cell>
          <table:table-cell table:formula="of:=[$'Total-cost'.Z8]/[$vcpus.F8]" office:value-type="float" office:value="0.0278138888888889" calcext:value-type="float">
            <text:p>0.027814</text:p>
          </table:table-cell>
          <table:table-cell table:formula="of:=[$'Total-cost'.AE8]/[$vcpus.G8]" office:value-type="float" office:value="0.0338833333333333" calcext:value-type="float">
            <text:p>0.033883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9]/[$vcpus.B9]" office:value-type="float" office:value="0.00307430555555556" calcext:value-type="float">
            <text:p>0.003074</text:p>
          </table:table-cell>
          <table:table-cell table:formula="of:=[$'Total-cost'.K9]/[$vcpus.C9]" office:value-type="float" office:value="0.00457847222222222" calcext:value-type="float">
            <text:p>0.004578</text:p>
          </table:table-cell>
          <table:table-cell table:formula="of:=[$'Total-cost'.P9]/[$vcpus.D9]" office:value-type="float" office:value="0.00829930555555555" calcext:value-type="float">
            <text:p>0.008299</text:p>
          </table:table-cell>
          <table:table-cell table:formula="of:=[$'Total-cost'.U9]/[$vcpus.E9]" office:value-type="float" office:value="0.0102652777777778" calcext:value-type="float">
            <text:p>0.010265</text:p>
          </table:table-cell>
          <table:table-cell table:formula="of:=[$'Total-cost'.Z9]/[$vcpus.F9]" office:value-type="float" office:value="0.0141708333333333" calcext:value-type="float">
            <text:p>0.014171</text:p>
          </table:table-cell>
          <table:table-cell table:formula="of:=[$'Total-cost'.AE9]/[$vcpus.G9]" office:value-type="float" office:value="0.0170736111111111" calcext:value-type="float">
            <text:p>0.017074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10]/[$vcpus.B10]" office:value-type="float" office:value="0.00436577777777778" calcext:value-type="float">
            <text:p>0.004366</text:p>
          </table:table-cell>
          <table:table-cell table:formula="of:=[$'Total-cost'.K10]/[$vcpus.C10]" office:value-type="float" office:value="0.03460375" calcext:value-type="float">
            <text:p>0.034604</text:p>
          </table:table-cell>
          <table:table-cell table:formula="of:=[$'Total-cost'.P10]/[$vcpus.D10]" office:value-type="float" office:value="0.0666277222222222" calcext:value-type="float">
            <text:p>0.066628</text:p>
          </table:table-cell>
          <table:table-cell table:formula="of:=[$'Total-cost'.U10]/[$vcpus.E10]" office:value-type="float" office:value="0.100797375" calcext:value-type="float">
            <text:p>0.100797</text:p>
          </table:table-cell>
          <table:table-cell table:formula="of:=[$'Total-cost'.Z10]/[$vcpus.F10]" office:value-type="float" office:value="0.149068986111111" calcext:value-type="float">
            <text:p>0.149069</text:p>
          </table:table-cell>
          <table:table-cell table:formula="of:=[$'Total-cost'.AE10]/[$vcpus.G10]" office:value-type="float" office:value="0.171865291666667" calcext:value-type="float">
            <text:p>0.171865</text:p>
          </table:table-cell>
        </table:table-row>
      </table:table>
      <table:table table:name="cost_vs_second" table:style-name="ta1">
        <table:shapes>
          <draw:frame draw:z-index="0" draw:style-name="gr1" draw:text-style-name="P1" svg:width="9.7787in" svg:height="5.574in" svg:x="8.187in" svg:y="0.0417in">
            <draw:object draw:notify-on-update-of-ranges="cost_vs_second.A1:cost_vs_second.A1 cost_vs_second.B1:cost_vs_second.G1 cost_vs_second.A2:cost_vs_second.A2 cost_vs_second.B2:cost_vs_second.G2 cost_vs_second.A3:cost_vs_second.A3 cost_vs_second.B3:cost_vs_second.G3 cost_vs_second.A4:cost_vs_second.A4 cost_vs_second.B4:cost_vs_second.G4 cost_vs_second.A5:cost_vs_second.A5 cost_vs_second.B5:cost_vs_second.G5 cost_vs_second.A6:cost_vs_second.A6 cost_vs_second.B6:cost_vs_second.G6 cost_vs_second.A7:cost_vs_second.A7 cost_vs_second.B7:cost_vs_second.G7 cost_vs_second.A8:cost_vs_second.A8 cost_vs_second.B8:cost_vs_second.G8 cost_vs_second.A9:cost_vs_second.A9 cost_vs_second.B9:cost_vs_second.G9 cost_vs_second.A10:cost_vs_second.A10 cost_vs_second.B10:cost_vs_second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31" table:default-cell-style-name="ce30"/>
        <table:table-column table:style-name="co15" table:number-columns-repeated="5" table:default-cell-style-name="ce30"/>
        <table:table-row table:style-name="ro1">
          <table:table-cell table:style-name="ce20" office:value-type="string" calcext:value-type="string">
            <text:p>servi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'Total-cost'.D2]" office:value-type="float" office:value="0.0000168336927592955" calcext:value-type="float">
            <text:p>0.000017</text:p>
          </table:table-cell>
          <table:table-cell table:formula="of:=[$'Total-cost'.K2]/[$'Total-cost'.I2]" office:value-type="float" office:value="0.000311930563922942" calcext:value-type="float">
            <text:p>0.000312</text:p>
          </table:table-cell>
          <table:table-cell table:formula="of:=[$'Total-cost'.P2]/[$'Total-cost'.N2]" office:value-type="float" office:value="0.000405866866817156" calcext:value-type="float">
            <text:p>0.000406</text:p>
          </table:table-cell>
          <table:table-cell table:formula="of:=[$'Total-cost'.U2]/[$'Total-cost'.S2]" office:value-type="float" office:value="0.0009445352" calcext:value-type="float">
            <text:p>0.000945</text:p>
          </table:table-cell>
          <table:table-cell table:formula="of:=[$'Total-cost'.Z2]/[$'Total-cost'.X2]" office:value-type="float" office:value="0.00124885353191489" calcext:value-type="float">
            <text:p>0.001249</text:p>
          </table:table-cell>
          <table:table-cell table:formula="of:=[$'Total-cost'.AE2]/[$'Total-cost'.AC2]" office:value-type="float" office:value="0.00154438500878735" calcext:value-type="float">
            <text:p>0.001544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'Total-cost'.D3]" office:value-type="float" office:value="0.00002520005" calcext:value-type="float">
            <text:p>0.000025</text:p>
          </table:table-cell>
          <table:table-cell table:formula="of:=[$'Total-cost'.K3]/[$'Total-cost'.I3]" office:value-type="float" office:value="0.000471220447154472" calcext:value-type="float">
            <text:p>0.000471</text:p>
          </table:table-cell>
          <table:table-cell table:formula="of:=[$'Total-cost'.P3]/[$'Total-cost'.N3]" office:value-type="float" office:value="0.000918518793733682" calcext:value-type="float">
            <text:p>0.000919</text:p>
          </table:table-cell>
          <table:table-cell table:formula="of:=[$'Total-cost'.U3]/[$'Total-cost'.S3]" office:value-type="float" office:value="0.00123385150471698" calcext:value-type="float">
            <text:p>0.001234</text:p>
          </table:table-cell>
          <table:table-cell table:formula="of:=[$'Total-cost'.Z3]/[$'Total-cost'.X3]" office:value-type="float" office:value="0.00181231447668394" calcext:value-type="float">
            <text:p>0.001812</text:p>
          </table:table-cell>
          <table:table-cell table:formula="of:=[$'Total-cost'.AE3]/[$'Total-cost'.AC3]" office:value-type="float" office:value="0.00224357588010204" calcext:value-type="float">
            <text:p>0.002244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'Total-cost'.D4]" office:value-type="float" office:value="0.0000334227287128713" calcext:value-type="float">
            <text:p>0.000033</text:p>
          </table:table-cell>
          <table:table-cell table:formula="of:=[$'Total-cost'.K4]/[$'Total-cost'.I4]" office:value-type="float" office:value="0.000632824664576803" calcext:value-type="float">
            <text:p>0.000633</text:p>
          </table:table-cell>
          <table:table-cell table:formula="of:=[$'Total-cost'.P4]/[$'Total-cost'.N4]" office:value-type="float" office:value="0.00119804788130564" calcext:value-type="float">
            <text:p>0.001198</text:p>
          </table:table-cell>
          <table:table-cell table:formula="of:=[$'Total-cost'.U4]/[$'Total-cost'.S4]" office:value-type="float" office:value="0.00182126355963303" calcext:value-type="float">
            <text:p>0.001821</text:p>
          </table:table-cell>
          <table:table-cell table:formula="of:=[$'Total-cost'.Z4]/[$'Total-cost'.X4]" office:value-type="float" office:value="0.00250606976802508" calcext:value-type="float">
            <text:p>0.002506</text:p>
          </table:table-cell>
          <table:table-cell table:formula="of:=[$'Total-cost'.AE4]/[$'Total-cost'.AC4]" office:value-type="float" office:value="0.00304475042944785" calcext:value-type="float">
            <text:p>0.003045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'Total-cost'.D5]" office:value-type="float" office:value="0.00004186675" calcext:value-type="float">
            <text:p>0.000042</text:p>
          </table:table-cell>
          <table:table-cell table:formula="of:=[$'Total-cost'.K5]/[$'Total-cost'.I5]" office:value-type="float" office:value="0.000747083323353293" calcext:value-type="float">
            <text:p>0.000747</text:p>
          </table:table-cell>
          <table:table-cell table:formula="of:=[$'Total-cost'.P5]/[$'Total-cost'.N5]" office:value-type="float" office:value="0.00155467806853583" calcext:value-type="float">
            <text:p>0.001555</text:p>
          </table:table-cell>
          <table:table-cell table:formula="of:=[$'Total-cost'.U5]/[$'Total-cost'.S5]" office:value-type="float" office:value="0.00236708163461538" calcext:value-type="float">
            <text:p>0.002367</text:p>
          </table:table-cell>
          <table:table-cell table:formula="of:=[$'Total-cost'.Z5]/[$'Total-cost'.X5]" office:value-type="float" office:value="0.00307973368421053" calcext:value-type="float">
            <text:p>0.003080</text:p>
          </table:table-cell>
          <table:table-cell table:formula="of:=[$'Total-cost'.AE5]/[$'Total-cost'.AC5]" office:value-type="float" office:value="0.00363579671052632" calcext:value-type="float">
            <text:p>0.003636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'Total-cost'.D6]" office:value-type="float" office:value="0.0000502001" calcext:value-type="float">
            <text:p>0.000050</text:p>
          </table:table-cell>
          <table:table-cell table:formula="of:=[$'Total-cost'.K6]/[$'Total-cost'.I6]" office:value-type="float" office:value="0.000946812012658228" calcext:value-type="float">
            <text:p>0.000947</text:p>
          </table:table-cell>
          <table:table-cell table:formula="of:=[$'Total-cost'.P6]/[$'Total-cost'.N6]" office:value-type="float" office:value="0.0018989430798722" calcext:value-type="float">
            <text:p>0.001899</text:p>
          </table:table-cell>
          <table:table-cell table:formula="of:=[$'Total-cost'.U6]/[$'Total-cost'.S6]" office:value-type="float" office:value="0.00280164367619048" calcext:value-type="float">
            <text:p>0.002802</text:p>
          </table:table-cell>
          <table:table-cell table:formula="of:=[$'Total-cost'.Z6]/[$'Total-cost'.X6]" office:value-type="float" office:value="0.00356978488888889" calcext:value-type="float">
            <text:p>0.003570</text:p>
          </table:table-cell>
          <table:table-cell table:formula="of:=[$'Total-cost'.AE6]/[$'Total-cost'.AC6]" office:value-type="float" office:value="0.00461340482866044" calcext:value-type="float">
            <text:p>0.004613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7]/[$'Total-cost'.D7]" office:value-type="float" office:value="0.000105555555555556" calcext:value-type="float">
            <text:p>0.000106</text:p>
          </table:table-cell>
          <table:table-cell table:formula="of:=[$'Total-cost'.K7]/[$'Total-cost'.I7]" office:value-type="float" office:value="0.000105555555555556" calcext:value-type="float">
            <text:p>0.000106</text:p>
          </table:table-cell>
          <table:table-cell table:formula="of:=[$'Total-cost'.P7]/[$'Total-cost'.N7]" office:value-type="float" office:value="0.000105555555555556" calcext:value-type="float">
            <text:p>0.000106</text:p>
          </table:table-cell>
          <table:table-cell table:formula="of:=[$'Total-cost'.U7]/[$'Total-cost'.S7]" office:value-type="float" office:value="0.000105555555555556" calcext:value-type="float">
            <text:p>0.000106</text:p>
          </table:table-cell>
          <table:table-cell table:formula="of:=[$'Total-cost'.Z7]/[$'Total-cost'.X7]" office:value-type="float" office:value="0.000105555555555556" calcext:value-type="float">
            <text:p>0.000106</text:p>
          </table:table-cell>
          <table:table-cell table:formula="of:=[$'Total-cost'.AE7]/[$'Total-cost'.AC7]" office:value-type="float" office:value="0.000105555555555556" calcext:value-type="float">
            <text:p>0.000106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8]/[$'Total-cost'.D8]" office:value-type="float" office:value="0.000211111111111111" calcext:value-type="float">
            <text:p>0.000211</text:p>
          </table:table-cell>
          <table:table-cell table:formula="of:=[$'Total-cost'.K8]/[$'Total-cost'.I8]" office:value-type="float" office:value="0.000211111111111111" calcext:value-type="float">
            <text:p>0.000211</text:p>
          </table:table-cell>
          <table:table-cell table:formula="of:=[$'Total-cost'.P8]/[$'Total-cost'.N8]" office:value-type="float" office:value="0.000211111111111111" calcext:value-type="float">
            <text:p>0.000211</text:p>
          </table:table-cell>
          <table:table-cell table:formula="of:=[$'Total-cost'.U8]/[$'Total-cost'.S8]" office:value-type="float" office:value="0.000211111111111111" calcext:value-type="float">
            <text:p>0.000211</text:p>
          </table:table-cell>
          <table:table-cell table:formula="of:=[$'Total-cost'.Z8]/[$'Total-cost'.X8]" office:value-type="float" office:value="0.000211111111111111" calcext:value-type="float">
            <text:p>0.000211</text:p>
          </table:table-cell>
          <table:table-cell table:formula="of:=[$'Total-cost'.AE8]/[$'Total-cost'.AC8]" office:value-type="float" office:value="0.0002111111111111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9]/[$'Total-cost'.D9]" office:value-type="float" office:value="0.000422222222222222" calcext:value-type="float">
            <text:p>0.000422</text:p>
          </table:table-cell>
          <table:table-cell table:formula="of:=[$'Total-cost'.K9]/[$'Total-cost'.I9]" office:value-type="float" office:value="0.000422222222222222" calcext:value-type="float">
            <text:p>0.000422</text:p>
          </table:table-cell>
          <table:table-cell table:formula="of:=[$'Total-cost'.P9]/[$'Total-cost'.N9]" office:value-type="float" office:value="0.000422222222222222" calcext:value-type="float">
            <text:p>0.000422</text:p>
          </table:table-cell>
          <table:table-cell table:formula="of:=[$'Total-cost'.U9]/[$'Total-cost'.S9]" office:value-type="float" office:value="0.000422222222222222" calcext:value-type="float">
            <text:p>0.000422</text:p>
          </table:table-cell>
          <table:table-cell table:formula="of:=[$'Total-cost'.Z9]/[$'Total-cost'.X9]" office:value-type="float" office:value="0.000422222222222222" calcext:value-type="float">
            <text:p>0.000422</text:p>
          </table:table-cell>
          <table:table-cell table:formula="of:=[$'Total-cost'.AE9]/[$'Total-cost'.AC9]" office:value-type="float" office:value="0.000422222222222222" calcext:value-type="float">
            <text:p>0.000422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10]/[$'Total-cost'.D10]" office:value-type="float" office:value="0.0000496111111111111" calcext:value-type="float">
            <text:p>0.000050</text:p>
          </table:table-cell>
          <table:table-cell table:formula="of:=[$'Total-cost'.K10]/[$'Total-cost'.I10]" office:value-type="float" office:value="0.0000496111111111111" calcext:value-type="float">
            <text:p>0.000050</text:p>
          </table:table-cell>
          <table:table-cell table:formula="of:=[$'Total-cost'.P10]/[$'Total-cost'.N10]" office:value-type="float" office:value="0.0000496111111111111" calcext:value-type="float">
            <text:p>0.000050</text:p>
          </table:table-cell>
          <table:table-cell table:formula="of:=[$'Total-cost'.U10]/[$'Total-cost'.S10]" office:value-type="float" office:value="0.0000496111111111111" calcext:value-type="float">
            <text:p>0.000050</text:p>
          </table:table-cell>
          <table:table-cell table:formula="of:=[$'Total-cost'.Z10]/[$'Total-cost'.X10]" office:value-type="float" office:value="0.0000496111111111111" calcext:value-type="float">
            <text:p>0.000050</text:p>
          </table:table-cell>
          <table:table-cell table:formula="of:=[$'Total-cost'.AE10]/[$'Total-cost'.AC10]" office:value-type="float" office:value="0.0000496111111111111" calcext:value-type="float">
            <text:p>0.000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2">
      <number:minutes number:style="long"/>
      <number:text>:</number:text>
      <number:seconds number:style="long"/>
    </number:time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number:number-style style:name="N131" number:title="User-defined">
      <number:number number:decimal-places="11" loext:min-decimal-places="11" number:min-integer-digits="1" number:grouping="true"/>
    </number:number-style>
    <number:number-style style:name="N132" number:title="User-defined">
      <number:number number:decimal-places="12" loext:min-decimal-places="12" number:min-integer-digits="1" number:grouping="true"/>
    </number:number-style>
    <number:number-style style:name="N133">
      <number:number number:decimal-places="13" loext:min-decimal-places="13" number:min-integer-digits="1" number:grouping="true"/>
    </number:number-style>
    <number:number-style style:name="N134">
      <number:number number:decimal-places="14" loext:min-decimal-places="14" number:min-integer-digits="1" number:grouping="true"/>
    </number:number-style>
    <number:number-style style:name="N135">
      <number:number number:decimal-places="15" loext:min-decimal-places="15" number:min-integer-digits="1" number:grouping="true"/>
    </number:number-style>
    <number:number-style style:name="N136">
      <number:number number:decimal-places="16" loext:min-decimal-places="16" number:min-integer-digits="1" number:grouping="true"/>
    </number:number-style>
    <number:number-style style:name="N137">
      <number:number number:decimal-places="17" loext:min-decimal-places="17" number:min-integer-digits="1" number:grouping="true"/>
    </number:number-style>
    <number:number-style style:name="N138">
      <number:number number:decimal-places="18" loext:min-decimal-places="18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1:26:28.32267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3:57:03.525936808</meta:creation-date>
    <dc:date>2021-04-07T13:39:53.915019655</dc:date>
    <meta:editing-duration>PT3H33M4S</meta:editing-duration>
    <meta:editing-cycles>15</meta:editing-cycles>
    <meta:generator>LibreOffice/6.4.6.2$Linux_X86_64 LibreOffice_project/40$Build-2</meta:generator>
    <meta:document-statistic meta:table-count="10" meta:cell-count="152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26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26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26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26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26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592cm" svg:height="15.699cm" xlink:href=".." xlink:type="simple" chart:class="chart:line" chart:style-name="ch1">
        <chart:legend chart:legend-position="end" svg:x="24.903cm" svg:y="5.558cm" style:legend-expansion="high" chart:style-name="ch2"/>
        <chart:plot-area chart:style-name="ch3" table:cell-range-address="Chart_cost_vs_vcpu.A1:Chart_cost_vs_vcpu.G10" chart:data-source-has-labels="both" svg:x="1.642cm" svg:y="0.313cm" svg:width="22.63cm" svg:height="14.092cm">
          <chartooo:coordinate-region svg:x="3.295cm" svg:y="0.512cm" svg:width="20.697cm" svg:height="13.246cm"/>
          <chart:axis chart:dimension="x" chart:name="primary-x" chart:style-name="ch4" chartooo:axis-type="auto">
            <chartooo:date-scale/>
            <chart:title svg:x="11.96cm" svg:y="14.718cm" chart:style-name="ch5">
              <text:p>Concurrence</text:p>
            </chart:title>
            <chart:categories table:cell-range-address="Chart_cost_vs_vcpu.B1:Chart_cost_vs_vcpu.G1"/>
          </chart:axis>
          <chart:axis chart:dimension="y" chart:name="primary-y" chart:style-name="ch6">
            <chart:title svg:x="0.451cm" svg:y="8.647cm" chart:style-name="ch7">
              <text:p>Cost per vcpu ($)</text:p>
            </chart:title>
            <chart:grid chart:style-name="ch8" chart:class="major"/>
          </chart:axis>
          <chart:series chart:style-name="ch9" chart:values-cell-range-address="Chart_cost_vs_vcpu.B2:Chart_cost_vs_vcpu.G2" chart:label-cell-address="Chart_cost_vs_vcpu.A2:Chart_cost_vs_vcpu.A2" chart:class="chart:line">
            <chart:data-point chart:repeated="6"/>
          </chart:series>
          <chart:series chart:style-name="ch10" chart:values-cell-range-address="Chart_cost_vs_vcpu.B3:Chart_cost_vs_vcpu.G3" chart:label-cell-address="Chart_cost_vs_vcpu.A3:Chart_cost_vs_vcpu.A3" chart:class="chart:line">
            <chart:data-point chart:repeated="6"/>
          </chart:series>
          <chart:series chart:style-name="ch11" chart:values-cell-range-address="Chart_cost_vs_vcpu.B4:Chart_cost_vs_vcpu.G4" chart:label-cell-address="Chart_cost_vs_vcpu.A4:Chart_cost_vs_vcpu.A4" chart:class="chart:line">
            <chart:data-point chart:repeated="6"/>
          </chart:series>
          <chart:series chart:style-name="ch12" chart:values-cell-range-address="Chart_cost_vs_vcpu.B5:Chart_cost_vs_vcpu.G5" chart:label-cell-address="Chart_cost_vs_vcpu.A5:Chart_cost_vs_vcpu.A5" chart:class="chart:line">
            <chart:data-point chart:repeated="6"/>
          </chart:series>
          <chart:series chart:style-name="ch13" chart:values-cell-range-address="Chart_cost_vs_vcpu.B6:Chart_cost_vs_vcpu.G6" chart:label-cell-address="Chart_cost_vs_vcpu.A6:Chart_cost_vs_vcpu.A6" chart:class="chart:line">
            <chart:data-point chart:repeated="6"/>
          </chart:series>
          <chart:series chart:style-name="ch14" chart:values-cell-range-address="Chart_cost_vs_vcpu.B7:Chart_cost_vs_vcpu.G7" chart:label-cell-address="Chart_cost_vs_vcpu.A7:Chart_cost_vs_vcpu.A7" chart:class="chart:line">
            <chart:data-point chart:repeated="6"/>
          </chart:series>
          <chart:series chart:style-name="ch15" chart:values-cell-range-address="Chart_cost_vs_vcpu.B8:Chart_cost_vs_vcpu.G8" chart:label-cell-address="Chart_cost_vs_vcpu.A8:Chart_cost_vs_vcpu.A8" chart:class="chart:line">
            <chart:data-point chart:repeated="6"/>
          </chart:series>
          <chart:series chart:style-name="ch16" chart:values-cell-range-address="Chart_cost_vs_vcpu.B9:Chart_cost_vs_vcpu.G9" chart:label-cell-address="Chart_cost_vs_vcpu.A9:Chart_cost_vs_vcpu.A9" chart:class="chart:line">
            <chart:data-point chart:repeated="6"/>
          </chart:series>
          <chart:series chart:style-name="ch17" chart:values-cell-range-address="Chart_cost_vs_vcpu.B10:Chart_cost_vs_vcpu.G10" chart:label-cell-address="Chart_cost_vs_vcpu.A10:Chart_cost_vs_vcpu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Chart_cost_vs_vcpu.B1:Chart_cost_vs_vcpu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hart_cost_vs_vcpu.A2:Chart_cost_vs_vcpu.A2</svg:desc>
                </draw:g>
              </table:table-cell>
              <table:table-cell office:value-type="float" office:value="0.014336695">
                <text:p>0.014336695</text:p>
                <draw:g>
                  <svg:desc>Chart_cost_vs_vcpu.B2:Chart_cost_vs_vcpu.G2</svg:desc>
                </draw:g>
              </table:table-cell>
              <table:table-cell office:value-type="float" office:value="0.014842696">
                <text:p>0.014842696</text:p>
              </table:table-cell>
              <table:table-cell office:value-type="float" office:value="0.0149832518333333">
                <text:p>0.0149832518333333</text:p>
              </table:table-cell>
              <table:table-cell office:value-type="float" office:value="0.0145615843333333">
                <text:p>0.0145615843333333</text:p>
              </table:table-cell>
              <table:table-cell office:value-type="float" office:value="0.014674029">
                <text:p>0.014674029</text:p>
              </table:table-cell>
              <table:table-cell office:value-type="float" office:value="0.0146459178333333">
                <text:p>0.0146459178333333</text:p>
              </table:table-cell>
            </table:table-row>
            <table:table-row>
              <table:table-cell office:value-type="string">
                <text:p>Lambda (1.5GB / 0.9vcpus)</text:p>
                <draw:g>
                  <svg:desc>Chart_cost_vs_vcpu.A3:Chart_cost_vs_vcpu.A3</svg:desc>
                </draw:g>
              </table:table-cell>
              <table:table-cell office:value-type="float" office:value="0.00988401961111111">
                <text:p>0.00988401961111111</text:p>
                <draw:g>
                  <svg:desc>Chart_cost_vs_vcpu.B3:Chart_cost_vs_vcpu.G3</svg:desc>
                </draw:g>
              </table:table-cell>
              <table:table-cell office:value-type="float" office:value="0.00966001916666667">
                <text:p>0.00966001916666667</text:p>
              </table:table-cell>
              <table:table-cell office:value-type="float" office:value="0.00977201938888889">
                <text:p>0.00977201938888889</text:p>
              </table:table-cell>
              <table:table-cell office:value-type="float" office:value="0.00968801922222222">
                <text:p>0.00968801922222222</text:p>
              </table:table-cell>
              <table:table-cell office:value-type="float" office:value="0.00971601927777778">
                <text:p>0.00971601927777778</text:p>
              </table:table-cell>
              <table:table-cell office:value-type="float" office:value="0.00977201938888889">
                <text:p>0.00977201938888889</text:p>
              </table:table-cell>
            </table:table-row>
            <table:table-row>
              <table:table-cell office:value-type="string">
                <text:p>Lambda (2.0GB / 1.2vcpus)</text:p>
                <draw:g>
                  <svg:desc>Chart_cost_vs_vcpu.A4:Chart_cost_vs_vcpu.A4</svg:desc>
                </draw:g>
              </table:table-cell>
              <table:table-cell office:value-type="float" office:value="0.008439239">
                <text:p>0.008439239</text:p>
                <draw:g>
                  <svg:desc>Chart_cost_vs_vcpu.B4:Chart_cost_vs_vcpu.G4</svg:desc>
                </draw:g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271572">
                <text:p>0.008271572</text:p>
              </table:table-cell>
              <table:table-cell office:value-type="float" office:value="0.008327461">
                <text:p>0.008327461</text:p>
              </table:table-cell>
              <table:table-cell office:value-type="float" office:value="0.008271572">
                <text:p>0.008271572</text:p>
              </table:table-cell>
            </table:table-row>
            <table:table-row>
              <table:table-cell office:value-type="string">
                <text:p>Lambda (2.5GB / 1.5vcpus)</text:p>
                <draw:g>
                  <svg:desc>Chart_cost_vs_vcpu.A5:Chart_cost_vs_vcpu.A5</svg:desc>
                </draw:g>
              </table:table-cell>
              <table:table-cell office:value-type="float" office:value="0.00842917233333333">
                <text:p>0.00842917233333333</text:p>
                <draw:g>
                  <svg:desc>Chart_cost_vs_vcpu.B5:Chart_cost_vs_vcpu.G5</svg:desc>
                </draw:g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205883">
                <text:p>0.008205883</text:p>
              </table:table-cell>
              <table:table-cell office:value-type="float" office:value="0.0082896165">
                <text:p>0.0082896165</text:p>
              </table:table-cell>
              <table:table-cell office:value-type="float" office:value="0.0082896165">
                <text:p>0.0082896165</text:p>
              </table:table-cell>
            </table:table-row>
            <table:table-row>
              <table:table-cell office:value-type="string">
                <text:p>Lambda (3.0GB / 1.8vcpus)</text:p>
                <draw:g>
                  <svg:desc>Chart_cost_vs_vcpu.A6:Chart_cost_vs_vcpu.A6</svg:desc>
                </draw:g>
              </table:table-cell>
              <table:table-cell office:value-type="float" office:value="0.00822723861111111">
                <text:p>0.00822723861111111</text:p>
                <draw:g>
                  <svg:desc>Chart_cost_vs_vcpu.B6:Chart_cost_vs_vcpu.G6</svg:desc>
                </draw:g>
              </table:table-cell>
              <table:table-cell office:value-type="float" office:value="0.00831090544444445">
                <text:p>0.00831090544444445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17146072222222">
                <text:p>0.00817146072222222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22723861111111">
                <text:p>0.00822723861111111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hart_cost_vs_vcpu.A7:Chart_cost_vs_vcpu.A7</svg:desc>
                </draw:g>
              </table:table-cell>
              <table:table-cell office:value-type="float" office:value="0.00302152777777778">
                <text:p>0.00302152777777778</text:p>
                <draw:g>
                  <svg:desc>Chart_cost_vs_vcpu.B7:Chart_cost_vs_vcpu.G7</svg:desc>
                </draw:g>
              </table:table-cell>
              <table:table-cell office:value-type="float" office:value="0.0135243055555556">
                <text:p>0.0135243055555556</text:p>
              </table:table-cell>
              <table:table-cell office:value-type="float" office:value="0.0270618055555556">
                <text:p>0.0270618055555556</text:p>
              </table:table-cell>
              <table:table-cell office:value-type="float" office:value="0.0402430555555556">
                <text:p>0.0402430555555556</text:p>
              </table:table-cell>
              <table:table-cell office:value-type="float" office:value="0.0528701388888889">
                <text:p>0.0528701388888889</text:p>
              </table:table-cell>
              <table:table-cell office:value-type="float" office:value="0.0640326388888889">
                <text:p>0.0640326388888889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hart_cost_vs_vcpu.A8:Chart_cost_vs_vcpu.A8</svg:desc>
                </draw:g>
              </table:table-cell>
              <table:table-cell office:value-type="float" office:value="0.00298194444444444">
                <text:p>0.00298194444444444</text:p>
                <draw:g>
                  <svg:desc>Chart_cost_vs_vcpu.B8:Chart_cost_vs_vcpu.G8</svg:desc>
                </draw:g>
              </table:table-cell>
              <table:table-cell office:value-type="float" office:value="0.00796944444444444">
                <text:p>0.00796944444444444</text:p>
              </table:table-cell>
              <table:table-cell office:value-type="float" office:value="0.0137090277777778">
                <text:p>0.0137090277777778</text:p>
              </table:table-cell>
              <table:table-cell office:value-type="float" office:value="0.0203854166666667">
                <text:p>0.0203854166666667</text:p>
              </table:table-cell>
              <table:table-cell office:value-type="float" office:value="0.0278138888888889">
                <text:p>0.0278138888888889</text:p>
              </table:table-cell>
              <table:table-cell office:value-type="float" office:value="0.0338833333333333">
                <text:p>0.03388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hart_cost_vs_vcpu.A9:Chart_cost_vs_vcpu.A9</svg:desc>
                </draw:g>
              </table:table-cell>
              <table:table-cell office:value-type="float" office:value="0.00307430555555556">
                <text:p>0.00307430555555556</text:p>
                <draw:g>
                  <svg:desc>Chart_cost_vs_vcpu.B9:Chart_cost_vs_vcpu.G9</svg:desc>
                </draw:g>
              </table:table-cell>
              <table:table-cell office:value-type="float" office:value="0.00457847222222222">
                <text:p>0.00457847222222222</text:p>
              </table:table-cell>
              <table:table-cell office:value-type="float" office:value="0.00829930555555555">
                <text:p>0.00829930555555555</text:p>
              </table:table-cell>
              <table:table-cell office:value-type="float" office:value="0.0102652777777778">
                <text:p>0.0102652777777778</text:p>
              </table:table-cell>
              <table:table-cell office:value-type="float" office:value="0.0141708333333333">
                <text:p>0.0141708333333333</text:p>
              </table:table-cell>
              <table:table-cell office:value-type="float" office:value="0.0170736111111111">
                <text:p>0.0170736111111111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hart_cost_vs_vcpu.A10:Chart_cost_vs_vcpu.A10</svg:desc>
                </draw:g>
              </table:table-cell>
              <table:table-cell office:value-type="float" office:value="0.00436577777777778">
                <text:p>0.00436577777777778</text:p>
                <draw:g>
                  <svg:desc>Chart_cost_vs_vcpu.B10:Chart_cost_vs_vcpu.G10</svg:desc>
                </draw:g>
              </table:table-cell>
              <table:table-cell office:value-type="float" office:value="0.03460375">
                <text:p>0.03460375</text:p>
              </table:table-cell>
              <table:table-cell office:value-type="float" office:value="0.0666277222222222">
                <text:p>0.0666277222222222</text:p>
              </table:table-cell>
              <table:table-cell office:value-type="float" office:value="0.100797375">
                <text:p>0.100797375</text:p>
              </table:table-cell>
              <table:table-cell office:value-type="float" office:value="0.149068986111111">
                <text:p>0.149068986111111</text:p>
              </table:table-cell>
              <table:table-cell office:value-type="float" office:value="0.171865291666667">
                <text:p>0.171865291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6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39cm" svg:height="14.159cm" xlink:href=".." xlink:type="simple" chart:class="chart:line" chart:style-name="ch1">
        <chart:legend chart:legend-position="end" svg:x="18.15cm" svg:y="4.788cm" style:legend-expansion="high" chart:style-name="ch2"/>
        <chart:plot-area chart:style-name="ch3" table:cell-range-address="cost_vs_second.A1:cost_vs_second.G10" chart:data-source-has-labels="both" svg:x="0.496cm" svg:y="0.283cm" svg:width="17.158cm" svg:height="13.593cm">
          <chartooo:coordinate-region svg:x="2.149cm" svg:y="0.482cm" svg:width="15.225cm" svg:height="12.747cm"/>
          <chart:axis chart:dimension="x" chart:name="primary-x" chart:style-name="ch4" chartooo:axis-type="auto">
            <chartooo:date-scale/>
            <chart:categories table:cell-range-address="cost_vs_second.B1:cost_vs_second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vs_second.B2:cost_vs_second.G2" chart:label-cell-address="cost_vs_second.A2:cost_vs_second.A2" chart:class="chart:line">
            <chart:data-point chart:repeated="6"/>
          </chart:series>
          <chart:series chart:style-name="ch8" chart:values-cell-range-address="cost_vs_second.B3:cost_vs_second.G3" chart:label-cell-address="cost_vs_second.A3:cost_vs_second.A3" chart:class="chart:line">
            <chart:data-point chart:repeated="6"/>
          </chart:series>
          <chart:series chart:style-name="ch9" chart:values-cell-range-address="cost_vs_second.B4:cost_vs_second.G4" chart:label-cell-address="cost_vs_second.A4:cost_vs_second.A4" chart:class="chart:line">
            <chart:data-point chart:repeated="6"/>
          </chart:series>
          <chart:series chart:style-name="ch10" chart:values-cell-range-address="cost_vs_second.B5:cost_vs_second.G5" chart:label-cell-address="cost_vs_second.A5:cost_vs_second.A5" chart:class="chart:line">
            <chart:data-point chart:repeated="6"/>
          </chart:series>
          <chart:series chart:style-name="ch11" chart:values-cell-range-address="cost_vs_second.B6:cost_vs_second.G6" chart:label-cell-address="cost_vs_second.A6:cost_vs_second.A6" chart:class="chart:line">
            <chart:data-point chart:repeated="6"/>
          </chart:series>
          <chart:series chart:style-name="ch12" chart:values-cell-range-address="cost_vs_second.B7:cost_vs_second.G7" chart:label-cell-address="cost_vs_second.A7:cost_vs_second.A7" chart:class="chart:line">
            <chart:data-point chart:repeated="6"/>
          </chart:series>
          <chart:series chart:style-name="ch13" chart:values-cell-range-address="cost_vs_second.B8:cost_vs_second.G8" chart:label-cell-address="cost_vs_second.A8:cost_vs_second.A8" chart:class="chart:line">
            <chart:data-point chart:repeated="6"/>
          </chart:series>
          <chart:series chart:style-name="ch14" chart:values-cell-range-address="cost_vs_second.B9:cost_vs_second.G9" chart:label-cell-address="cost_vs_second.A9:cost_vs_second.A9" chart:class="chart:line">
            <chart:data-point chart:repeated="6"/>
          </chart:series>
          <chart:series chart:style-name="ch15" chart:values-cell-range-address="cost_vs_second.B10:cost_vs_second.G10" chart:label-cell-address="cost_vs_second.A10:cost_vs_second.A1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cost_vs_second.B1:cost_vs_second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ost_vs_second.A2:cost_vs_second.A2</svg:desc>
                </draw:g>
              </table:table-cell>
              <table:table-cell office:value-type="float" office:value="0.0000168336927592955">
                <text:p>0.0000168336927592955</text:p>
                <draw:g>
                  <svg:desc>cost_vs_second.B2:cost_vs_second.G2</svg:desc>
                </draw:g>
              </table:table-cell>
              <table:table-cell office:value-type="float" office:value="0.000311930563922942">
                <text:p>0.000311930563922942</text:p>
              </table:table-cell>
              <table:table-cell office:value-type="float" office:value="0.000405866866817156">
                <text:p>0.000405866866817156</text:p>
              </table:table-cell>
              <table:table-cell office:value-type="float" office:value="0.0009445352">
                <text:p>0.0009445352</text:p>
              </table:table-cell>
              <table:table-cell office:value-type="float" office:value="0.00124885353191489">
                <text:p>0.00124885353191489</text:p>
              </table:table-cell>
              <table:table-cell office:value-type="float" office:value="0.00154438500878735">
                <text:p>0.00154438500878735</text:p>
              </table:table-cell>
            </table:table-row>
            <table:table-row>
              <table:table-cell office:value-type="string">
                <text:p>Lambda (1.5GB / 0.9vcpus)</text:p>
                <draw:g>
                  <svg:desc>cost_vs_second.A3:cost_vs_second.A3</svg:desc>
                </draw:g>
              </table:table-cell>
              <table:table-cell office:value-type="float" office:value="0.00002520005">
                <text:p>0.00002520005</text:p>
                <draw:g>
                  <svg:desc>cost_vs_second.B3:cost_vs_second.G3</svg:desc>
                </draw:g>
              </table:table-cell>
              <table:table-cell office:value-type="float" office:value="0.000471220447154472">
                <text:p>0.000471220447154472</text:p>
              </table:table-cell>
              <table:table-cell office:value-type="float" office:value="0.000918518793733682">
                <text:p>0.000918518793733682</text:p>
              </table:table-cell>
              <table:table-cell office:value-type="float" office:value="0.00123385150471698">
                <text:p>0.00123385150471698</text:p>
              </table:table-cell>
              <table:table-cell office:value-type="float" office:value="0.00181231447668394">
                <text:p>0.00181231447668394</text:p>
              </table:table-cell>
              <table:table-cell office:value-type="float" office:value="0.00224357588010204">
                <text:p>0.00224357588010204</text:p>
              </table:table-cell>
            </table:table-row>
            <table:table-row>
              <table:table-cell office:value-type="string">
                <text:p>Lambda (2.0GB / 1.2vcpus)</text:p>
                <draw:g>
                  <svg:desc>cost_vs_second.A4:cost_vs_second.A4</svg:desc>
                </draw:g>
              </table:table-cell>
              <table:table-cell office:value-type="float" office:value="0.0000334227287128713">
                <text:p>0.0000334227287128713</text:p>
                <draw:g>
                  <svg:desc>cost_vs_second.B4:cost_vs_second.G4</svg:desc>
                </draw:g>
              </table:table-cell>
              <table:table-cell office:value-type="float" office:value="0.000632824664576803">
                <text:p>0.000632824664576803</text:p>
              </table:table-cell>
              <table:table-cell office:value-type="float" office:value="0.00119804788130564">
                <text:p>0.00119804788130564</text:p>
              </table:table-cell>
              <table:table-cell office:value-type="float" office:value="0.00182126355963303">
                <text:p>0.00182126355963303</text:p>
              </table:table-cell>
              <table:table-cell office:value-type="float" office:value="0.00250606976802508">
                <text:p>0.00250606976802508</text:p>
              </table:table-cell>
              <table:table-cell office:value-type="float" office:value="0.00304475042944785">
                <text:p>0.00304475042944785</text:p>
              </table:table-cell>
            </table:table-row>
            <table:table-row>
              <table:table-cell office:value-type="string">
                <text:p>Lambda (2.5GB / 1.5vcpus)</text:p>
                <draw:g>
                  <svg:desc>cost_vs_second.A5:cost_vs_second.A5</svg:desc>
                </draw:g>
              </table:table-cell>
              <table:table-cell office:value-type="float" office:value="0.00004186675">
                <text:p>0.00004186675</text:p>
                <draw:g>
                  <svg:desc>cost_vs_second.B5:cost_vs_second.G5</svg:desc>
                </draw:g>
              </table:table-cell>
              <table:table-cell office:value-type="float" office:value="0.000747083323353293">
                <text:p>0.000747083323353293</text:p>
              </table:table-cell>
              <table:table-cell office:value-type="float" office:value="0.00155467806853583">
                <text:p>0.00155467806853583</text:p>
              </table:table-cell>
              <table:table-cell office:value-type="float" office:value="0.00236708163461538">
                <text:p>0.00236708163461538</text:p>
              </table:table-cell>
              <table:table-cell office:value-type="float" office:value="0.00307973368421053">
                <text:p>0.00307973368421053</text:p>
              </table:table-cell>
              <table:table-cell office:value-type="float" office:value="0.00363579671052632">
                <text:p>0.00363579671052632</text:p>
              </table:table-cell>
            </table:table-row>
            <table:table-row>
              <table:table-cell office:value-type="string">
                <text:p>Lambda (3.0GB / 1.8vcpus)</text:p>
                <draw:g>
                  <svg:desc>cost_vs_second.A6:cost_vs_second.A6</svg:desc>
                </draw:g>
              </table:table-cell>
              <table:table-cell office:value-type="float" office:value="0.0000502001">
                <text:p>0.0000502001</text:p>
                <draw:g>
                  <svg:desc>cost_vs_second.B6:cost_vs_second.G6</svg:desc>
                </draw:g>
              </table:table-cell>
              <table:table-cell office:value-type="float" office:value="0.000946812012658228">
                <text:p>0.000946812012658228</text:p>
              </table:table-cell>
              <table:table-cell office:value-type="float" office:value="0.0018989430798722">
                <text:p>0.0018989430798722</text:p>
              </table:table-cell>
              <table:table-cell office:value-type="float" office:value="0.00280164367619048">
                <text:p>0.00280164367619048</text:p>
              </table:table-cell>
              <table:table-cell office:value-type="float" office:value="0.00356978488888889">
                <text:p>0.00356978488888889</text:p>
              </table:table-cell>
              <table:table-cell office:value-type="float" office:value="0.00461340482866044">
                <text:p>0.00461340482866044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ost_vs_second.A7:cost_vs_second.A7</svg:desc>
                </draw:g>
              </table:table-cell>
              <table:table-cell office:value-type="float" office:value="0.000105555555555556">
                <text:p>0.000105555555555556</text:p>
                <draw:g>
                  <svg:desc>cost_vs_second.B7:cost_vs_second.G7</svg:desc>
                </draw:g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ost_vs_second.A8:cost_vs_second.A8</svg:desc>
                </draw:g>
              </table:table-cell>
              <table:table-cell office:value-type="float" office:value="0.000211111111111111">
                <text:p>0.000211111111111111</text:p>
                <draw:g>
                  <svg:desc>cost_vs_second.B8:cost_vs_second.G8</svg:desc>
                </draw:g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ost_vs_second.A9:cost_vs_second.A9</svg:desc>
                </draw:g>
              </table:table-cell>
              <table:table-cell office:value-type="float" office:value="0.000422222222222222">
                <text:p>0.000422222222222222</text:p>
                <draw:g>
                  <svg:desc>cost_vs_second.B9:cost_vs_second.G9</svg:desc>
                </draw:g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ost_vs_second.A10:cost_vs_second.A10</svg:desc>
                </draw:g>
              </table:table-cell>
              <table:table-cell office:value-type="float" office:value="0.0000496111111111111">
                <text:p>0.0000496111111111111</text:p>
                <draw:g>
                  <svg:desc>cost_vs_second.B10:cost_vs_second.G10</svg:desc>
                </draw:g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8cm" svg:stroke-color="#b4c7dc" draw:fill-color="#b4c7dc" dr3d:edge-rounding="5%"/>
      <style:text-properties fo:font-size="10pt" style:font-size-asian="10pt" style:font-size-complex="10pt"/>
    </style:style>
    <style:style style:name="ch10" style:family="chart" style:data-style-name="N41">
      <style:chart-properties chart:symbol-type="named-symbol" chart:symbol-name="diamond" chart:symbol-width="0.25cm" chart:symbol-height="0.25cm" chart:link-data-style-to-source="true"/>
      <style:graphic-properties svg:stroke-width="0.08cm" svg:stroke-color="#b4c7dc" draw:fill-color="#b4c7dc" dr3d:edge-rounding="5%"/>
      <style:text-properties fo:font-size="10pt" style:font-size-asian="10pt" style:font-size-complex="10pt"/>
    </style:style>
    <style:style style:name="ch11" style:family="chart" style:data-style-name="N41">
      <style:chart-properties chart:symbol-type="named-symbol" chart:symbol-name="arrow-down" chart:symbol-width="0.25cm" chart:symbol-height="0.25cm" chart:link-data-style-to-source="true"/>
      <style:graphic-properties svg:stroke-width="0.08cm" svg:stroke-color="#355269" draw:fill-color="#355269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amed-symbol" chart:symbol-name="arrow-up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41">
      <style:chart-properties chart:symbol-type="named-symbol" chart:symbol-name="arrow-right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41">
      <style:chart-properties chart:symbol-type="named-symbol" chart:symbol-name="arrow-left" chart:symbol-width="0.25cm" chart:symbol-height="0.25cm" chart:link-data-style-to-source="true"/>
      <style:graphic-properties svg:stroke-width="0.08cm" svg:stroke-color="#77bc65" draw:fill-color="#77bc65"/>
      <style:text-properties fo:font-size="10pt" style:font-size-asian="10pt" style:font-size-complex="10pt"/>
    </style:style>
    <style:style style:name="ch15" style:family="chart" style:data-style-name="N41">
      <style:chart-properties chart:symbol-type="named-symbol" chart:symbol-name="bow-ti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 style:data-style-name="N41">
      <style:chart-properties chart:symbol-type="named-symbol" chart:symbol-name="hourglass" chart:symbol-width="0.25cm" chart:symbol-height="0.25cm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7" style:family="chart" style:data-style-name="N41">
      <style:chart-properties chart:symbol-type="named-symbol" chart:symbol-name="circle" chart:symbol-width="0.25cm" chart:symbol-height="0.25cm" chart:link-data-style-to-source="true"/>
      <style:graphic-properties svg:stroke-width="0.08cm" svg:stroke-color="#afd095" draw:fill-color="#afd095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265cm" svg:height="20.241cm" xlink:href=".." xlink:type="simple" chart:class="chart:line" chart:style-name="ch1">
        <chart:legend chart:legend-position="bottom" svg:x="1.343cm" svg:y="19.289cm" style:legend-expansion="custom" chartooo:width="30.909cm" chartooo:height="1.042cm" style:legend-expansion-aspect-ratio="29.6631477927063" chart:style-name="ch2"/>
        <chart:plot-area chart:style-name="ch3" table:cell-range-address="'Chart-total-duration'.A1:'Chart-total-duration'.G10" chart:data-source-has-labels="both" svg:x="1.676cm" svg:y="0.404cm" svg:width="30.924cm" svg:height="17.669cm">
          <chartooo:coordinate-region svg:x="3.25cm" svg:y="0.603cm" svg:width="29.07cm" svg:height="16.823cm"/>
          <chart:axis chart:dimension="x" chart:name="primary-x" chart:style-name="ch4" chartooo:axis-type="auto">
            <chartooo:date-scale/>
            <chart:title svg:x="16.141cm" svg:y="18.477cm" chart:style-name="ch5">
              <text:p>Concurrence</text:p>
            </chart:title>
            <chart:categories table:cell-range-address="'Chart-total-duration'.B1:'Chart-total-duration'.G1"/>
          </chart:axis>
          <chart:axis chart:dimension="y" chart:name="primary-y" chart:style-name="ch6">
            <chart:title svg:x="0.451cm" svg:y="9.917cm" chart:style-name="ch7">
              <text:p>Duration</text:p>
            </chart:title>
            <chart:grid chart:style-name="ch8" chart:class="major"/>
          </chart:axis>
          <chart:series chart:style-name="ch9" chart:values-cell-range-address="'Chart-total-duration'.B2:'Chart-total-duration'.G2" chart:label-cell-address="'Chart-total-duration'.A2:'Chart-total-duration'.A2" chart:class="chart:line">
            <chart:data-point chart:repeated="6"/>
          </chart:series>
          <chart:series chart:style-name="ch10" chart:values-cell-range-address="'Chart-total-duration'.B3:'Chart-total-duration'.G3" chart:label-cell-address="'Chart-total-duration'.A3:'Chart-total-duration'.A3" chart:class="chart:line">
            <chart:data-point chart:repeated="6"/>
          </chart:series>
          <chart:series chart:style-name="ch11" chart:values-cell-range-address="'Chart-total-duration'.B4:'Chart-total-duration'.G4" chart:label-cell-address="'Chart-total-duration'.A4:'Chart-total-duration'.A4" chart:class="chart:line">
            <chart:data-point chart:repeated="6"/>
          </chart:series>
          <chart:series chart:style-name="ch12" chart:values-cell-range-address="'Chart-total-duration'.B5:'Chart-total-duration'.G5" chart:label-cell-address="'Chart-total-duration'.A5:'Chart-total-duration'.A5" chart:class="chart:line">
            <chart:data-point chart:repeated="6"/>
          </chart:series>
          <chart:series chart:style-name="ch13" chart:values-cell-range-address="'Chart-total-duration'.B6:'Chart-total-duration'.G6" chart:label-cell-address="'Chart-total-duration'.A6:'Chart-total-duration'.A6" chart:class="chart:line">
            <chart:data-point chart:repeated="6"/>
          </chart:series>
          <chart:series chart:style-name="ch14" chart:values-cell-range-address="'Chart-total-duration'.B7:'Chart-total-duration'.G7" chart:label-cell-address="'Chart-total-duration'.A7:'Chart-total-duration'.A7" chart:class="chart:line">
            <chart:data-point chart:repeated="6"/>
          </chart:series>
          <chart:series chart:style-name="ch15" chart:values-cell-range-address="'Chart-total-duration'.B8:'Chart-total-duration'.G8" chart:label-cell-address="'Chart-total-duration'.A8:'Chart-total-duration'.A8" chart:class="chart:line">
            <chart:data-point chart:repeated="6"/>
          </chart:series>
          <chart:series chart:style-name="ch16" chart:values-cell-range-address="'Chart-total-duration'.B9:'Chart-total-duration'.G9" chart:label-cell-address="'Chart-total-duration'.A9:'Chart-total-duration'.A9" chart:class="chart:line">
            <chart:data-point chart:repeated="6"/>
          </chart:series>
          <chart:series chart:style-name="ch17" chart:values-cell-range-address="'Chart-total-duration'.B10:'Chart-total-duration'.G10" chart:label-cell-address="'Chart-total-duration'.A10:'Chart-total-duration'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hart-total-duration'.B1:'Chart-total-duration'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duration'.A2:'Chart-total-duration'.A2</svg:desc>
                </draw:g>
              </table:table-cell>
              <table:table-cell office:value-type="float" office:value="0.00591435185185185">
                <text:p>0.00591435185185185</text:p>
                <draw:g>
                  <svg:desc>'Chart-total-duration'.B2:'Chart-total-duration'.G2</svg:desc>
                </draw:g>
              </table:table-cell>
              <table:table-cell office:value-type="float" office:value="0.0066087962962963">
                <text:p>0.0066087962962963</text:p>
              </table:table-cell>
              <table:table-cell office:value-type="float" office:value="0.0102546296296296">
                <text:p>0.0102546296296296</text:p>
              </table:table-cell>
              <table:table-cell office:value-type="float" office:value="0.00642361111111111">
                <text:p>0.00642361111111111</text:p>
              </table:table-cell>
              <table:table-cell office:value-type="float" office:value="0.00652777777777778">
                <text:p>0.00652777777777778</text:p>
              </table:table-cell>
              <table:table-cell office:value-type="float" office:value="0.00658564814814815">
                <text:p>0.00658564814814815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duration'.A3:'Chart-total-duration'.A3</svg:desc>
                </draw:g>
              </table:table-cell>
              <table:table-cell office:value-type="float" office:value="0.00408564814814815">
                <text:p>0.00408564814814815</text:p>
                <draw:g>
                  <svg:desc>'Chart-total-duration'.B3:'Chart-total-duration'.G3</svg:desc>
                </draw:g>
              </table:table-cell>
              <table:table-cell office:value-type="float" office:value="0.00427083333333333">
                <text:p>0.00427083333333333</text:p>
              </table:table-cell>
              <table:table-cell office:value-type="float" office:value="0.00443287037037037">
                <text:p>0.00443287037037037</text:p>
              </table:table-cell>
              <table:table-cell office:value-type="float" office:value="0.00490740740740741">
                <text:p>0.00490740740740741</text:p>
              </table:table-cell>
              <table:table-cell office:value-type="float" office:value="0.00446759259259259">
                <text:p>0.00446759259259259</text:p>
              </table:table-cell>
              <table:table-cell office:value-type="float" office:value="0.00453703703703704">
                <text:p>0.00453703703703704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duration'.A4:'Chart-total-duration'.A4</svg:desc>
                </draw:g>
              </table:table-cell>
              <table:table-cell office:value-type="float" office:value="0.00350694444444444">
                <text:p>0.00350694444444444</text:p>
                <draw:g>
                  <svg:desc>'Chart-total-duration'.B4:'Chart-total-duration'.G4</svg:desc>
                </draw:g>
              </table:table-cell>
              <table:table-cell office:value-type="float" office:value="0.00369212962962963">
                <text:p>0.00369212962962963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0.00369212962962963">
                <text:p>0.00369212962962963</text:p>
              </table:table-cell>
              <table:table-cell office:value-type="float" office:value="0.00377314814814815">
                <text:p>0.00377314814814815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duration'.A5:'Chart-total-duration'.A5</svg:desc>
                </draw:g>
              </table:table-cell>
              <table:table-cell office:value-type="float" office:value="0.00349537037037037">
                <text:p>0.00349537037037037</text:p>
                <draw:g>
                  <svg:desc>'Chart-total-duration'.B5:'Chart-total-duration'.G5</svg:desc>
                </draw:g>
              </table:table-cell>
              <table:table-cell office:value-type="float" office:value="0.00386574074074074">
                <text:p>0.00386574074074074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0.00395833333333333">
                <text:p>0.00395833333333333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duration'.A6:'Chart-total-duration'.A6</svg:desc>
                </draw:g>
              </table:table-cell>
              <table:table-cell office:value-type="float" office:value="0.00341435185185185">
                <text:p>0.00341435185185185</text:p>
                <draw:g>
                  <svg:desc>'Chart-total-duration'.B6:'Chart-total-duration'.G6</svg:desc>
                </draw:g>
              </table:table-cell>
              <table:table-cell office:value-type="float" office:value="0.00365740740740741">
                <text:p>0.00365740740740741</text:p>
              </table:table-cell>
              <table:table-cell office:value-type="float" office:value="0.00362268518518519">
                <text:p>0.00362268518518519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0.00385416666666667">
                <text:p>0.00385416666666667</text:p>
              </table:table-cell>
              <table:table-cell office:value-type="float" office:value="0.00371527777777778">
                <text:p>0.00371527777777778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'Chart-total-duration'.A7:'Chart-total-duration'.A7</svg:desc>
                </draw:g>
              </table:table-cell>
              <table:table-cell office:value-type="float" office:value="0.00265046296296296">
                <text:p>0.00265046296296296</text:p>
                <draw:g>
                  <svg:desc>'Chart-total-duration'.B7:'Chart-total-duration'.G7</svg:desc>
                </draw:g>
              </table:table-cell>
              <table:table-cell office:value-type="float" office:value="0.0118634259259259">
                <text:p>0.0118634259259259</text:p>
              </table:table-cell>
              <table:table-cell office:value-type="float" office:value="0.0237384259259259">
                <text:p>0.0237384259259259</text:p>
              </table:table-cell>
              <table:table-cell office:value-type="float" office:value="0.0353009259259259">
                <text:p>0.0353009259259259</text:p>
              </table:table-cell>
              <table:table-cell office:value-type="float" office:value="0.0463773148148148">
                <text:p>0.0463773148148148</text:p>
              </table:table-cell>
              <table:table-cell office:value-type="float" office:value="0.0561689814814815">
                <text:p>0.0561689814814815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'Chart-total-duration'.A8:'Chart-total-duration'.A8</svg:desc>
                </draw:g>
              </table:table-cell>
              <table:table-cell office:value-type="float" office:value="0.00261574074074074">
                <text:p>0.00261574074074074</text:p>
                <draw:g>
                  <svg:desc>'Chart-total-duration'.B8:'Chart-total-duration'.G8</svg:desc>
                </draw:g>
              </table:table-cell>
              <table:table-cell office:value-type="float" office:value="0.00699074074074074">
                <text:p>0.00699074074074074</text:p>
              </table:table-cell>
              <table:table-cell office:value-type="float" office:value="0.012025462962963">
                <text:p>0.012025462962963</text:p>
              </table:table-cell>
              <table:table-cell office:value-type="float" office:value="0.0178819444444444">
                <text:p>0.0178819444444444</text:p>
              </table:table-cell>
              <table:table-cell office:value-type="float" office:value="0.0243981481481481">
                <text:p>0.0243981481481481</text:p>
              </table:table-cell>
              <table:table-cell office:value-type="float" office:value="0.0297222222222222">
                <text:p>0.0297222222222222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'Chart-total-duration'.A9:'Chart-total-duration'.A9</svg:desc>
                </draw:g>
              </table:table-cell>
              <table:table-cell office:value-type="float" office:value="0.00269675925925926">
                <text:p>0.00269675925925926</text:p>
                <draw:g>
                  <svg:desc>'Chart-total-duration'.B9:'Chart-total-duration'.G9</svg:desc>
                </draw:g>
              </table:table-cell>
              <table:table-cell office:value-type="float" office:value="0.0040162037037037">
                <text:p>0.0040162037037037</text:p>
              </table:table-cell>
              <table:table-cell office:value-type="float" office:value="0.00728009259259259">
                <text:p>0.00728009259259259</text:p>
              </table:table-cell>
              <table:table-cell office:value-type="float" office:value="0.00900462962962963">
                <text:p>0.00900462962962963</text:p>
              </table:table-cell>
              <table:table-cell office:value-type="float" office:value="0.0124305555555556">
                <text:p>0.0124305555555556</text:p>
              </table:table-cell>
              <table:table-cell office:value-type="float" office:value="0.0149768518518519">
                <text:p>0.0149768518518519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'Chart-total-duration'.A10:'Chart-total-duration'.A10</svg:desc>
                </draw:g>
              </table:table-cell>
              <table:table-cell office:value-type="float" office:value="0.00407407407407407">
                <text:p>0.00407407407407407</text:p>
                <draw:g>
                  <svg:desc>'Chart-total-duration'.B10:'Chart-total-duration'.G10</svg:desc>
                </draw:g>
              </table:table-cell>
              <table:table-cell office:value-type="float" office:value="0.0322916666666667">
                <text:p>0.0322916666666667</text:p>
              </table:table-cell>
              <table:table-cell office:value-type="float" office:value="0.0621759259259259">
                <text:p>0.0621759259259259</text:p>
              </table:table-cell>
              <table:table-cell office:value-type="float" office:value="0.0940625">
                <text:p>0.0940625</text:p>
              </table:table-cell>
              <table:table-cell office:value-type="float" office:value="0.139108796296296">
                <text:p>0.139108796296296</text:p>
              </table:table-cell>
              <table:table-cell office:value-type="float" office:value="0.160381944444444">
                <text:p>0.1603819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32" number:title="User-defined">
      <number:number number:decimal-places="12" loext:min-decimal-places="12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0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355269" draw:fill-color="#355269" dr3d:edge-rounding="5%"/>
      <style:text-properties fo:font-size="10pt" style:font-size-asian="10pt" style:font-size-complex="10pt"/>
    </style:style>
    <style:style style:name="ch11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132">
      <style:chart-properties chart:symbol-type="named-symbol" chart:symbol-name="arrow-up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132">
      <style:chart-properties chart:symbol-type="named-symbol" chart:symbol-name="arrow-right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4" style:family="chart" style:data-style-name="N132">
      <style:chart-properties chart:symbol-type="named-symbol" chart:symbol-name="arrow-left" chart:symbol-width="0.25cm" chart:symbol-height="0.25cm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 style:data-style-name="N132">
      <style:chart-properties chart:symbol-type="named-symbol" chart:symbol-name="bow-tie" chart:symbol-width="0.25cm" chart:symbol-height="0.25cm" chart:link-data-style-to-source="true"/>
      <style:graphic-properties svg:stroke-width="0.08cm" svg:stroke-color="#77bc65" draw:fill-color="#77bc65"/>
      <style:text-properties fo:font-size="10pt" style:font-size-asian="10pt" style:font-size-complex="10pt"/>
    </style:style>
    <style:style style:name="ch16" style:family="chart" style:data-style-name="N132">
      <style:chart-properties chart:symbol-type="named-symbol" chart:symbol-name="hourglass" chart:symbol-width="0.25cm" chart:symbol-height="0.25cm" chart:link-data-style-to-source="true"/>
      <style:graphic-properties svg:stroke-width="0.08cm" svg:stroke-color="#afd095" draw:fill-color="#afd095"/>
      <style:text-properties fo:font-size="10pt" style:font-size-asian="10pt" style:font-size-complex="10pt"/>
    </style:style>
    <style:style style:name="ch17" style:family="chart" style:data-style-name="N132">
      <style:chart-properties chart:symbol-type="named-symbol" chart:symbol-name="circle" chart:symbol-width="0.25cm" chart:symbol-height="0.25cm" chart:link-data-style-to-source="true"/>
      <style:graphic-properties svg:stroke-width="0.08cm" svg:stroke-color="#224b12" draw:fill-color="#224b1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965cm" svg:height="19.105cm" xlink:href=".." xlink:type="simple" chart:class="chart:line" chart:style-name="ch1">
        <chart:legend chart:legend-position="bottom" svg:x="1.658cm" svg:y="18.008cm" style:legend-expansion="wide" chart:style-name="ch2"/>
        <chart:plot-area chart:style-name="ch3" table:cell-range-address="'Chart-total-cost'.A1:'Chart-total-cost'.A10 'Chart-total-cost'.F1:'Chart-total-cost'.F10 'Chart-total-cost'.K1:'Chart-total-cost'.K10 'Chart-total-cost'.P1:'Chart-total-cost'.P10 'Chart-total-cost'.U1:'Chart-total-cost'.U10 'Chart-total-cost'.Z1:'Chart-total-cost'.Z10 'Chart-total-cost'.AE1:'Chart-total-cost'.AE10" chart:data-source-has-labels="both" svg:x="1.69cm" svg:y="0.382cm" svg:width="31.596cm" svg:height="16.079cm">
          <chartooo:coordinate-region svg:x="2.417cm" svg:y="0.581cm" svg:width="30.351cm" svg:height="15.233cm"/>
          <chart:axis chart:dimension="x" chart:name="primary-x" chart:style-name="ch4" chartooo:axis-type="auto">
            <chartooo:date-scale/>
            <chart:title svg:x="16.491cm" svg:y="16.843cm" chart:style-name="ch5">
              <text:p>Concurrence</text:p>
            </chart:title>
            <chart:categories table:cell-range-address="'Chart-total-cost'.F1:'Chart-total-cost'.F1 'Chart-total-cost'.K1:'Chart-total-cost'.K1 'Chart-total-cost'.P1:'Chart-total-cost'.P1 'Chart-total-cost'.U1:'Chart-total-cost'.U1 'Chart-total-cost'.Z1:'Chart-total-cost'.Z1 'Chart-total-cost'.AE1:'Chart-total-cost'.AE1"/>
          </chart:axis>
          <chart:axis chart:dimension="y" chart:name="primary-y" chart:style-name="ch6">
            <chart:title svg:x="0.451cm" svg:y="9.047cm" chart:style-name="ch7">
              <text:p>Cost ($)</text:p>
            </chart:title>
            <chart:grid chart:style-name="ch8" chart:class="major"/>
          </chart:axis>
          <chart:series chart:style-name="ch9" chart:values-cell-range-address="'Chart-total-cost'.F2:'Chart-total-cost'.F2 'Chart-total-cost'.K2:'Chart-total-cost'.K2 'Chart-total-cost'.P2:'Chart-total-cost'.P2 'Chart-total-cost'.U2:'Chart-total-cost'.U2 'Chart-total-cost'.Z2:'Chart-total-cost'.Z2 'Chart-total-cost'.AE2:'Chart-total-cost'.AE2" chart:label-cell-address="'Chart-total-cost'.A2:'Chart-total-cost'.A2" chart:class="chart:line">
            <chart:data-point chart:repeated="6"/>
          </chart:series>
          <chart:series chart:style-name="ch10" chart:values-cell-range-address="'Chart-total-cost'.F3:'Chart-total-cost'.F3 'Chart-total-cost'.K3:'Chart-total-cost'.K3 'Chart-total-cost'.P3:'Chart-total-cost'.P3 'Chart-total-cost'.U3:'Chart-total-cost'.U3 'Chart-total-cost'.Z3:'Chart-total-cost'.Z3 'Chart-total-cost'.AE3:'Chart-total-cost'.AE3" chart:label-cell-address="'Chart-total-cost'.A3:'Chart-total-cost'.A3" chart:class="chart:line">
            <chart:data-point chart:repeated="6"/>
          </chart:series>
          <chart:series chart:style-name="ch11" chart:values-cell-range-address="'Chart-total-cost'.F4:'Chart-total-cost'.F4 'Chart-total-cost'.K4:'Chart-total-cost'.K4 'Chart-total-cost'.P4:'Chart-total-cost'.P4 'Chart-total-cost'.U4:'Chart-total-cost'.U4 'Chart-total-cost'.Z4:'Chart-total-cost'.Z4 'Chart-total-cost'.AE4:'Chart-total-cost'.AE4" chart:label-cell-address="'Chart-total-cost'.A4:'Chart-total-cost'.A4" chart:class="chart:line">
            <chart:data-point chart:repeated="6"/>
          </chart:series>
          <chart:series chart:style-name="ch12" chart:values-cell-range-address="'Chart-total-cost'.F5:'Chart-total-cost'.F5 'Chart-total-cost'.K5:'Chart-total-cost'.K5 'Chart-total-cost'.P5:'Chart-total-cost'.P5 'Chart-total-cost'.U5:'Chart-total-cost'.U5 'Chart-total-cost'.Z5:'Chart-total-cost'.Z5 'Chart-total-cost'.AE5:'Chart-total-cost'.AE5" chart:label-cell-address="'Chart-total-cost'.A5:'Chart-total-cost'.A5" chart:class="chart:line">
            <chart:data-point chart:repeated="6"/>
          </chart:series>
          <chart:series chart:style-name="ch13" chart:values-cell-range-address="'Chart-total-cost'.F6:'Chart-total-cost'.F6 'Chart-total-cost'.K6:'Chart-total-cost'.K6 'Chart-total-cost'.P6:'Chart-total-cost'.P6 'Chart-total-cost'.U6:'Chart-total-cost'.U6 'Chart-total-cost'.Z6:'Chart-total-cost'.Z6 'Chart-total-cost'.AE6:'Chart-total-cost'.AE6" chart:label-cell-address="'Chart-total-cost'.A6:'Chart-total-cost'.A6" chart:class="chart:line">
            <chart:data-point chart:repeated="6"/>
          </chart:series>
          <chart:series chart:style-name="ch14" chart:values-cell-range-address="'Chart-total-cost'.F7:'Chart-total-cost'.F7 'Chart-total-cost'.K7:'Chart-total-cost'.K7 'Chart-total-cost'.P7:'Chart-total-cost'.P7 'Chart-total-cost'.U7:'Chart-total-cost'.U7 'Chart-total-cost'.Z7:'Chart-total-cost'.Z7 'Chart-total-cost'.AE7:'Chart-total-cost'.AE7" chart:label-cell-address="'Chart-total-cost'.A7:'Chart-total-cost'.A7" chart:class="chart:line">
            <chart:data-point chart:repeated="6"/>
          </chart:series>
          <chart:series chart:style-name="ch15" chart:values-cell-range-address="'Chart-total-cost'.F8:'Chart-total-cost'.F8 'Chart-total-cost'.K8:'Chart-total-cost'.K8 'Chart-total-cost'.P8:'Chart-total-cost'.P8 'Chart-total-cost'.U8:'Chart-total-cost'.U8 'Chart-total-cost'.Z8:'Chart-total-cost'.Z8 'Chart-total-cost'.AE8:'Chart-total-cost'.AE8" chart:label-cell-address="'Chart-total-cost'.A8:'Chart-total-cost'.A8" chart:class="chart:line">
            <chart:data-point chart:repeated="6"/>
          </chart:series>
          <chart:series chart:style-name="ch16" chart:values-cell-range-address="'Chart-total-cost'.F9:'Chart-total-cost'.F9 'Chart-total-cost'.K9:'Chart-total-cost'.K9 'Chart-total-cost'.P9:'Chart-total-cost'.P9 'Chart-total-cost'.U9:'Chart-total-cost'.U9 'Chart-total-cost'.Z9:'Chart-total-cost'.Z9 'Chart-total-cost'.AE9:'Chart-total-cost'.AE9" chart:label-cell-address="'Chart-total-cost'.A9:'Chart-total-cost'.A9" chart:class="chart:line">
            <chart:data-point chart:repeated="6"/>
          </chart:series>
          <chart:series chart:style-name="ch17" chart:values-cell-range-address="'Chart-total-cost'.F10:'Chart-total-cost'.F10 'Chart-total-cost'.K10:'Chart-total-cost'.K10 'Chart-total-cost'.P10:'Chart-total-cost'.P10 'Chart-total-cost'.U10:'Chart-total-cost'.U10 'Chart-total-cost'.Z10:'Chart-total-cost'.Z10 'Chart-total-cost'.AE10:'Chart-total-cost'.AE10" chart:label-cell-address="'Chart-total-cost'.A10:'Chart-total-cost'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hart-total-cost'.F1:'Chart-total-cost'.F1 'Chart-total-cost'.K1:'Chart-total-cost'.K1 'Chart-total-cost'.P1:'Chart-total-cost'.P1 'Chart-total-cost'.U1:'Chart-total-cost'.U1 'Chart-total-cost'.Z1:'Chart-total-cost'.Z1 'Chart-total-cost'.AE1:'Chart-total-cost'.AE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cost'.A2:'Chart-total-cost'.A2</svg:desc>
                </draw:g>
              </table:table-cell>
              <table:table-cell office:value-type="float" office:value="0.008602017">
                <text:p>0.008602017</text:p>
                <draw:g>
                  <svg:desc>'Chart-total-cost'.F2:'Chart-total-cost'.F2 'Chart-total-cost'.K2:'Chart-total-cost'.K2 'Chart-total-cost'.P2:'Chart-total-cost'.P2 'Chart-total-cost'.U2:'Chart-total-cost'.U2 'Chart-total-cost'.Z2:'Chart-total-cost'.Z2 'Chart-total-cost'.AE2:'Chart-total-cost'.AE2</svg:desc>
                </draw:g>
              </table:table-cell>
              <table:table-cell office:value-type="float" office:value="0.178112352">
                <text:p>0.178112352</text:p>
              </table:table-cell>
              <table:table-cell office:value-type="float" office:value="0.359598044">
                <text:p>0.359598044</text:p>
              </table:table-cell>
              <table:table-cell office:value-type="float" office:value="0.524217036">
                <text:p>0.524217036</text:p>
              </table:table-cell>
              <table:table-cell office:value-type="float" office:value="0.704353392">
                <text:p>0.704353392</text:p>
              </table:table-cell>
              <table:table-cell office:value-type="float" office:value="0.87875507">
                <text:p>0.87875507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cost'.A3:'Chart-total-cost'.A3</svg:desc>
                </draw:g>
              </table:table-cell>
              <table:table-cell office:value-type="float" office:value="0.00889561765">
                <text:p>0.00889561765</text:p>
                <draw:g>
                  <svg:desc>'Chart-total-cost'.F3:'Chart-total-cost'.F3 'Chart-total-cost'.K3:'Chart-total-cost'.K3 'Chart-total-cost'.P3:'Chart-total-cost'.P3 'Chart-total-cost'.U3:'Chart-total-cost'.U3 'Chart-total-cost'.Z3:'Chart-total-cost'.Z3 'Chart-total-cost'.AE3:'Chart-total-cost'.AE3</svg:desc>
                </draw:g>
              </table:table-cell>
              <table:table-cell office:value-type="float" office:value="0.173880345">
                <text:p>0.173880345</text:p>
              </table:table-cell>
              <table:table-cell office:value-type="float" office:value="0.351792698">
                <text:p>0.351792698</text:p>
              </table:table-cell>
              <table:table-cell office:value-type="float" office:value="0.523153038">
                <text:p>0.523153038</text:p>
              </table:table-cell>
              <table:table-cell office:value-type="float" office:value="0.699553388">
                <text:p>0.699553388</text:p>
              </table:table-cell>
              <table:table-cell office:value-type="float" office:value="0.879481745">
                <text:p>0.879481745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cost'.A4:'Chart-total-cost'.A4</svg:desc>
                </draw:g>
              </table:table-cell>
              <table:table-cell office:value-type="float" office:value="0.0101270868">
                <text:p>0.0101270868</text:p>
                <draw:g>
                  <svg:desc>'Chart-total-cost'.F4:'Chart-total-cost'.F4 'Chart-total-cost'.K4:'Chart-total-cost'.K4 'Chart-total-cost'.P4:'Chart-total-cost'.P4 'Chart-total-cost'.U4:'Chart-total-cost'.U4 'Chart-total-cost'.Z4:'Chart-total-cost'.Z4 'Chart-total-cost'.AE4:'Chart-total-cost'.AE4</svg:desc>
                </draw:g>
              </table:table-cell>
              <table:table-cell office:value-type="float" office:value="0.201871068">
                <text:p>0.201871068</text:p>
              </table:table-cell>
              <table:table-cell office:value-type="float" office:value="0.403742136">
                <text:p>0.403742136</text:p>
              </table:table-cell>
              <table:table-cell office:value-type="float" office:value="0.595553184">
                <text:p>0.595553184</text:p>
              </table:table-cell>
              <table:table-cell office:value-type="float" office:value="0.799436256">
                <text:p>0.799436256</text:p>
              </table:table-cell>
              <table:table-cell office:value-type="float" office:value="0.99258864">
                <text:p>0.99258864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cost'.A5:'Chart-total-cost'.A5</svg:desc>
                </draw:g>
              </table:table-cell>
              <table:table-cell office:value-type="float" office:value="0.0126437585">
                <text:p>0.0126437585</text:p>
                <draw:g>
                  <svg:desc>'Chart-total-cost'.F5:'Chart-total-cost'.F5 'Chart-total-cost'.K5:'Chart-total-cost'.K5 'Chart-total-cost'.P5:'Chart-total-cost'.P5 'Chart-total-cost'.U5:'Chart-total-cost'.U5 'Chart-total-cost'.Z5:'Chart-total-cost'.Z5 'Chart-total-cost'.AE5:'Chart-total-cost'.AE5</svg:desc>
                </draw:g>
              </table:table-cell>
              <table:table-cell office:value-type="float" office:value="0.24952583">
                <text:p>0.24952583</text:p>
              </table:table-cell>
              <table:table-cell office:value-type="float" office:value="0.49905166">
                <text:p>0.49905166</text:p>
              </table:table-cell>
              <table:table-cell office:value-type="float" office:value="0.73852947">
                <text:p>0.73852947</text:p>
              </table:table-cell>
              <table:table-cell office:value-type="float" office:value="0.99475398">
                <text:p>0.99475398</text:p>
              </table:table-cell>
              <table:table-cell office:value-type="float" office:value="1.243442475">
                <text:p>1.243442475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cost'.A6:'Chart-total-cost'.A6</svg:desc>
                </draw:g>
              </table:table-cell>
              <table:table-cell office:value-type="float" office:value="0.0148090295">
                <text:p>0.0148090295</text:p>
                <draw:g>
                  <svg:desc>'Chart-total-cost'.F6:'Chart-total-cost'.F6 'Chart-total-cost'.K6:'Chart-total-cost'.K6 'Chart-total-cost'.P6:'Chart-total-cost'.P6 'Chart-total-cost'.U6:'Chart-total-cost'.U6 'Chart-total-cost'.Z6:'Chart-total-cost'.Z6 'Chart-total-cost'.AE6:'Chart-total-cost'.AE6</svg:desc>
                </draw:g>
              </table:table-cell>
              <table:table-cell office:value-type="float" office:value="0.299192596">
                <text:p>0.299192596</text:p>
              </table:table-cell>
              <table:table-cell office:value-type="float" office:value="0.594369184">
                <text:p>0.594369184</text:p>
              </table:table-cell>
              <table:table-cell office:value-type="float" office:value="0.882517758">
                <text:p>0.882517758</text:p>
              </table:table-cell>
              <table:table-cell office:value-type="float" office:value="1.188738368">
                <text:p>1.188738368</text:p>
              </table:table-cell>
              <table:table-cell office:value-type="float" office:value="1.48090295">
                <text:p>1.48090295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'Chart-total-cost'.A7:'Chart-total-cost'.A7</svg:desc>
                </draw:g>
              </table:table-cell>
              <table:table-cell office:value-type="float" office:value="0.0241722222222222">
                <text:p>0.0241722222222222</text:p>
                <draw:g>
                  <svg:desc>'Chart-total-cost'.F7:'Chart-total-cost'.F7 'Chart-total-cost'.K7:'Chart-total-cost'.K7 'Chart-total-cost'.P7:'Chart-total-cost'.P7 'Chart-total-cost'.U7:'Chart-total-cost'.U7 'Chart-total-cost'.Z7:'Chart-total-cost'.Z7 'Chart-total-cost'.AE7:'Chart-total-cost'.AE7</svg:desc>
                </draw:g>
              </table:table-cell>
              <table:table-cell office:value-type="float" office:value="0.108194444444444">
                <text:p>0.108194444444444</text:p>
              </table:table-cell>
              <table:table-cell office:value-type="float" office:value="0.216494444444444">
                <text:p>0.216494444444444</text:p>
              </table:table-cell>
              <table:table-cell office:value-type="float" office:value="0.321944444444444">
                <text:p>0.321944444444444</text:p>
              </table:table-cell>
              <table:table-cell office:value-type="float" office:value="0.422961111111111">
                <text:p>0.422961111111111</text:p>
              </table:table-cell>
              <table:table-cell office:value-type="float" office:value="0.512261111111111">
                <text:p>0.512261111111111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'Chart-total-cost'.A8:'Chart-total-cost'.A8</svg:desc>
                </draw:g>
              </table:table-cell>
              <table:table-cell office:value-type="float" office:value="0.0477111111111111">
                <text:p>0.0477111111111111</text:p>
                <draw:g>
                  <svg:desc>'Chart-total-cost'.F8:'Chart-total-cost'.F8 'Chart-total-cost'.K8:'Chart-total-cost'.K8 'Chart-total-cost'.P8:'Chart-total-cost'.P8 'Chart-total-cost'.U8:'Chart-total-cost'.U8 'Chart-total-cost'.Z8:'Chart-total-cost'.Z8 'Chart-total-cost'.AE8:'Chart-total-cost'.AE8</svg:desc>
                </draw:g>
              </table:table-cell>
              <table:table-cell office:value-type="float" office:value="0.127511111111111">
                <text:p>0.127511111111111</text:p>
              </table:table-cell>
              <table:table-cell office:value-type="float" office:value="0.219344444444444">
                <text:p>0.219344444444444</text:p>
              </table:table-cell>
              <table:table-cell office:value-type="float" office:value="0.326166666666667">
                <text:p>0.326166666666667</text:p>
              </table:table-cell>
              <table:table-cell office:value-type="float" office:value="0.445022222222222">
                <text:p>0.445022222222222</text:p>
              </table:table-cell>
              <table:table-cell office:value-type="float" office:value="0.542133333333333">
                <text:p>0.5421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'Chart-total-cost'.A9:'Chart-total-cost'.A9</svg:desc>
                </draw:g>
              </table:table-cell>
              <table:table-cell office:value-type="float" office:value="0.0983777777777778">
                <text:p>0.0983777777777778</text:p>
                <draw:g>
                  <svg:desc>'Chart-total-cost'.F9:'Chart-total-cost'.F9 'Chart-total-cost'.K9:'Chart-total-cost'.K9 'Chart-total-cost'.P9:'Chart-total-cost'.P9 'Chart-total-cost'.U9:'Chart-total-cost'.U9 'Chart-total-cost'.Z9:'Chart-total-cost'.Z9 'Chart-total-cost'.AE9:'Chart-total-cost'.AE9</svg:desc>
                </draw:g>
              </table:table-cell>
              <table:table-cell office:value-type="float" office:value="0.146511111111111">
                <text:p>0.146511111111111</text:p>
              </table:table-cell>
              <table:table-cell office:value-type="float" office:value="0.265577777777778">
                <text:p>0.265577777777778</text:p>
              </table:table-cell>
              <table:table-cell office:value-type="float" office:value="0.328488888888889">
                <text:p>0.328488888888889</text:p>
              </table:table-cell>
              <table:table-cell office:value-type="float" office:value="0.453466666666667">
                <text:p>0.453466666666667</text:p>
              </table:table-cell>
              <table:table-cell office:value-type="float" office:value="0.546355555555556">
                <text:p>0.546355555555556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'Chart-total-cost'.A10:'Chart-total-cost'.A10</svg:desc>
                </draw:g>
              </table:table-cell>
              <table:table-cell office:value-type="float" office:value="0.0174631111111111">
                <text:p>0.0174631111111111</text:p>
                <draw:g>
                  <svg:desc>'Chart-total-cost'.F10:'Chart-total-cost'.F10 'Chart-total-cost'.K10:'Chart-total-cost'.K10 'Chart-total-cost'.P10:'Chart-total-cost'.P10 'Chart-total-cost'.U10:'Chart-total-cost'.U10 'Chart-total-cost'.Z10:'Chart-total-cost'.Z10 'Chart-total-cost'.AE10:'Chart-total-cost'.AE10</svg:desc>
                </draw:g>
              </table:table-cell>
              <table:table-cell office:value-type="float" office:value="0.138415">
                <text:p>0.138415</text:p>
              </table:table-cell>
              <table:table-cell office:value-type="float" office:value="0.266510888888889">
                <text:p>0.266510888888889</text:p>
              </table:table-cell>
              <table:table-cell office:value-type="float" office:value="0.4031895">
                <text:p>0.4031895</text:p>
              </table:table-cell>
              <table:table-cell office:value-type="float" office:value="0.596275944444445">
                <text:p>0.596275944444445</text:p>
              </table:table-cell>
              <table:table-cell office:value-type="float" office:value="0.687461166666667">
                <text:p>0.6874611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